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cm" fo:padding-top="0.139cm" fo:padding-bottom="0.139cm" fo:padding-left="0.264cm" fo:padding-right="0.264cm" draw:shadow="hidden"/>
      <style:paragraph-properties style:writing-mode="lr-tb"/>
    </style:style>
    <style:style style:name="gr3"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001cm" fo:padding-top="0.139cm" fo:padding-bottom="0.139cm" fo:padding-left="0.264cm" fo:padding-right="0.264cm" draw:shadow="hidden"/>
      <style:paragraph-properties style:writing-mode="lr-tb"/>
    </style:style>
    <style:style style:name="gr4"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5"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3"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4"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5"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7"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9"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70"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71"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72"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6"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9"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3"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6"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8"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9"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10"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9"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80"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81"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5"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6"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7"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8"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9"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200"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201"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20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4"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5"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6"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7"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8"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3"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1"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3" style:family="graphic" style:parent-style-name="standard">
      <style:graphic-properties draw:stroke="solid" svg:stroke-width="0.028cm" svg:stroke-color="#000000" draw:marker-start-width="0.242cm" draw:marker-end-width="0.165cm" draw:fill-color="#00a933"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254" style:family="graphic" style:parent-style-name="objectwithoutfill">
      <style:graphic-properties draw:stroke="solid" svg:stroke-width="0.028cm" svg:stroke-color="#00a933" draw:marker-start-width="0.242cm" draw:marker-end="Arrow_20_concave" draw:marker-end-width="0.165cm" draw:fill="solid" draw:textarea-vertical-align="middle" fo:padding-top="0.139cm" fo:padding-bottom="0.139cm" fo:padding-left="0.264cm" fo:padding-right="0.264cm"/>
    </style:style>
    <style:style style:name="gr255"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8"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9"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0.07cm" fo:min-width="13.22cm" fo:padding-top="0.165cm" fo:padding-bottom="0.165cm" fo:padding-left="0.29cm" fo:padding-right="0.29cm"/>
    </style:style>
    <style:style style:name="gr270"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7"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5"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6"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61"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6"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7"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8"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9" style:family="graphic" style:parent-style-name="standard">
      <style:graphic-properties draw:textarea-horizontal-align="justify" draw:textarea-vertical-align="top" draw:auto-grow-height="false" fo:min-height="1.55cm" fo:min-width="6.5cm"/>
      <style:paragraph-properties style:writing-mode="lr-tb"/>
    </style:style>
    <style:style style:name="gr380"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81"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5"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0"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11" style:family="graphic" style:parent-style-name="standard">
      <style:graphic-properties draw:textarea-horizontal-align="justify" draw:textarea-vertical-align="top" draw:auto-grow-height="false" fo:min-height="1.35cm" fo:min-width="6.5cm"/>
      <style:paragraph-properties style:writing-mode="lr-tb"/>
    </style:style>
    <style:style style:name="gr41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2"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43"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444" style:family="graphic" style:parent-style-name="standard">
      <style:graphic-properties svg:stroke-width="0.028cm" svg:stroke-color="#000000" draw:marker-start-width="0.242cm" draw:marker-end-width="0.242cm" draw:textarea-horizontal-align="justify" draw:textarea-vertical-align="middle" draw:auto-grow-height="false" fo:min-height="0.141cm" fo:min-width="0cm" fo:padding-top="0.139cm" fo:padding-bottom="0.139cm" fo:padding-left="0.264cm" fo:padding-right="0.264cm"/>
    </style:style>
    <style:style style:name="gr445" style:family="graphic" style:parent-style-name="standard">
      <style:graphic-properties svg:stroke-width="0.028cm" svg:stroke-color="#000000" draw:marker-start-width="0.242cm" draw:marker-end-width="0.242cm" draw:textarea-horizontal-align="justify" draw:textarea-vertical-align="middle" draw:auto-grow-height="false" fo:min-height="0.142cm" fo:min-width="0cm" fo:padding-top="0.139cm" fo:padding-bottom="0.139cm" fo:padding-left="0.264cm" fo:padding-right="0.264cm"/>
    </style:style>
    <style:style style:name="gr44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2cm" fo:min-width="0cm" fo:padding-top="0.139cm" fo:padding-bottom="0.139cm" fo:padding-left="0.264cm" fo:padding-right="0.264cm"/>
    </style:style>
    <style:style style:name="gr44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1cm" fo:min-width="0cm" fo:padding-top="0.139cm" fo:padding-bottom="0.139cm" fo:padding-left="0.264cm" fo:padding-right="0.264cm"/>
    </style:style>
    <style:style style:name="gr448" style:family="graphic" style:parent-style-name="standard">
      <style:graphic-properties svg:stroke-width="0.028cm" draw:marker-start-width="0.242cm" draw:marker-end-width="0.242cm" draw:textarea-horizontal-align="justify" draw:textarea-vertical-align="middle" draw:auto-grow-height="false" fo:min-height="0.112cm" fo:min-width="0.262cm" fo:padding-top="0.139cm" fo:padding-bottom="0.139cm" fo:padding-left="0.264cm" fo:padding-right="0.264cm"/>
      <style:paragraph-properties style:writing-mode="lr-tb"/>
    </style:style>
    <style:style style:name="gr449" style:family="graphic" style:parent-style-name="objectwithoutfill">
      <style:graphic-properties svg:stroke-width="0.028cm" draw:marker-start="" draw:marker-start-width="0.242cm" draw:marker-end="Arrow_20_concave" draw:marker-end-width="0.192cm" draw:fill="solid" draw:textarea-vertical-align="middle" fo:padding-top="0.139cm" fo:padding-bottom="0.139cm" fo:padding-left="0.264cm" fo:padding-right="0.264cm"/>
    </style:style>
    <style:style style:name="gr450" style:family="graphic" style:parent-style-name="objectwithoutfill">
      <style:graphic-properties svg:stroke-width="0.028cm" draw:marker-start-width="0.242cm" draw:marker-end-width="0.242cm" draw:fill="solid" draw:textarea-vertical-align="middle" fo:padding-top="0.139cm" fo:padding-bottom="0.139cm" fo:padding-left="0.264cm" fo:padding-right="0.264cm"/>
    </style:style>
    <style:style style:name="gr451" style:family="graphic" style:parent-style-name="standard">
      <style:graphic-properties svg:stroke-width="0.028cm" draw:marker-start-width="0.242cm" draw:marker-end-width="0.242cm" draw:textarea-horizontal-align="justify" draw:textarea-vertical-align="middle" draw:auto-grow-height="false" fo:min-height="0cm" fo:min-width="0cm" fo:padding-top="0.139cm" fo:padding-bottom="0.139cm" fo:padding-left="0.264cm" fo:padding-right="0.264cm"/>
    </style:style>
    <style:style style:name="gr452" style:family="graphic" style:parent-style-name="objectwithoutfill">
      <style:graphic-properties svg:stroke-width="0.028cm" draw:marker-start="" draw:marker-start-width="0.242cm" draw:marker-end="" draw:marker-end-width="0.192cm" draw:fill="solid" draw:textarea-vertical-align="middle" fo:padding-top="0.139cm" fo:padding-bottom="0.139cm" fo:padding-left="0.264cm" fo:padding-right="0.264cm"/>
    </style:style>
    <style:style style:name="gr453" style:family="graphic" style:parent-style-name="standard">
      <style:graphic-properties draw:stroke="solid" svg:stroke-width="0.035cm" svg:stroke-color="#000000" draw:marker-start-width="0.252cm" draw:marker-end-width="0.252cm" draw:opacity="0%" draw:textarea-horizontal-align="justify" draw:textarea-vertical-align="middle" draw:auto-grow-height="false" fo:min-height="2.216cm" fo:min-width="9.816cm" fo:padding-top="0.142cm" fo:padding-bottom="0.142cm" fo:padding-left="0.267cm" fo:padding-right="0.267cm"/>
    </style:style>
    <style:style style:name="gr454"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276cm" fo:padding-top="0.139cm" fo:padding-bottom="0.139cm" fo:padding-left="0.264cm" fo:padding-right="0.264cm"/>
      <style:paragraph-properties style:writing-mode="lr-tb"/>
    </style:style>
    <style:style style:name="gr455"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131cm" fo:min-width="0.176cm" fo:padding-top="0.139cm" fo:padding-bottom="0.139cm" fo:padding-left="0.264cm" fo:padding-right="0.264cm"/>
      <style:paragraph-properties style:writing-mode="lr-tb"/>
    </style:style>
    <style:style style:name="gr45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4cm" fo:min-width="0cm" fo:padding-top="0.139cm" fo:padding-bottom="0.139cm" fo:padding-left="0.264cm" fo:padding-right="0.264cm"/>
    </style:style>
    <style:style style:name="gr45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3cm" fo:min-width="0cm" fo:padding-top="0.139cm" fo:padding-bottom="0.139cm" fo:padding-left="0.264cm" fo:padding-right="0.264cm"/>
    </style:style>
    <style:style style:name="gr458" style:family="graphic" style:parent-style-name="standard">
      <style:graphic-properties svg:stroke-width="0.028cm" svg:stroke-color="#000000" draw:marker-start-width="0.242cm" draw:marker-end-width="0.242cm" draw:textarea-horizontal-align="justify" draw:textarea-vertical-align="middle" draw:auto-grow-height="false" fo:min-height="0.478cm" fo:min-width="0cm" fo:padding-top="0.139cm" fo:padding-bottom="0.139cm" fo:padding-left="0.264cm" fo:padding-right="0.264cm"/>
    </style:style>
    <style:style style:name="gr459" style:family="graphic" style:parent-style-name="standard">
      <style:graphic-properties svg:stroke-width="0.028cm" svg:stroke-color="#000000" draw:marker-start-width="0.242cm" draw:marker-end-width="0.242cm" draw:textarea-horizontal-align="justify" draw:textarea-vertical-align="middle" draw:auto-grow-height="false" fo:min-height="0.479cm" fo:min-width="0cm" fo:padding-top="0.139cm" fo:padding-bottom="0.139cm" fo:padding-left="0.264cm" fo:padding-right="0.264cm"/>
    </style:style>
    <style:style style:name="gr460"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9cm" fo:min-width="0cm" fo:padding-top="0.139cm" fo:padding-bottom="0.139cm" fo:padding-left="0.264cm" fo:padding-right="0.264cm"/>
    </style:style>
    <style:style style:name="gr46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7cm" fo:min-width="0cm" fo:padding-top="0.139cm" fo:padding-bottom="0.139cm" fo:padding-left="0.264cm" fo:padding-right="0.264cm"/>
    </style:style>
    <style:style style:name="gr462"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526cm" fo:padding-top="0.139cm" fo:padding-bottom="0.139cm" fo:padding-left="0.264cm" fo:padding-right="0.264cm"/>
      <style:paragraph-properties style:writing-mode="lr-tb"/>
    </style:style>
    <style:style style:name="gr463"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515cm" fo:min-width="0.864cm" fo:padding-top="0.139cm" fo:padding-bottom="0.139cm" fo:padding-left="0.264cm" fo:padding-right="0.264cm"/>
      <style:paragraph-properties style:writing-mode="lr-tb"/>
    </style:style>
    <style:style style:name="gr464" style:family="graphic" style:parent-style-name="objectwithoutfill">
      <style:graphic-properties draw:stroke="solid" svg:stroke-width="0.028cm" draw:marker-start="" draw:marker-start-width="0.165cm" draw:marker-end="Arrow_20_concave" draw:marker-end-width="0.165cm" draw:fill="solid" draw:textarea-vertical-align="middle" fo:padding-top="0.139cm" fo:padding-bottom="0.139cm" fo:padding-left="0.264cm" fo:padding-right="0.264cm"/>
    </style:style>
    <style:style style:name="gr465" style:family="graphic" style:parent-style-name="standard">
      <style:graphic-properties svg:stroke-width="0.028cm" svg:stroke-color="#000000" draw:marker-start-width="0.242cm" draw:marker-end-width="0.242cm" draw:fill-color="#729fcf" draw:textarea-horizontal-align="justify" draw:textarea-vertical-align="middle" draw:auto-grow-height="false" fo:min-height="0.479cm" fo:min-width="0cm" fo:padding-top="0.139cm" fo:padding-bottom="0.139cm" fo:padding-left="0.264cm" fo:padding-right="0.264cm"/>
    </style:style>
    <style:style style:name="P1" style:family="paragraph">
      <style:paragraph-properties fo:margin-left="0cm" fo:margin-right="0cm" fo:margin-top="0cm" fo:margin-bottom="0cm" fo:line-height="100%" fo:text-align="center" fo:text-indent="0cm" style:writing-mode="lr-tb"/>
      <style:text-properties fo:font-size="26pt"/>
    </style:style>
    <style:style style:name="P2"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3" style:family="paragraph">
      <style:paragraph-properties fo:text-align="center" style:writing-mode="lr-tb"/>
      <style:text-properties fo:font-size="5pt"/>
    </style:style>
    <style:style style:name="P4" style:family="paragraph">
      <loext:graphic-properties draw:fill-color="#ffffff"/>
      <style:paragraph-properties fo:text-align="center" style:writing-mode="lr-tb"/>
      <style:text-properties fo:font-size="5pt"/>
    </style:style>
    <style:style style:name="P5" style:family="paragraph">
      <style:paragraph-properties fo:text-align="center" style:writing-mode="lr-tb"/>
      <style:text-properties fo:font-size="18pt"/>
    </style:style>
    <style:style style:name="P6" style:family="paragraph">
      <loext:graphic-properties draw:fill-color="#ffffff"/>
      <style:paragraph-properties fo:text-align="center" style:writing-mode="lr-tb"/>
      <style:text-properties fo:font-size="18pt"/>
    </style:style>
    <style:style style:name="P7" style:family="paragraph">
      <style:paragraph-properties fo:text-align="center" style:writing-mode="lr-tb"/>
      <style:text-properties fo:font-size="4pt"/>
    </style:style>
    <style:style style:name="P8" style:family="paragraph">
      <loext:graphic-properties draw:fill-color="#ffffff"/>
      <style:paragraph-properties fo:text-align="center" style:writing-mode="lr-tb"/>
      <style:text-properties fo:font-size="4pt"/>
    </style:style>
    <style:style style:name="P9" style:family="paragraph">
      <style:paragraph-properties fo:text-align="start" style:writing-mode="lr-tb"/>
      <style:text-properties fo:font-size="4pt"/>
    </style:style>
    <style:style style:name="P10" style:family="paragraph">
      <loext:graphic-properties draw:fill-color="#ffffff"/>
      <style:paragraph-properties fo:text-align="start" style:writing-mode="lr-tb"/>
      <style:text-properties fo:font-size="4pt"/>
    </style:style>
    <style:style style:name="P11" style:family="paragraph">
      <loext:graphic-properties draw:fill-color="#ff0000"/>
      <style:paragraph-properties fo:text-align="center" style:writing-mode="lr-tb"/>
      <style:text-properties fo:font-size="4pt"/>
    </style:style>
    <style:style style:name="P12" style:family="paragraph">
      <style:paragraph-properties fo:margin-left="0cm" fo:margin-right="0cm" fo:margin-top="0cm" fo:margin-bottom="0cm" fo:line-height="100%" fo:text-align="center" fo:text-indent="0cm" style:writing-mode="lr-tb"/>
      <style:text-properties fo:font-size="4pt"/>
    </style:style>
    <style:style style:name="P13" style:family="paragraph">
      <style:paragraph-properties fo:text-align="center" style:writing-mode="lr-tb"/>
      <style:text-properties fo:font-size="3pt"/>
    </style:style>
    <style:style style:name="P14" style:family="paragraph">
      <loext:graphic-properties draw:fill-color="#ff0000"/>
      <style:paragraph-properties fo:text-align="center" style:writing-mode="lr-tb"/>
      <style:text-properties fo:font-size="3pt"/>
    </style:style>
    <style:style style:name="P15"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6" style:family="paragraph">
      <loext:graphic-properties draw:fill-color="#ff0000"/>
      <style:paragraph-properties fo:text-align="start" style:writing-mode="lr-tb"/>
      <style:text-properties fo:font-size="4pt"/>
    </style:style>
    <style:style style:name="P17" style:family="paragraph">
      <loext:graphic-properties draw:fill-color="#729fcf"/>
      <style:paragraph-properties fo:text-align="center" style:writing-mode="lr-tb"/>
      <style:text-properties fo:font-size="4pt"/>
    </style:style>
    <style:style style:name="P18"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9" style:family="paragraph">
      <loext:graphic-properties draw:fill-color="#729fcf"/>
      <style:paragraph-properties fo:text-align="center" style:writing-mode="lr-tb"/>
      <style:text-properties fo:font-size="3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2pt"/>
    </style:style>
    <style:style style:name="P22" style:family="paragraph">
      <loext:graphic-properties draw:fill-color="#ffbf00"/>
      <style:paragraph-properties fo:text-align="center" style:writing-mode="lr-tb"/>
      <style:text-properties fo:font-size="12pt"/>
    </style:style>
    <style:style style:name="P23" style:family="paragraph">
      <loext:graphic-properties draw:fill="solid"/>
      <style:paragraph-properties fo:text-align="center"/>
    </style:style>
    <style:style style:name="P24" style:family="paragraph">
      <loext:graphic-properties draw:opacity="0%"/>
      <style:paragraph-properties fo:text-align="center"/>
    </style:style>
    <style:style style:name="P25" style:family="paragraph">
      <style:paragraph-properties fo:text-align="center" style:writing-mode="lr-tb"/>
      <style:text-properties fo:font-size="8pt"/>
    </style:style>
    <style:style style:name="P26" style:family="paragraph">
      <loext:graphic-properties draw:fill="none" draw:fill-color="#ffffff"/>
      <style:paragraph-properties style:writing-mode="lr-tb"/>
      <style:text-properties fo:font-size="3pt"/>
    </style:style>
    <style:style style:name="P27" style:family="paragraph">
      <loext:graphic-properties draw:fill="solid"/>
      <style:paragraph-properties fo:text-align="center"/>
      <style:text-properties fo:font-size="3pt"/>
    </style:style>
    <style:style style:name="P28" style:family="paragraph">
      <loext:graphic-properties draw:fill-color="#00a933"/>
      <style:paragraph-properties fo:text-align="center" style:writing-mode="lr-tb"/>
      <style:text-properties fo:font-size="12pt"/>
    </style:style>
    <style:style style:name="P29" style:family="paragraph">
      <style:paragraph-properties fo:text-align="start" style:writing-mode="lr-tb"/>
      <style:text-properties fo:font-size="6pt"/>
    </style:style>
    <style:style style:name="P30" style:family="paragraph">
      <style:paragraph-properties fo:margin-left="0cm" fo:margin-right="0cm" fo:margin-top="0cm" fo:margin-bottom="0cm" fo:line-height="100%" fo:text-align="start" fo:text-indent="0cm" style:writing-mode="lr-tb"/>
      <style:text-properties fo:font-size="6pt"/>
    </style:style>
    <style:style style:name="P31" style:family="paragraph">
      <loext:graphic-properties draw:fill-color="#a1467e"/>
      <style:paragraph-properties fo:text-align="center" style:writing-mode="lr-tb"/>
      <style:text-properties fo:font-size="12pt"/>
    </style:style>
    <style:style style:name="P32" style:family="paragraph">
      <loext:graphic-properties draw:fill-color="#ff0000"/>
      <style:paragraph-properties fo:text-align="center" style:writing-mode="lr-tb"/>
      <style:text-properties fo:font-size="12pt"/>
    </style:style>
    <style:style style:name="P33" style:family="paragraph">
      <style:paragraph-properties fo:text-align="center"/>
    </style:style>
    <style:style style:name="P34" style:family="paragraph">
      <loext:graphic-properties draw:fill-color="#ffffff"/>
      <style:paragraph-properties fo:text-align="center"/>
    </style:style>
    <style:style style:name="P35" style:family="paragraph">
      <loext:graphic-properties draw:opacity="0%"/>
      <style:paragraph-properties fo:text-align="center" style:writing-mode="lr-tb"/>
      <style:text-properties fo:font-size="4pt"/>
    </style:style>
    <style:style style:name="P36" style:family="paragraph">
      <loext:graphic-properties draw:opacity="0%"/>
      <style:paragraph-properties fo:text-align="center" style:writing-mode="lr-tb"/>
      <style:text-properties fo:font-size="6pt"/>
    </style:style>
    <style:style style:name="P37" style:family="paragraph">
      <loext:graphic-properties draw:opacity="0%"/>
      <style:paragraph-properties fo:text-align="center" style:writing-mode="lr-tb"/>
      <style:text-properties fo:font-size="8pt"/>
    </style:style>
    <style:style style:name="P38" style:family="paragraph">
      <loext:graphic-properties draw:fill-color="#729fcf"/>
      <style:paragraph-properties fo:text-align="center"/>
    </style:style>
    <style:style style:name="T1" style:family="text">
      <style:text-properties fo:font-size="26pt" fo:font-weight="bold"/>
    </style:style>
    <style:style style:name="T2" style:family="text">
      <style:text-properties fo:font-size="5pt"/>
    </style:style>
    <style:style style:name="T3" style:family="text">
      <style:text-properties fo:font-size="18pt"/>
    </style:style>
    <style:style style:name="T4" style:family="text">
      <style:text-properties fo:font-size="4pt"/>
    </style:style>
    <style:style style:name="T5"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6" style:family="text">
      <style:text-properties fo:font-size="3pt"/>
    </style:style>
    <style:style style:name="T7" style:family="text">
      <style:text-properties fo:font-size="12pt"/>
    </style:style>
    <style:style style:name="T8" style:family="text">
      <style:text-properties fo:font-size="8pt"/>
    </style:style>
    <style:style style:name="T9" style:family="text">
      <style:text-properties fo:font-size="6pt"/>
    </style:style>
    <style:style style:name="T10"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10.9cm" svg:height="1.094cm" svg:x="65.95cm" svg:y="18.55cm">
          <text:p text:style-name="P1"><text:span text:style-name="T1">D</text:span><text:span text:style-name="T1">M</text:span><text:span text:style-name="T1">A </text:span><text:span text:style-name="T1">M</text:span><text:span text:style-name="T1">o</text:span><text:span text:style-name="T1">d</text:span><text:span text:style-name="T1">ul</text:span><text:span text:style-name="T1">e</text:span></text:p>
          <draw:enhanced-geometry svg:viewBox="0 0 21600 21600" draw:type="rectangle" draw:enhanced-path="M 0 0 L 21600 0 21600 21600 0 21600 0 0 Z N"/>
        </draw:custom-shape>
        <draw:custom-shape draw:style-name="gr2" draw:text-style-name="P4" draw:layer="layout" svg:width="0.404cm" svg:height="0.2cm" svg:x="74.496cm" svg:y="27.549cm">
          <text:p text:style-name="P3"><text:span text:style-name="T2">axi4.w</text:span></text:p>
          <draw:enhanced-geometry svg:viewBox="0 0 21600 21600" draw:type="rectangle" draw:enhanced-path="M 0 0 L 21600 0 21600 21600 0 21600 0 0 Z N"/>
        </draw:custom-shape>
        <draw:custom-shape draw:style-name="gr3" draw:text-style-name="P4" draw:layer="layout" svg:width="0.501cm" svg:height="0.2cm" svg:x="74.499cm" svg:y="27.149cm">
          <text:p text:style-name="P3"><text:span text:style-name="T2">axi4.aw</text:span></text:p>
          <draw:enhanced-geometry svg:viewBox="0 0 21600 21600" draw:type="rectangle" draw:enhanced-path="M 0 0 L 21600 0 21600 21600 0 21600 0 0 Z N"/>
        </draw:custom-shape>
        <draw:custom-shape draw:style-name="gr4" draw:text-style-name="P6" draw:layer="layout" svg:width="3.7cm" svg:height="1.4cm" svg:x="40.6cm" svg:y="26cm">
          <text:p text:style-name="P5"><text:span text:style-name="T3">F</text:span><text:span text:style-name="T3">S</text:span><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404cm" svg:height="0.2cm" svg:x="36.195cm" svg:y="11.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1.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1.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1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0.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0.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7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6.8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6.6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6.4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6.2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3.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3.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3.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3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2.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2.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5.4cm">
          <text:p text:style-name="P7"><text:span text:style-name="T4">bd </text:span><text:span text:style-name="T4">ptr</text:span></text:p>
          <draw:enhanced-geometry svg:viewBox="0 0 21600 21600" draw:type="rectangle" draw:enhanced-path="M 0 0 L 21600 0 21600 21600 0 21600 0 0 Z N"/>
        </draw:custom-shape>
        <draw:custom-shape draw:style-name="gr5" draw:text-style-name="P8" draw:layer="layout" svg:width="0.404cm" svg:height="0.2cm" svg:x="36.195cm" svg:y="15.2cm">
          <text:p text:style-name="P7"><text:span text:style-name="T4">crc </text:span><text:span text:style-name="T4">bd</text:span></text:p>
          <draw:enhanced-geometry svg:viewBox="0 0 21600 21600" draw:type="rectangle" draw:enhanced-path="M 0 0 L 21600 0 21600 21600 0 21600 0 0 Z N"/>
        </draw:custom-shape>
        <draw:custom-shape draw:style-name="gr5" draw:text-style-name="P8" draw:layer="layout" svg:width="0.404cm" svg:height="0.2cm" svg:x="36.195cm" svg:y="15cm">
          <text:p text:style-name="P7"><text:span text:style-name="T4">mv </text:span><text:span text:style-name="T4">bd</text:span></text:p>
          <draw:enhanced-geometry svg:viewBox="0 0 21600 21600" draw:type="rectangle" draw:enhanced-path="M 0 0 L 21600 0 21600 21600 0 21600 0 0 Z N"/>
        </draw:custom-shape>
        <draw:custom-shape draw:style-name="gr5" draw:text-style-name="P8" draw:layer="layout" svg:width="0.404cm" svg:height="0.2cm" svg:x="36.196cm" svg:y="9.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6cm" svg:y="9.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6cm" svg:y="9.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6cm" svg:y="9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6cm" svg:y="8.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6cm" svg:y="8.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7cm" svg:y="7.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7cm" svg:y="7.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7cm" svg:y="7.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7cm" svg:y="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7cm" svg:y="6.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7cm" svg:y="6.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5.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5.6cm" svg:y="24.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5.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5.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5.6cm" svg:y="23.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5.6cm" svg:y="23.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49.998cm" svg:y="16.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6.6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6.4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6.2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5.8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9cm" svg:y="17.2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50.395cm" svg:y="15.4cm">
          <text:p text:style-name="P9"><text:span text:style-name="T4">dma </text:span><text:span text:style-name="T4">outp</text:span><text:span text:style-name="T4">ut</text:span></text:p>
          <draw:enhanced-geometry svg:viewBox="0 0 21600 21600" draw:type="rectangle" draw:enhanced-path="M 0 0 L 21600 0 21600 21600 0 21600 0 0 Z N"/>
        </draw:custom-shape>
        <draw:custom-shape draw:style-name="gr5" draw:text-style-name="P8" draw:layer="layout" svg:width="0.404cm" svg:height="0.2cm" svg:x="49.998cm" svg:y="13.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1cm" svg:y="13.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3.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3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2.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2.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11.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1.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1.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0.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0.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9.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9.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9.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9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8.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8.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7.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7.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7.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7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6.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6.6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6.595cm" svg:y="15.6cm">
          <text:p text:style-name="P9"><text:span text:style-name="T4">dma input format</text:span></text:p>
          <draw:enhanced-geometry svg:viewBox="0 0 21600 21600" draw:type="rectangle" draw:enhanced-path="M 0 0 L 21600 0 21600 21600 0 21600 0 0 Z N"/>
        </draw:custom-shape>
        <draw:custom-shape draw:style-name="gr6" draw:text-style-name="P10" draw:layer="layout" svg:width="2.4cm" svg:height="0.2cm" svg:x="36.595cm" svg:y="10.2cm">
          <text:p text:style-name="P9"><text:span text:style-name="T4">key </text:span><text:span text:style-name="T4">re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6" draw:text-style-name="P10" draw:layer="layout" svg:width="2.4cm" svg:height="0.2cm" svg:x="36.595cm" svg:y="1.6cm">
          <text:p text:style-name="P9"><text:span text:style-name="T4">cmd</text:span><text:span text:style-name="T4">_met</text:span><text:span text:style-name="T4">a </text:span><text:span text:style-name="T4">form</text:span><text:span text:style-name="T4">at</text:span></text:p>
          <draw:enhanced-geometry svg:viewBox="0 0 21600 21600" draw:type="rectangle" draw:enhanced-path="M 0 0 L 21600 0 21600 21600 0 21600 0 0 Z N"/>
        </draw:custom-shape>
        <draw:custom-shape draw:style-name="gr5" draw:text-style-name="P8" draw:layer="layout" svg:width="0.404cm" svg:height="0.2cm" svg:x="36.195cm" svg:y="2.8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2.6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2.4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5cm" svg:y="2.2cm">
          <text:p text:style-name="P7"><text:span text:style-name="T4">rs1+3</text:span></text:p>
          <draw:enhanced-geometry svg:viewBox="0 0 21600 21600" draw:type="rectangle" draw:enhanced-path="M 0 0 L 21600 0 21600 21600 0 21600 0 0 Z N"/>
        </draw:custom-shape>
        <draw:custom-shape draw:style-name="gr7" draw:text-style-name="P11" draw:layer="layout" svg:width="0.2cm" svg:height="0.2cm" svg:x="38.595cm" svg:y="1.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8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36.599cm" svg:y="2.2cm">
          <text:p text:style-name="P7"><text:span text:style-name="T4">cmd</text:span><text:span text:style-name="T4">_met</text:span><text:span text:style-name="T4">a 2</text:span></text:p>
          <draw:enhanced-geometry svg:viewBox="0 0 21600 21600" draw:type="rectangle" draw:enhanced-path="M 0 0 L 21600 0 21600 21600 0 21600 0 0 Z N"/>
        </draw:custom-shape>
        <draw:custom-shape draw:style-name="gr8" draw:text-style-name="P11" draw:layer="layout" svg:width="12.796cm" svg:height="0.2cm" svg:x="36.599cm" svg:y="2.4cm">
          <text:p text:style-name="P7"><text:span text:style-name="T4">cmd</text:span><text:span text:style-name="T4">_met</text:span><text:span text:style-name="T4">a 1</text:span></text:p>
          <draw:enhanced-geometry svg:viewBox="0 0 21600 21600" draw:type="rectangle" draw:enhanced-path="M 0 0 L 21600 0 21600 21600 0 21600 0 0 Z N"/>
        </draw:custom-shape>
        <draw:custom-shape draw:style-name="gr8" draw:text-style-name="P11" draw:layer="layout" svg:width="12.796cm" svg:height="0.2cm" svg:x="36.599cm" svg:y="2.6cm">
          <text:p text:style-name="P7"><text:span text:style-name="T4">cmd</text:span><text:span text:style-name="T4">_met</text:span><text:span text:style-name="T4">a 0</text:span></text:p>
          <draw:enhanced-geometry svg:viewBox="0 0 21600 21600" draw:type="rectangle" draw:enhanced-path="M 0 0 L 21600 0 21600 21600 0 21600 0 0 Z N"/>
        </draw:custom-shape>
        <draw:custom-shape draw:style-name="gr9" draw:text-style-name="P11" draw:layer="layout" svg:width="0.8cm" svg:height="0.2cm" svg:x="48.595cm" svg:y="2.8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2.8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2.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2.8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5.395cm" svg:y="2.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4.595cm" svg:y="2.8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3.795cm" svg:y="2.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995cm" svg:y="2.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195cm" svg:y="2.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1.395cm" svg:y="2.8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0.595cm" svg:y="2.8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9.795cm" svg:y="2.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8.995cm" svg:y="2.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8.195cm" svg:y="2.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7.395cm" svg:y="2.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6.595cm" svg:y="2.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 draw:text-style-name="P11" draw:layer="layout" svg:width="6.4cm" svg:height="0.2cm" svg:x="42.995cm" svg:y="3cm">
          <text:p text:style-name="P7"><text:span text:style-name="T4">cmd </text:span><text:span text:style-name="T4">0 </text:span><text:span text:style-name="T4">inst</text:span></text:p>
          <draw:enhanced-geometry svg:viewBox="0 0 21600 21600" draw:type="rectangle" draw:enhanced-path="M 0 0 L 21600 0 21600 21600 0 21600 0 0 Z N"/>
        </draw:custom-shape>
        <draw:custom-shape draw:style-name="gr7" draw:text-style-name="P11" draw:layer="layout" svg:width="0.2cm" svg:height="0.2cm" svg:x="36.601cm" svg:y="3.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36.801cm" svg:y="3.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38.195cm" svg:y="3.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38.394cm" svg:y="3.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37.796cm" svg:y="3.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37.995cm" svg:y="3.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37.397cm" svg:y="3.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37.596cm" svg:y="3.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36.998cm" svg:y="3.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37.197cm" svg:y="3.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0.196cm" svg:y="3.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0.395cm" svg:y="3.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39.797cm" svg:y="3.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39.996cm" svg:y="3.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39.398cm" svg:y="3.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39.597cm" svg:y="3.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38.999cm" svg:y="3.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39.198cm" svg:y="3.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38.6cm" svg:y="3.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38.799cm" svg:y="3.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2.197cm" svg:y="3.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2.396cm" svg:y="3.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1.798cm" svg:y="3.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1.997cm" svg:y="3.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1.399cm" svg:y="3.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1.598cm" svg:y="3.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1cm" svg:y="3.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1.199cm" svg:y="3.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0.601cm" svg:y="3.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0.8cm" svg:y="3.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2.601cm" svg:y="3.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2.801cm" svg:y="3.8cm">
          <text:p text:style-name="P7"><text:span text:style-name="T4">0</text:span></text:p>
          <draw:enhanced-geometry svg:viewBox="0 0 21600 21600" draw:type="rectangle" draw:enhanced-path="M 0 0 L 21600 0 21600 21600 0 21600 0 0 Z N"/>
        </draw:custom-shape>
        <draw:custom-shape draw:style-name="gr11" draw:text-style-name="P11" draw:layer="layout" svg:width="1.4cm" svg:height="0.2cm" svg:x="41.595cm" svg:y="4cm">
          <text:p text:style-name="P7"><text:span text:style-name="T4">opco</text:span><text:span text:style-name="T4">de: </text:span><text:span text:style-name="T4">custo</text:span><text:span text:style-name="T4">m0/1</text:span></text:p>
          <draw:enhanced-geometry svg:viewBox="0 0 21600 21600" draw:type="rectangle" draw:enhanced-path="M 0 0 L 21600 0 21600 21600 0 21600 0 0 Z N"/>
        </draw:custom-shape>
        <draw:custom-shape draw:style-name="gr12" draw:text-style-name="P11" draw:layer="layout" svg:width="1cm" svg:height="0.2cm" svg:x="40.595cm" svg:y="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cm">
          <text:p text:style-name="P7"><text:span text:style-name="T4">funct5</text:span></text:p>
          <draw:enhanced-geometry svg:viewBox="0 0 21600 21600" draw:type="rectangle" draw:enhanced-path="M 0 0 L 21600 0 21600 21600 0 21600 0 0 Z N"/>
        </draw:custom-shape>
        <draw:custom-shape draw:style-name="gr11" draw:text-style-name="P11" draw:layer="layout" svg:width="1.4cm" svg:height="0.2cm" svg:x="36.595cm" svg:y="4cm">
          <text:p text:style-name="P7"><text:span text:style-name="T4">funct7</text:span></text:p>
          <draw:enhanced-geometry svg:viewBox="0 0 21600 21600" draw:type="rectangle" draw:enhanced-path="M 0 0 L 21600 0 21600 21600 0 21600 0 0 Z N"/>
        </draw:custom-shape>
        <draw:custom-shape draw:style-name="gr13" draw:text-style-name="P11" draw:layer="layout" svg:width="0.6cm" svg:height="0.2cm" svg:x="39.995cm" svg:y="4cm">
          <text:p text:style-name="P7"><text:span text:style-name="T4">funct3</text:span></text:p>
          <draw:enhanced-geometry svg:viewBox="0 0 21600 21600" draw:type="rectangle" draw:enhanced-path="M 0 0 L 21600 0 21600 21600 0 21600 0 0 Z N"/>
        </draw:custom-shape>
        <draw:custom-shape draw:style-name="gr11" draw:text-style-name="P11" draw:layer="layout" svg:width="1.4cm" svg:height="0.2cm" svg:x="41.595cm" svg:y="4.2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4.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2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37.995cm" svg:y="4.2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36.595cm" svg:y="4.2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39.995cm" svg:y="4.2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4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4.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4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37.995cm" svg:y="4.4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36.595cm" svg:y="4.4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39.995cm" svg:y="4.4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6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4.6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6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6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36.595cm" svg:y="4.6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6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8cm">
          <text:p text:style-name="P7"><text:span text:style-name="T4">3: cam </text:span><text:span text:style-name="T4">search</text:span></text:p>
          <draw:enhanced-geometry svg:viewBox="0 0 21600 21600" draw:type="rectangle" draw:enhanced-path="M 0 0 L 21600 0 21600 21600 0 21600 0 0 Z N"/>
        </draw:custom-shape>
        <draw:custom-shape draw:style-name="gr11" draw:text-style-name="P11" draw:layer="layout" svg:width="1.4cm" svg:height="0.2cm" svg:x="36.595cm" svg:y="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cm">
          <text:p text:style-name="P7"><text:span text:style-name="T4">4: </text:span><text:span text:style-name="T4">dm</text:span><text:span text:style-name="T4">a </text:span><text:span text:style-name="T4">acti</text:span><text:span text:style-name="T4">on</text:span></text:p>
          <draw:enhanced-geometry svg:viewBox="0 0 21600 21600" draw:type="rectangle" draw:enhanced-path="M 0 0 L 21600 0 21600 21600 0 21600 0 0 Z N"/>
        </draw:custom-shape>
        <draw:custom-shape draw:style-name="gr11" draw:text-style-name="P11" draw:layer="layout" svg:width="1.4cm" svg:height="0.2cm" svg:x="36.595cm" svg:y="5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cm">
          <text:p text:style-name="P7"><text:span text:style-name="T4">000</text:span></text:p>
          <draw:enhanced-geometry svg:viewBox="0 0 21600 21600" draw:type="rectangle" draw:enhanced-path="M 0 0 L 21600 0 21600 21600 0 21600 0 0 Z N"/>
        </draw:custom-shape>
        <draw:custom-shape draw:style-name="gr7" draw:text-style-name="P14" draw:layer="layout" svg:width="0.2cm" svg:height="0.2cm" svg:x="36.5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0.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799cm" svg:y="10.6cm">
          <text:p text:style-name="P7"><text:span text:style-name="T4">offset:13</text:span></text:p>
          <draw:enhanced-geometry svg:viewBox="0 0 21600 21600" draw:type="rectangle" draw:enhanced-path="M 0 0 L 21600 0 21600 21600 0 21600 0 0 Z N"/>
        </draw:custom-shape>
        <draw:custom-shape draw:style-name="gr7" draw:text-style-name="P11" draw:layer="layout" svg:width="0.2cm" svg:height="0.2cm" svg:x="38.596cm" svg:y="10.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5cm" svg:y="10.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7cm" svg:y="10.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6cm" svg:y="10.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8cm" svg:y="10.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7cm" svg:y="10.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9cm" svg:y="10.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8cm" svg:y="10.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cm" svg:y="10.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9cm" svg:y="10.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7cm" svg:y="10.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6cm" svg:y="10.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8cm" svg:y="10.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7cm" svg:y="10.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9cm" svg:y="10.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8cm" svg:y="10.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cm" svg:y="10.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9cm" svg:y="10.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1cm" svg:y="10.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cm" svg:y="10.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8cm" svg:y="10.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7cm" svg:y="10.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9cm" svg:y="10.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8cm" svg:y="10.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cm" svg:y="10.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9cm" svg:y="10.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1cm" svg:y="10.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cm" svg:y="10.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2cm" svg:y="10.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1cm" svg:y="10.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2cm" svg:y="10.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2cm" svg:y="10.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6cm" svg:y="10.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5cm" svg:y="10.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7cm" svg:y="10.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6cm" svg:y="10.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8cm" svg:y="10.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7cm" svg:y="10.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9cm" svg:y="10.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8cm" svg:y="10.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7cm" svg:y="10.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6cm" svg:y="10.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8cm" svg:y="10.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7cm" svg:y="10.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9cm" svg:y="10.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8cm" svg:y="10.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cm" svg:y="10.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9cm" svg:y="10.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1cm" svg:y="10.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cm" svg:y="10.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8cm" svg:y="10.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7cm" svg:y="10.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9cm" svg:y="10.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8cm" svg:y="10.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cm" svg:y="10.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9cm" svg:y="10.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1cm" svg:y="10.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cm" svg:y="10.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2cm" svg:y="10.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1cm" svg:y="10.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2cm" svg:y="10.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2cm" svg:y="10.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1cm" svg:y="10.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cm" svg:y="10.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9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0.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0.6cm">
          <text:p text:style-name="P7"><text:span text:style-name="T4">offset:13</text:span></text:p>
          <draw:enhanced-geometry svg:viewBox="0 0 21600 21600" draw:type="rectangle" draw:enhanced-path="M 0 0 L 21600 0 21600 21600 0 21600 0 0 Z N"/>
        </draw:custom-shape>
        <draw:custom-shape draw:style-name="gr5" draw:text-style-name="P8" draw:layer="layout" svg:width="0.404cm" svg:height="0.2cm" svg:x="36.195cm" svg:y="2cm">
          <text:p text:style-name="P7"><text:span text:style-name="T4">rs1+</text:span><text:span text:style-name="T4">4</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7" draw:text-style-name="P14" draw:layer="layout" svg:width="0.2cm" svg:height="0.2cm" svg:x="36.5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0.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0.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5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1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799cm" svg:y="11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9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1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1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5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1.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2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42.9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1.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1.2cm">
          <text:p text:style-name="P7"><text:span text:style-name="T4">offset:13</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_meta 3</text:span></text:p>
          <draw:enhanced-geometry svg:viewBox="0 0 21600 21600" draw:type="rectangle" draw:enhanced-path="M 0 0 L 21600 0 21600 21600 0 21600 0 0 Z N"/>
        </draw:custom-shape>
        <draw:custom-shape draw:style-name="gr9" draw:text-style-name="P11" draw:layer="layout" svg:width="0.8cm" svg:height="0.2cm" svg:x="48.595cm" svg:y="11.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1.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995cm" svg:y="11.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6.195cm" svg:y="11.6cm">
          <text:p text:style-name="P7"><text:span text:style-name="T4">cmd 3 type</text:span></text:p>
          <draw:enhanced-geometry svg:viewBox="0 0 21600 21600" draw:type="rectangle" draw:enhanced-path="M 0 0 L 21600 0 21600 21600 0 21600 0 0 Z N"/>
        </draw:custom-shape>
        <draw:custom-shape draw:style-name="gr16" draw:text-style-name="P15" draw:layer="layout" svg:width="0.8cm" svg:height="0.2cm" svg:x="45.3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7" draw:text-style-name="P15" draw:layer="layout" svg:width="0.8cm" svg:height="0.2cm" svg:x="44.595cm" svg:y="11.6cm">
          <text:p text:style-name="P12"><text:span text:style-name="T5">cmd 5</text:span><text:span text:style-name="T4"> type</text:span></text:p>
          <draw:enhanced-geometry svg:viewBox="0 0 21600 21600" draw:type="rectangle" draw:enhanced-path="M 0 0 L 21600 0 21600 21600 0 21600 0 0 Z N"/>
        </draw:custom-shape>
        <draw:custom-shape draw:style-name="gr18" draw:text-style-name="P15" draw:layer="layout" svg:width="0.8cm" svg:height="0.2cm" svg:x="43.795cm" svg:y="11.6cm">
          <text:p text:style-name="P12"><text:span text:style-name="T5">cmd 6</text:span><text:span text:style-name="T4"> type</text:span></text:p>
          <draw:enhanced-geometry svg:viewBox="0 0 21600 21600" draw:type="rectangle" draw:enhanced-path="M 0 0 L 21600 0 21600 21600 0 21600 0 0 Z N"/>
        </draw:custom-shape>
        <draw:custom-shape draw:style-name="gr19" draw:text-style-name="P15" draw:layer="layout" svg:width="0.8cm" svg:height="0.2cm" svg:x="42.995cm" svg:y="11.6cm">
          <text:p text:style-name="P12"><text:span text:style-name="T5">cmd 7</text:span><text:span text:style-name="T4"> type</text:span></text:p>
          <draw:enhanced-geometry svg:viewBox="0 0 21600 21600" draw:type="rectangle" draw:enhanced-path="M 0 0 L 21600 0 21600 21600 0 21600 0 0 Z N"/>
        </draw:custom-shape>
        <draw:custom-shape draw:style-name="gr20" draw:text-style-name="P15" draw:layer="layout" svg:width="0.8cm" svg:height="0.2cm" svg:x="42.195cm" svg:y="11.6cm">
          <text:p text:style-name="P12"><text:span text:style-name="T5">cmd 8</text:span><text:span text:style-name="T4"> type</text:span></text:p>
          <draw:enhanced-geometry svg:viewBox="0 0 21600 21600" draw:type="rectangle" draw:enhanced-path="M 0 0 L 21600 0 21600 21600 0 21600 0 0 Z N"/>
        </draw:custom-shape>
        <draw:custom-shape draw:style-name="gr21" draw:text-style-name="P15" draw:layer="layout" svg:width="0.8cm" svg:height="0.2cm" svg:x="41.395cm" svg:y="11.6cm">
          <text:p text:style-name="P12"><text:span text:style-name="T5">cmd 9</text:span><text:span text:style-name="T4"> type</text:span></text:p>
          <draw:enhanced-geometry svg:viewBox="0 0 21600 21600" draw:type="rectangle" draw:enhanced-path="M 0 0 L 21600 0 21600 21600 0 21600 0 0 Z N"/>
        </draw:custom-shape>
        <draw:custom-shape draw:style-name="gr22" draw:text-style-name="P15" draw:layer="layout" svg:width="0.8cm" svg:height="0.2cm" svg:x="40.595cm" svg:y="11.6cm">
          <text:p text:style-name="P12"><text:span text:style-name="T5">cmd 10</text:span><text:span text:style-name="T4"> type</text:span></text:p>
          <draw:enhanced-geometry svg:viewBox="0 0 21600 21600" draw:type="rectangle" draw:enhanced-path="M 0 0 L 21600 0 21600 21600 0 21600 0 0 Z N"/>
        </draw:custom-shape>
        <draw:custom-shape draw:style-name="gr23" draw:text-style-name="P15" draw:layer="layout" svg:width="0.8cm" svg:height="0.2cm" svg:x="39.795cm" svg:y="11.6cm">
          <text:p text:style-name="P12"><text:span text:style-name="T5">cmd 11</text:span><text:span text:style-name="T4"> </text:span><text:span text:style-name="T4">type</text:span></text:p>
          <draw:enhanced-geometry svg:viewBox="0 0 21600 21600" draw:type="rectangle" draw:enhanced-path="M 0 0 L 21600 0 21600 21600 0 21600 0 0 Z N"/>
        </draw:custom-shape>
        <draw:custom-shape draw:style-name="gr24" draw:text-style-name="P15" draw:layer="layout" svg:width="0.8cm" svg:height="0.2cm" svg:x="38.995cm" svg:y="11.6cm">
          <text:p text:style-name="P12"><text:span text:style-name="T5">cmd 12</text:span><text:span text:style-name="T4"> </text:span><text:span text:style-name="T4">type</text:span></text:p>
          <draw:enhanced-geometry svg:viewBox="0 0 21600 21600" draw:type="rectangle" draw:enhanced-path="M 0 0 L 21600 0 21600 21600 0 21600 0 0 Z N"/>
        </draw:custom-shape>
        <draw:custom-shape draw:style-name="gr25" draw:text-style-name="P15" draw:layer="layout" svg:width="0.8cm" svg:height="0.2cm" svg:x="38.195cm" svg:y="11.6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26" draw:text-style-name="P15" draw:layer="layout" svg:width="0.8cm" svg:height="0.2cm" svg:x="37.395cm" svg:y="11.6cm">
          <text:p text:style-name="P12"><text:span text:style-name="T5">cmd 14</text:span><text:span text:style-name="T4"> </text:span><text:span text:style-name="T4">type</text:span></text:p>
          <draw:enhanced-geometry svg:viewBox="0 0 21600 21600" draw:type="rectangle" draw:enhanced-path="M 0 0 L 21600 0 21600 21600 0 21600 0 0 Z N"/>
        </draw:custom-shape>
        <draw:custom-shape draw:style-name="gr27" draw:text-style-name="P15" draw:layer="layout" svg:width="0.8cm" svg:height="0.2cm" svg:x="36.595cm" svg:y="11.6cm">
          <text:p text:style-name="P12"><text:span text:style-name="T5">cmd 15</text:span><text:span text:style-name="T4"> </text:span><text:span text:style-name="T4">type</text:span></text:p>
          <draw:enhanced-geometry svg:viewBox="0 0 21600 21600" draw:type="rectangle" draw:enhanced-path="M 0 0 L 21600 0 21600 21600 0 21600 0 0 Z N"/>
        </draw:custom-shape>
        <draw:custom-shape draw:style-name="gr6" draw:text-style-name="P10" draw:layer="layout" svg:width="2.4cm" svg:height="0.2cm" svg:x="36.595cm" svg:y="12.2cm">
          <text:p text:style-name="P9"><text:span text:style-name="T4">tcam </text:span><text:span text:style-name="T4">search </text:span><text:span text:style-name="T4">input </text:span><text:span text:style-name="T4">format</text:span></text:p>
          <draw:enhanced-geometry svg:viewBox="0 0 21600 21600" draw:type="rectangle" draw:enhanced-path="M 0 0 L 21600 0 21600 21600 0 21600 0 0 Z N"/>
        </draw:custom-shape>
        <draw:custom-shape draw:style-name="gr7" draw:text-style-name="P11" draw:layer="layout" svg:width="0.2cm" svg:height="0.2cm" svg:x="38.595cm" svg:y="12.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2.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2.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2.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2.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2.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2.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2.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2.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2.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2.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2.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2.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2.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2.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2.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2.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2.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2.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2.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2.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2.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2.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2.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2.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2.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2.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2.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2.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2.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2.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2.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2.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2.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2.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2.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2.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2.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2.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2.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2.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2.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2.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2.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2.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2.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2.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2.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2.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2.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2.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2.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2.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2.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2.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2.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2.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2.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2.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2.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2.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2.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2.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2.4cm">
          <text:p text:style-name="P7"><text:span text:style-name="T4">62</text:span></text:p>
          <draw:enhanced-geometry svg:viewBox="0 0 21600 21600" draw:type="rectangle" draw:enhanced-path="M 0 0 L 21600 0 21600 21600 0 21600 0 0 Z N"/>
        </draw:custom-shape>
        <draw:custom-shape draw:style-name="gr28" draw:text-style-name="P11" draw:layer="layout" svg:width="12.801cm" svg:height="0.2cm" svg:x="36.599cm" svg:y="12.8cm">
          <text:p text:style-name="P7"><text:span text:style-name="T4">mas</text:span><text:span text:style-name="T4">k 0</text:span></text:p>
          <draw:enhanced-geometry svg:viewBox="0 0 21600 21600" draw:type="rectangle" draw:enhanced-path="M 0 0 L 21600 0 21600 21600 0 21600 0 0 Z N"/>
        </draw:custom-shape>
        <draw:custom-shape draw:style-name="gr28" draw:text-style-name="P11" draw:layer="layout" svg:width="12.801cm" svg:height="0.2cm" svg:x="36.599cm" svg:y="13cm">
          <text:p text:style-name="P7"><text:span text:style-name="T4">key </text:span><text:span text:style-name="T4">1</text:span></text:p>
          <draw:enhanced-geometry svg:viewBox="0 0 21600 21600" draw:type="rectangle" draw:enhanced-path="M 0 0 L 21600 0 21600 21600 0 21600 0 0 Z N"/>
        </draw:custom-shape>
        <draw:custom-shape draw:style-name="gr28" draw:text-style-name="P11" draw:layer="layout" svg:width="12.801cm" svg:height="0.2cm" svg:x="36.599cm" svg:y="13.2cm">
          <text:p text:style-name="P7"><text:span text:style-name="T4">key </text:span><text:span text:style-name="T4">0</text:span></text:p>
          <draw:enhanced-geometry svg:viewBox="0 0 21600 21600" draw:type="rectangle" draw:enhanced-path="M 0 0 L 21600 0 21600 21600 0 21600 0 0 Z N"/>
        </draw:custom-shape>
        <draw:custom-shape draw:style-name="gr9" draw:text-style-name="P11" draw:layer="layout" svg:width="0.8cm" svg:height="0.2cm" svg:x="48.595cm" svg:y="13.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3.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9" draw:text-style-name="P15" draw:layer="layout" svg:width="0.8cm" svg:height="0.2cm" svg:x="45.395cm" svg:y="13.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30" draw:text-style-name="P15" draw:layer="layout" svg:width="0.8cm" svg:height="0.2cm" svg:x="44.595cm" svg:y="13.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31" draw:text-style-name="P15" draw:layer="layout" svg:width="0.8cm" svg:height="0.2cm" svg:x="43.795cm" svg:y="13.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32" draw:text-style-name="P15" draw:layer="layout" svg:width="0.8cm" svg:height="0.2cm" svg:x="42.9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33" draw:text-style-name="P15" draw:layer="layout" svg:width="0.8cm" svg:height="0.2cm" svg:x="42.195cm" svg:y="13.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34" draw:text-style-name="P15" draw:layer="layout" svg:width="0.8cm" svg:height="0.2cm" svg:x="41.3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35" draw:text-style-name="P15" draw:layer="layout" svg:width="0.8cm" svg:height="0.2cm" svg:x="40.595cm" svg:y="13.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36" draw:text-style-name="P15" draw:layer="layout" svg:width="0.8cm" svg:height="0.2cm" svg:x="39.7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37" draw:text-style-name="P15" draw:layer="layout" svg:width="0.8cm" svg:height="0.2cm" svg:x="38.995cm" svg:y="13.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38" draw:text-style-name="P15" draw:layer="layout" svg:width="0.8cm" svg:height="0.2cm" svg:x="38.1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39" draw:text-style-name="P15" draw:layer="layout" svg:width="0.8cm" svg:height="0.2cm" svg:x="37.3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40" draw:text-style-name="P15" draw:layer="layout" svg:width="0.8cm" svg:height="0.2cm" svg:x="36.5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mas</text:span><text:span text:style-name="T4">k 1</text:span></text:p>
          <draw:enhanced-geometry svg:viewBox="0 0 21600 21600" draw:type="rectangle" draw:enhanced-path="M 0 0 L 21600 0 21600 21600 0 21600 0 0 Z N"/>
        </draw:custom-shape>
        <draw:custom-shape draw:style-name="gr11" draw:text-style-name="P11" draw:layer="layout" svg:width="1.4cm" svg:height="0.2cm" svg:x="47.995cm" svg:y="11.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1.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1.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1.8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42.995cm" svg:y="11.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1.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13.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3.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3.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3.8cm">
          <text:p text:style-name="P7"><text:span text:style-name="T4">3: </text:span><text:span text:style-name="T4">t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42.995cm" svg:y="13.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3.8cm">
          <text:p text:style-name="P7"><text:span text:style-name="T4">000</text:span></text:p>
          <draw:enhanced-geometry svg:viewBox="0 0 21600 21600" draw:type="rectangle" draw:enhanced-path="M 0 0 L 21600 0 21600 21600 0 21600 0 0 Z N"/>
        </draw:custom-shape>
        <draw:custom-shape draw:style-name="gr41" draw:text-style-name="P16" draw:layer="layout" svg:width="2.1cm" svg:height="1.4cm" svg:x="43.595cm" svg:y="3.8cm">
          <text:p text:style-name="P9"><text:span text:style-name="T4">cmd </text:span><text:span text:style-name="T4">type:</text:span></text:p>
          <text:p text:style-name="P9"><text:span text:style-name="T4"><text:s text:c="2"/></text:span><text:span text:style-name="T4">0, </text:span><text:span text:style-name="T4">inval</text:span><text:span text:style-name="T4">id or </text:span><text:span text:style-name="T4">end</text:span></text:p>
          <text:p text:style-name="P9"><text:span text:style-name="T4"><text:s text:c="2"/></text:span><text:span text:style-name="T4">1, </text:span><text:span text:style-name="T4">load</text:span></text:p>
          <text:p text:style-name="P9"><text:span text:style-name="T4"><text:s text:c="2"/></text:span><text:span text:style-name="T4">2, </text:span><text:span text:style-name="T4">stor</text:span><text:span text:style-name="T4">e</text:span></text:p>
          <text:p text:style-name="P9"><text:span text:style-name="T4"><text:s text:c="2"/></text:span><text:span text:style-name="T4">3, </text:span><text:span text:style-name="T4">key </text:span><text:span text:style-name="T4">read</text:span></text:p>
          <text:p text:style-name="P9"><text:span text:style-name="T4"><text:s text:c="2"/></text:span><text:span text:style-name="T4">4, </text:span><text:span text:style-name="T4">tcam </text:span><text:span text:style-name="T4">sear</text:span><text:span text:style-name="T4">ch</text:span></text:p>
          <text:p text:style-name="P9"><text:span text:style-name="T4"><text:s text:c="2"/></text:span><text:span text:style-name="T4">5, </text:span><text:span text:style-name="T4">dma </text:span><text:span text:style-name="T4">actio</text:span><text:span text:style-name="T4">n</text:span></text:p>
          <text:p text:style-name="P9"><text:span text:style-name="T4"><text:s text:c="2"/></text:span><text:span text:style-name="T4">othe</text:span><text:span text:style-name="T4">rs, </text:span><text:span text:style-name="T4">rese</text:span><text:span text:style-name="T4">rved</text:span></text:p>
          <draw:enhanced-geometry svg:viewBox="0 0 21600 21600" draw:type="rectangle" draw:enhanced-path="M 0 0 L 21600 0 21600 21600 0 21600 0 0 Z N"/>
        </draw:custom-shape>
        <draw:custom-shape draw:style-name="gr10" draw:text-style-name="P11" draw:layer="layout" svg:width="6.4cm" svg:height="0.2cm" svg:x="36.595cm" svg:y="3.6cm">
          <text:p text:style-name="P7"><text:span text:style-name="T4">cmd </text:span><text:span text:style-name="T4">0 </text:span><text:span text:style-name="T4">inst</text:span></text:p>
          <draw:enhanced-geometry svg:viewBox="0 0 21600 21600" draw:type="rectangle" draw:enhanced-path="M 0 0 L 21600 0 21600 21600 0 21600 0 0 Z N"/>
        </draw:custom-shape>
        <draw:custom-shape draw:style-name="gr8" draw:text-style-name="P11" draw:layer="layout" svg:width="12.796cm" svg:height="0.2cm" svg:x="36.599cm" svg:y="16.2cm">
          <text:p text:style-name="P12"><text:span text:style-name="T4">dma bd</text:span></text:p>
          <draw:enhanced-geometry svg:viewBox="0 0 21600 21600" draw:type="rectangle" draw:enhanced-path="M 0 0 L 21600 0 21600 21600 0 21600 0 0 Z N"/>
        </draw:custom-shape>
        <draw:custom-shape draw:style-name="gr8" draw:text-style-name="P11" draw:layer="layout" svg:width="12.796cm" svg:height="0.2cm" svg:x="36.599cm" svg:y="16.4cm">
          <text:p text:style-name="P12"><text:span text:style-name="T4">dma bd</text:span></text:p>
          <draw:enhanced-geometry svg:viewBox="0 0 21600 21600" draw:type="rectangle" draw:enhanced-path="M 0 0 L 21600 0 21600 21600 0 21600 0 0 Z N"/>
        </draw:custom-shape>
        <draw:custom-shape draw:style-name="gr8" draw:text-style-name="P11" draw:layer="layout" svg:width="12.796cm" svg:height="0.2cm" svg:x="36.599cm" svg:y="16.6cm">
          <text:p text:style-name="P12"><text:span text:style-name="T4">dma bd</text:span></text:p>
          <draw:enhanced-geometry svg:viewBox="0 0 21600 21600" draw:type="rectangle" draw:enhanced-path="M 0 0 L 21600 0 21600 21600 0 21600 0 0 Z N"/>
        </draw:custom-shape>
        <draw:custom-shape draw:style-name="gr9" draw:text-style-name="P11" draw:layer="layout" svg:width="0.8cm" svg:height="0.2cm" svg:x="48.595cm" svg:y="17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7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7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7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42" draw:text-style-name="P15" draw:layer="layout" svg:width="0.8cm" svg:height="0.2cm" svg:x="45.395cm" svg:y="17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43" draw:text-style-name="P15" draw:layer="layout" svg:width="0.8cm" svg:height="0.2cm" svg:x="44.595cm" svg:y="17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44" draw:text-style-name="P15" draw:layer="layout" svg:width="0.8cm" svg:height="0.2cm" svg:x="43.795cm" svg:y="17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45" draw:text-style-name="P15" draw:layer="layout" svg:width="0.8cm" svg:height="0.2cm" svg:x="42.995cm" svg:y="17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46" draw:text-style-name="P15" draw:layer="layout" svg:width="0.8cm" svg:height="0.2cm" svg:x="42.195cm" svg:y="17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47" draw:text-style-name="P15" draw:layer="layout" svg:width="0.8cm" svg:height="0.2cm" svg:x="41.395cm" svg:y="17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48" draw:text-style-name="P15" draw:layer="layout" svg:width="0.8cm" svg:height="0.2cm" svg:x="40.595cm" svg:y="17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49" draw:text-style-name="P15" draw:layer="layout" svg:width="0.8cm" svg:height="0.2cm" svg:x="39.795cm" svg:y="17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50" draw:text-style-name="P15" draw:layer="layout" svg:width="0.8cm" svg:height="0.2cm" svg:x="38.995cm" svg:y="17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51" draw:text-style-name="P15" draw:layer="layout" svg:width="0.8cm" svg:height="0.2cm" svg:x="38.195cm" svg:y="17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52" draw:text-style-name="P15" draw:layer="layout" svg:width="0.8cm" svg:height="0.2cm" svg:x="37.395cm" svg:y="17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53" draw:text-style-name="P15" draw:layer="layout" svg:width="0.795cm" svg:height="0.2cm" svg:x="36.6cm" svg:y="17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54" draw:text-style-name="P15" draw:layer="layout" svg:width="12.796cm" svg:height="0.2cm" svg:x="36.599cm" svg:y="16cm">
          <text:p text:style-name="P12"><text:span text:style-name="T4">dma </text:span><text:span text:style-name="T4">bd</text:span></text:p>
          <draw:enhanced-geometry svg:viewBox="0 0 21600 21600" draw:type="rectangle" draw:enhanced-path="M 0 0 L 21600 0 21600 21600 0 21600 0 0 Z N"/>
        </draw:custom-shape>
        <draw:custom-shape draw:style-name="gr11" draw:text-style-name="P11" draw:layer="layout" svg:width="1.4cm" svg:height="0.2cm" svg:x="47.995cm" svg:y="17.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7.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7.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7.2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42.995cm" svg:y="17.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7.2cm">
          <text:p text:style-name="P7"><text:span text:style-name="T4">000</text:span></text:p>
          <draw:enhanced-geometry svg:viewBox="0 0 21600 21600" draw:type="rectangle" draw:enhanced-path="M 0 0 L 21600 0 21600 21600 0 21600 0 0 Z N"/>
        </draw:custom-shape>
        <draw:custom-shape draw:style-name="gr55" draw:text-style-name="P15" draw:layer="layout" svg:width="1.6cm" svg:height="0.2cm" svg:x="47.795cm" svg:y="15.2cm">
          <text:p text:style-name="P12"><text:span text:style-name="T4">opc</text:span><text:span text:style-name="T4">ode: </text:span><text:span text:style-name="T4">128 </text:span><text:span text:style-name="T4">to .. </text:span><text:span text:style-name="T4">TBD</text:span></text:p>
          <draw:enhanced-geometry svg:viewBox="0 0 21600 21600" draw:type="rectangle" draw:enhanced-path="M 0 0 L 21600 0 21600 21600 0 21600 0 0 Z N"/>
        </draw:custom-shape>
        <draw:custom-shape draw:style-name="gr56" draw:text-style-name="P15" draw:layer="layout" svg:width="1.602cm" svg:height="0.2cm" svg:x="46.193cm" svg:y="15.2cm">
          <text:p text:style-name="P12"><text:span text:style-name="T4">size</text:span></text:p>
          <draw:enhanced-geometry svg:viewBox="0 0 21600 21600" draw:type="rectangle" draw:enhanced-path="M 0 0 L 21600 0 21600 21600 0 21600 0 0 Z N"/>
        </draw:custom-shape>
        <draw:custom-shape draw:style-name="gr57" draw:text-style-name="P15" draw:layer="layout" svg:width="3cm" svg:height="0.2cm" svg:x="36.795cm" svg:y="15.2cm">
          <text:p text:style-name="P12"><text:span text:style-name="T5">dst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58" draw:text-style-name="P15" draw:layer="layout" svg:width="3cm" svg:height="0.2cm" svg:x="39.995cm" svg:y="15.2cm">
          <text:p text:style-name="P12"><text:span text:style-name="T5">src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6" draw:text-style-name="P10" draw:layer="layout" svg:width="2.4cm" svg:height="0.2cm" svg:x="36.595cm" svg:y="14.6cm">
          <text:p text:style-name="P9"><text:span text:style-name="T4">dma </text:span><text:span text:style-name="T4">bd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4.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4.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4.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4.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4.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4.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4.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4.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4.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4.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4.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4.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4.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4.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4.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4.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4.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4.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4.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4.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4.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4.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4.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4.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4.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4.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4.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4.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4.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4.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4.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4.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4.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4.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4.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4.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4.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4.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4.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4.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4.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4.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4.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4.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4.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4.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4.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4.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4.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4.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4.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4.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4.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4.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4.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4.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4.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4.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4.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4.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4.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4.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4.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4.8cm">
          <text:p text:style-name="P7"><text:span text:style-name="T4">62</text:span></text:p>
          <draw:enhanced-geometry svg:viewBox="0 0 21600 21600" draw:type="rectangle" draw:enhanced-path="M 0 0 L 21600 0 21600 21600 0 21600 0 0 Z N"/>
        </draw:custom-shape>
        <draw:custom-shape draw:style-name="gr59" draw:text-style-name="P15" draw:layer="layout" svg:width="1.6cm" svg:height="0.2cm" svg:x="47.795cm" svg:y="15cm">
          <text:p text:style-name="P12"><text:span text:style-name="T4">opc</text:span><text:span text:style-name="T4">ode: </text:span><text:span text:style-name="T4">1</text:span></text:p>
          <draw:enhanced-geometry svg:viewBox="0 0 21600 21600" draw:type="rectangle" draw:enhanced-path="M 0 0 L 21600 0 21600 21600 0 21600 0 0 Z N"/>
        </draw:custom-shape>
        <draw:custom-shape draw:style-name="gr60" draw:text-style-name="P15" draw:layer="layout" svg:width="1.602cm" svg:height="0.2cm" svg:x="46.193cm" svg:y="15cm">
          <text:p text:style-name="P12"><text:span text:style-name="T4">size</text:span></text:p>
          <draw:enhanced-geometry svg:viewBox="0 0 21600 21600" draw:type="rectangle" draw:enhanced-path="M 0 0 L 21600 0 21600 21600 0 21600 0 0 Z N"/>
        </draw:custom-shape>
        <draw:custom-shape draw:style-name="gr61" draw:text-style-name="P15" draw:layer="layout" svg:width="3cm" svg:height="0.2cm" svg:x="36.795cm" svg:y="15cm">
          <text:p text:style-name="P12"><text:span text:style-name="T5">dst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2" draw:text-style-name="P15" draw:layer="layout" svg:width="3cm" svg:height="0.2cm" svg:x="39.995cm" svg:y="15cm">
          <text:p text:style-name="P12"><text:span text:style-name="T5">s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3" draw:text-style-name="P15" draw:layer="layout" svg:width="3.198cm" svg:height="0.2cm" svg:x="42.995cm" svg:y="15cm">
          <text:p text:style-name="P12"><text:span text:style-name="T5">rese</text:span><text:span text:style-name="T5">rved</text:span></text:p>
          <draw:enhanced-geometry svg:viewBox="0 0 21600 21600" draw:type="rectangle" draw:enhanced-path="M 0 0 L 21600 0 21600 21600 0 21600 0 0 Z N"/>
        </draw:custom-shape>
        <draw:custom-shape draw:style-name="gr7" draw:text-style-name="P14" draw:layer="layout" svg:width="0.2cm" svg:height="0.2cm" svg:x="39.799cm" svg:y="15.2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9.7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2cm">
          <text:p text:style-name="P13"><text:span text:style-name="T6">D/M</text:span></text:p>
          <draw:enhanced-geometry svg:viewBox="0 0 21600 21600" draw:type="rectangle" draw:enhanced-path="M 0 0 L 21600 0 21600 21600 0 21600 0 0 Z N"/>
        </draw:custom-shape>
        <draw:custom-shape draw:style-name="gr64" draw:text-style-name="P15" draw:layer="layout" svg:width="3cm" svg:height="0.2cm" svg:x="43.195cm" svg:y="15.2cm">
          <text:p text:style-name="P12"><text:span text:style-name="T5">c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7" draw:text-style-name="P14" draw:layer="layout" svg:width="0.2cm" svg:height="0.2cm" svg:x="42.999cm" svg:y="15.2cm">
          <text:p text:style-name="P13"><text:span text:style-name="T6">D/M</text:span></text:p>
          <draw:enhanced-geometry svg:viewBox="0 0 21600 21600" draw:type="rectangle" draw:enhanced-path="M 0 0 L 21600 0 21600 21600 0 21600 0 0 Z N"/>
        </draw:custom-shape>
        <draw:custom-shape draw:style-name="gr65" draw:text-style-name="P15" draw:layer="layout" svg:width="1.6cm" svg:height="0.2cm" svg:x="47.795cm" svg:y="15.4cm">
          <text:p text:style-name="P12"><text:span text:style-name="T4">opcode: 2</text:span></text:p>
          <draw:enhanced-geometry svg:viewBox="0 0 21600 21600" draw:type="rectangle" draw:enhanced-path="M 0 0 L 21600 0 21600 21600 0 21600 0 0 Z N"/>
        </draw:custom-shape>
        <draw:custom-shape draw:style-name="gr66" draw:text-style-name="P15" draw:layer="layout" svg:width="1.6cm" svg:height="0.2cm" svg:x="46.195cm" svg:y="15.4cm">
          <text:p text:style-name="P12"><text:span text:style-name="T4">reserved</text:span></text:p>
          <draw:enhanced-geometry svg:viewBox="0 0 21600 21600" draw:type="rectangle" draw:enhanced-path="M 0 0 L 21600 0 21600 21600 0 21600 0 0 Z N"/>
        </draw:custom-shape>
        <draw:custom-shape draw:style-name="gr67" draw:text-style-name="P15" draw:layer="layout" svg:width="3.195cm" svg:height="0.2cm" svg:x="36.6cm" svg:y="15.4cm">
          <text:p text:style-name="P12"><text:span text:style-name="T5">bd2</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68" draw:text-style-name="P15" draw:layer="layout" svg:width="3.2cm" svg:height="0.2cm" svg:x="39.795cm" svg:y="15.4cm">
          <text:p text:style-name="P12"><text:span text:style-name="T5">bd1</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69" draw:text-style-name="P15" draw:layer="layout" svg:width="3.2cm" svg:height="0.2cm" svg:x="42.995cm" svg:y="15.4cm">
          <text:p text:style-name="P12"><text:span text:style-name="T5">bd0</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70" draw:text-style-name="P11" draw:layer="layout" svg:width="3.201cm" svg:height="0.2cm" svg:x="36.599cm" svg:y="11.4cm">
          <text:p text:style-name="P7"><text:span text:style-name="T4">rese</text:span><text:span text:style-name="T4">rve</text:span></text:p>
          <draw:enhanced-geometry svg:viewBox="0 0 21600 21600" draw:type="rectangle" draw:enhanced-path="M 0 0 L 21600 0 21600 21600 0 21600 0 0 Z N"/>
        </draw:custom-shape>
        <draw:custom-shape draw:style-name="gr70" draw:text-style-name="P11" draw:layer="layout" svg:width="3.201cm" svg:height="0.2cm" svg:x="36.599cm" svg:y="13.4cm">
          <text:p text:style-name="P7"><text:span text:style-name="T4">rese</text:span><text:span text:style-name="T4">rve</text:span></text:p>
          <draw:enhanced-geometry svg:viewBox="0 0 21600 21600" draw:type="rectangle" draw:enhanced-path="M 0 0 L 21600 0 21600 21600 0 21600 0 0 Z N"/>
        </draw:custom-shape>
        <draw:custom-shape draw:style-name="gr71" draw:text-style-name="P11" draw:layer="layout" svg:width="6.396cm" svg:height="0.2cm" svg:x="36.599cm" svg:y="16.8cm">
          <text:p text:style-name="P7"><text:span text:style-name="T4">rese</text:span><text:span text:style-name="T4">rve</text:span></text:p>
          <draw:enhanced-geometry svg:viewBox="0 0 21600 21600" draw:type="rectangle" draw:enhanced-path="M 0 0 L 21600 0 21600 21600 0 21600 0 0 Z N"/>
        </draw:custom-shape>
        <draw:custom-shape draw:style-name="gr7" draw:text-style-name="P11" draw:layer="layout" svg:width="0.2cm" svg:height="0.2cm" svg:x="38.595cm" svg:y="15.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5.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5.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5.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5.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5.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5.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5.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5.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5.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5.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5.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5.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5.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5.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5.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5.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5.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5.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5.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5.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5.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5.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5.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5.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5.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5.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5.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5.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5.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5.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5.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5.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5.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5.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5.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5.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5.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5.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5.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5.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5.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5.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5.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5.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5.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5.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5.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5.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5.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5.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5.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5.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5.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5.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5.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5.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5.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5.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5.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5.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5.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5.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5.8cm">
          <text:p text:style-name="P7"><text:span text:style-name="T4">62</text:span></text:p>
          <draw:enhanced-geometry svg:viewBox="0 0 21600 21600" draw:type="rectangle" draw:enhanced-path="M 0 0 L 21600 0 21600 21600 0 21600 0 0 Z N"/>
        </draw:custom-shape>
        <draw:custom-shape draw:style-name="gr6" draw:text-style-name="P10" draw:layer="layout" svg:width="2.4cm" svg:height="0.2cm" svg:x="36.596cm" svg:y="8.2cm">
          <text:p text:style-name="P9"><text:span text:style-name="T4">stor</text:span><text:span text:style-name="T4">e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7cm" svg:y="8.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6cm" svg:y="8.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8cm" svg:y="8.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7cm" svg:y="8.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9cm" svg:y="8.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8cm" svg:y="8.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cm" svg:y="8.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9cm" svg:y="8.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1cm" svg:y="8.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cm" svg:y="8.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8cm" svg:y="8.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7cm" svg:y="8.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9cm" svg:y="8.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8cm" svg:y="8.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cm" svg:y="8.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9cm" svg:y="8.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1cm" svg:y="8.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cm" svg:y="8.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2cm" svg:y="8.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1cm" svg:y="8.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9cm" svg:y="8.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8cm" svg:y="8.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cm" svg:y="8.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9cm" svg:y="8.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1cm" svg:y="8.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cm" svg:y="8.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2cm" svg:y="8.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1cm" svg:y="8.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3cm" svg:y="8.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2cm" svg:y="8.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3cm" svg:y="8.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3cm" svg:y="8.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7cm" svg:y="8.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6cm" svg:y="8.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8cm" svg:y="8.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7cm" svg:y="8.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9cm" svg:y="8.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8cm" svg:y="8.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cm" svg:y="8.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9cm" svg:y="8.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8cm" svg:y="8.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7cm" svg:y="8.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9cm" svg:y="8.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8cm" svg:y="8.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cm" svg:y="8.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9cm" svg:y="8.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1cm" svg:y="8.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cm" svg:y="8.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2cm" svg:y="8.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1cm" svg:y="8.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9cm" svg:y="8.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8cm" svg:y="8.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cm" svg:y="8.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9cm" svg:y="8.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1cm" svg:y="8.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cm" svg:y="8.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2cm" svg:y="8.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1cm" svg:y="8.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3cm" svg:y="8.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2cm" svg:y="8.4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45.1cm" svg:y="8.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3cm" svg:y="8.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2cm" svg:y="8.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1cm" svg:y="8.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6cm" svg:y="9.6cm">
          <text:p text:style-name="P7"><text:span text:style-name="T4">cmd 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6cm" svg:y="9.6cm">
          <text:p text:style-name="P7"><text:span text:style-name="T4">cmd 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6cm" svg:y="9.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6cm" svg:y="9.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73" draw:text-style-name="P15" draw:layer="layout" svg:width="0.8cm" svg:height="0.2cm" svg:x="45.396cm" svg:y="9.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74" draw:text-style-name="P15" draw:layer="layout" svg:width="0.8cm" svg:height="0.2cm" svg:x="44.596cm" svg:y="9.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75" draw:text-style-name="P15" draw:layer="layout" svg:width="0.8cm" svg:height="0.2cm" svg:x="43.796cm" svg:y="9.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76" draw:text-style-name="P15" draw:layer="layout" svg:width="0.8cm" svg:height="0.2cm" svg:x="42.996cm" svg:y="9.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77" draw:text-style-name="P15" draw:layer="layout" svg:width="0.8cm" svg:height="0.2cm" svg:x="42.196cm" svg:y="9.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78" draw:text-style-name="P15" draw:layer="layout" svg:width="0.8cm" svg:height="0.2cm" svg:x="41.396cm" svg:y="9.6cm">
          <text:p text:style-name="P12"><text:span text:style-name="T5">cmd 9</text:span><text:span text:style-name="T4"> type</text:span></text:p>
          <draw:enhanced-geometry svg:viewBox="0 0 21600 21600" draw:type="rectangle" draw:enhanced-path="M 0 0 L 21600 0 21600 21600 0 21600 0 0 Z N"/>
        </draw:custom-shape>
        <draw:custom-shape draw:style-name="gr79" draw:text-style-name="P15" draw:layer="layout" svg:width="0.8cm" svg:height="0.2cm" svg:x="40.596cm" svg:y="9.6cm">
          <text:p text:style-name="P12"><text:span text:style-name="T5">cmd 10</text:span><text:span text:style-name="T4"> type</text:span></text:p>
          <draw:enhanced-geometry svg:viewBox="0 0 21600 21600" draw:type="rectangle" draw:enhanced-path="M 0 0 L 21600 0 21600 21600 0 21600 0 0 Z N"/>
        </draw:custom-shape>
        <draw:custom-shape draw:style-name="gr80" draw:text-style-name="P15" draw:layer="layout" svg:width="0.8cm" svg:height="0.2cm" svg:x="39.796cm" svg:y="9.6cm">
          <text:p text:style-name="P12"><text:span text:style-name="T5">cmd 11</text:span><text:span text:style-name="T4"> type</text:span></text:p>
          <draw:enhanced-geometry svg:viewBox="0 0 21600 21600" draw:type="rectangle" draw:enhanced-path="M 0 0 L 21600 0 21600 21600 0 21600 0 0 Z N"/>
        </draw:custom-shape>
        <draw:custom-shape draw:style-name="gr81" draw:text-style-name="P15" draw:layer="layout" svg:width="0.8cm" svg:height="0.2cm" svg:x="38.996cm" svg:y="9.6cm">
          <text:p text:style-name="P12"><text:span text:style-name="T5">cmd 12</text:span><text:span text:style-name="T4"> type</text:span></text:p>
          <draw:enhanced-geometry svg:viewBox="0 0 21600 21600" draw:type="rectangle" draw:enhanced-path="M 0 0 L 21600 0 21600 21600 0 21600 0 0 Z N"/>
        </draw:custom-shape>
        <draw:custom-shape draw:style-name="gr82" draw:text-style-name="P15" draw:layer="layout" svg:width="0.8cm" svg:height="0.2cm" svg:x="38.196cm" svg:y="9.6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83" draw:text-style-name="P15" draw:layer="layout" svg:width="0.8cm" svg:height="0.2cm" svg:x="37.396cm" svg:y="9.6cm">
          <text:p text:style-name="P12"><text:span text:style-name="T5">cmd 14</text:span><text:span text:style-name="T4"> type</text:span></text:p>
          <draw:enhanced-geometry svg:viewBox="0 0 21600 21600" draw:type="rectangle" draw:enhanced-path="M 0 0 L 21600 0 21600 21600 0 21600 0 0 Z N"/>
        </draw:custom-shape>
        <draw:custom-shape draw:style-name="gr84" draw:text-style-name="P15" draw:layer="layout" svg:width="0.8cm" svg:height="0.2cm" svg:x="36.596cm" svg:y="9.6cm">
          <text:p text:style-name="P12"><text:span text:style-name="T5">cmd 15</text:span><text:span text:style-name="T4"> type</text:span></text:p>
          <draw:enhanced-geometry svg:viewBox="0 0 21600 21600" draw:type="rectangle" draw:enhanced-path="M 0 0 L 21600 0 21600 21600 0 21600 0 0 Z N"/>
        </draw:custom-shape>
        <draw:custom-shape draw:style-name="gr85" draw:text-style-name="P11" draw:layer="layout" svg:width="3.2cm" svg:height="0.2cm" svg:x="36.6cm" svg:y="9.4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599cm" svg:y="8.8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599cm" svg:y="9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36.599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6" draw:text-style-name="P10" draw:layer="layout" svg:width="2.4cm" svg:height="0.2cm" svg:x="36.597cm" svg:y="6.2cm">
          <text:p text:style-name="P9"><text:span text:style-name="T4">lo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8cm" svg:y="6.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7cm" svg:y="6.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9cm" svg:y="6.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8cm" svg:y="6.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8cm" svg:y="6.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9cm" svg:y="6.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01cm" svg:y="6.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6cm" svg:y="6.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2cm" svg:y="6.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01cm" svg:y="6.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9cm" svg:y="6.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8cm" svg:y="6.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2cm" svg:y="6.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9cm" svg:y="6.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01cm" svg:y="6.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40cm" svg:y="6.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2cm" svg:y="6.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01cm" svg:y="6.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3cm" svg:y="6.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2cm" svg:y="6.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6cm" svg:y="6.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9cm" svg:y="6.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01cm" svg:y="6.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4cm" svg:y="6.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2cm" svg:y="6.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001cm" svg:y="6.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3cm" svg:y="6.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2cm" svg:y="6.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4cm" svg:y="6.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3cm" svg:y="6.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4cm" svg:y="6.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4cm" svg:y="6.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8cm" svg:y="6.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7cm" svg:y="6.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9cm" svg:y="6.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8cm" svg:y="6.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8cm" svg:y="6.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9cm" svg:y="6.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01cm" svg:y="6.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6cm" svg:y="6.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9cm" svg:y="6.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8cm" svg:y="6.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2cm" svg:y="6.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9cm" svg:y="6.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01cm" svg:y="6.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6cm" svg:y="6.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2cm" svg:y="6.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01cm" svg:y="6.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3cm" svg:y="6.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2cm" svg:y="6.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6cm" svg:y="6.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9cm" svg:y="6.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01cm" svg:y="6.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4cm" svg:y="6.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2cm" svg:y="6.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001cm" svg:y="6.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3cm" svg:y="6.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2cm" svg:y="6.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4cm" svg:y="6.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3cm" svg:y="6.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4cm" svg:y="6.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4cm" svg:y="6.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3cm" svg:y="6.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2cm" svg:y="6.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7cm" svg:y="7.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7cm" svg:y="7.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997cm" svg:y="7.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6.197cm" svg:y="7.6cm">
          <text:p text:style-name="P7"><text:span text:style-name="T4">cmd 3 type</text:span></text:p>
          <draw:enhanced-geometry svg:viewBox="0 0 21600 21600" draw:type="rectangle" draw:enhanced-path="M 0 0 L 21600 0 21600 21600 0 21600 0 0 Z N"/>
        </draw:custom-shape>
        <draw:custom-shape draw:style-name="gr87" draw:text-style-name="P15" draw:layer="layout" svg:width="0.8cm" svg:height="0.2cm" svg:x="45.397cm" svg:y="7.6cm">
          <text:p text:style-name="P12"><text:span text:style-name="T5">cmd 4</text:span><text:span text:style-name="T4"> type</text:span></text:p>
          <draw:enhanced-geometry svg:viewBox="0 0 21600 21600" draw:type="rectangle" draw:enhanced-path="M 0 0 L 21600 0 21600 21600 0 21600 0 0 Z N"/>
        </draw:custom-shape>
        <draw:custom-shape draw:style-name="gr88" draw:text-style-name="P15" draw:layer="layout" svg:width="0.8cm" svg:height="0.2cm" svg:x="44.597cm" svg:y="7.6cm">
          <text:p text:style-name="P12"><text:span text:style-name="T5">cmd 5</text:span><text:span text:style-name="T4"> type</text:span></text:p>
          <draw:enhanced-geometry svg:viewBox="0 0 21600 21600" draw:type="rectangle" draw:enhanced-path="M 0 0 L 21600 0 21600 21600 0 21600 0 0 Z N"/>
        </draw:custom-shape>
        <draw:custom-shape draw:style-name="gr89" draw:text-style-name="P15" draw:layer="layout" svg:width="0.8cm" svg:height="0.2cm" svg:x="43.797cm" svg:y="7.6cm">
          <text:p text:style-name="P12"><text:span text:style-name="T5">cmd 6</text:span><text:span text:style-name="T4"> type</text:span></text:p>
          <draw:enhanced-geometry svg:viewBox="0 0 21600 21600" draw:type="rectangle" draw:enhanced-path="M 0 0 L 21600 0 21600 21600 0 21600 0 0 Z N"/>
        </draw:custom-shape>
        <draw:custom-shape draw:style-name="gr90" draw:text-style-name="P15" draw:layer="layout" svg:width="0.8cm" svg:height="0.2cm" svg:x="42.997cm" svg:y="7.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91" draw:text-style-name="P15" draw:layer="layout" svg:width="0.8cm" svg:height="0.2cm" svg:x="42.197cm" svg:y="7.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92" draw:text-style-name="P15" draw:layer="layout" svg:width="0.8cm" svg:height="0.2cm" svg:x="41.397cm" svg:y="7.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93" draw:text-style-name="P15" draw:layer="layout" svg:width="0.8cm" svg:height="0.2cm" svg:x="40.597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94" draw:text-style-name="P15" draw:layer="layout" svg:width="0.8cm" svg:height="0.2cm" svg:x="39.797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95" draw:text-style-name="P15" draw:layer="layout" svg:width="0.8cm" svg:height="0.2cm" svg:x="38.997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96" draw:text-style-name="P15" draw:layer="layout" svg:width="0.8cm" svg:height="0.2cm" svg:x="38.197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97" draw:text-style-name="P15" draw:layer="layout" svg:width="0.8cm" svg:height="0.2cm" svg:x="37.397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98" draw:text-style-name="P15" draw:layer="layout" svg:width="0.8cm" svg:height="0.2cm" svg:x="36.597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99" draw:text-style-name="P11" draw:layer="layout" svg:width="3.196cm" svg:height="0.2cm" svg:x="36.601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1" draw:text-style-name="P11" draw:layer="layout" svg:width="1.4cm" svg:height="0.2cm" svg:x="47.995cm" svg:y="7.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7.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7.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7.8cm">
          <text:p text:style-name="P7"><text:span text:style-name="T4">0: </text:span><text:span text:style-name="T4">loa</text:span><text:span text:style-name="T4">d</text:span></text:p>
          <draw:enhanced-geometry svg:viewBox="0 0 21600 21600" draw:type="rectangle" draw:enhanced-path="M 0 0 L 21600 0 21600 21600 0 21600 0 0 Z N"/>
        </draw:custom-shape>
        <draw:custom-shape draw:style-name="gr11" draw:text-style-name="P11" draw:layer="layout" svg:width="1.4cm" svg:height="0.2cm" svg:x="42.995cm" svg:y="7.8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46.395cm" svg:y="7.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9.8cm">
          <text:p text:style-name="P7"><text:span text:style-name="T4">opcode</text:span><text:span text:style-name="T4">: </text:span><text:span text:style-name="T4">custom</text:span><text:span text:style-name="T4">0</text:span></text:p>
          <draw:enhanced-geometry svg:viewBox="0 0 21600 21600" draw:type="rectangle" draw:enhanced-path="M 0 0 L 21600 0 21600 21600 0 21600 0 0 Z N"/>
        </draw:custom-shape>
        <draw:custom-shape draw:style-name="gr12" draw:text-style-name="P11" draw:layer="layout" svg:width="1cm" svg:height="0.2cm" svg:x="46.995cm" svg:y="9.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9.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9.8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42.995cm" svg:y="9.8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46.395cm" svg:y="9.8cm">
          <text:p text:style-name="P7"><text:span text:style-name="T4">000</text:span></text:p>
          <draw:enhanced-geometry svg:viewBox="0 0 21600 21600" draw:type="rectangle" draw:enhanced-path="M 0 0 L 21600 0 21600 21600 0 21600 0 0 Z N"/>
        </draw:custom-shape>
        <draw:custom-shape draw:style-name="gr6" draw:text-style-name="P10" draw:layer="layout" svg:width="2.4cm" svg:height="0.2cm" svg:x="50.398cm" svg:y="6.2cm">
          <text:p text:style-name="P9"><text:span text:style-name="T4">lo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9cm" svg:y="6.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8cm" svg:y="6.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cm" svg:y="6.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9cm" svg:y="6.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1cm" svg:y="6.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cm" svg:y="6.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2cm" svg:y="6.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1cm" svg:y="6.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3cm" svg:y="6.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2cm" svg:y="6.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cm" svg:y="6.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9cm" svg:y="6.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1cm" svg:y="6.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cm" svg:y="6.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2cm" svg:y="6.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1cm" svg:y="6.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3cm" svg:y="6.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2cm" svg:y="6.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4cm" svg:y="6.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3cm" svg:y="6.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1cm" svg:y="6.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cm" svg:y="6.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2cm" svg:y="6.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1cm" svg:y="6.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3cm" svg:y="6.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2cm" svg:y="6.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4cm" svg:y="6.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3cm" svg:y="6.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5cm" svg:y="6.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4cm" svg:y="6.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5cm" svg:y="6.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5cm" svg:y="6.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9cm" svg:y="6.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8cm" svg:y="6.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cm" svg:y="6.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9cm" svg:y="6.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1cm" svg:y="6.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cm" svg:y="6.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2cm" svg:y="6.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1cm" svg:y="6.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cm" svg:y="6.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9cm" svg:y="6.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1cm" svg:y="6.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cm" svg:y="6.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2cm" svg:y="6.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1cm" svg:y="6.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3cm" svg:y="6.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2cm" svg:y="6.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4cm" svg:y="6.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3cm" svg:y="6.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1cm" svg:y="6.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cm" svg:y="6.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2cm" svg:y="6.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1cm" svg:y="6.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3cm" svg:y="6.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2cm" svg:y="6.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4cm" svg:y="6.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3cm" svg:y="6.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5cm" svg:y="6.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4cm" svg:y="6.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5cm" svg:y="6.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5cm" svg:y="6.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50.395cm" svg:y="6.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3cm" svg:y="6.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1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2" draw:text-style-name="P17" draw:layer="layout" svg:width="12.802cm" svg:height="0.2cm" svg:x="50.395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05" draw:text-style-name="P17" draw:layer="layout" svg:width="1.6cm" svg:height="0.2cm" svg:x="61.595cm" svg:y="7.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5" draw:text-style-name="P17" draw:layer="layout" svg:width="1.6cm" svg:height="0.2cm" svg:x="61.595cm" svg:y="7.2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47.7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9cm" svg:y="8.2cm">
          <text:p text:style-name="P9"><text:span text:style-name="T4">stor</text:span><text:span text:style-name="T4">e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4cm" svg:y="8.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9cm" svg:y="8.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001cm" svg:y="8.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2cm" svg:y="8.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2cm" svg:y="8.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01cm" svg:y="8.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3cm" svg:y="8.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2cm" svg:y="8.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4cm" svg:y="8.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3cm" svg:y="8.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01cm" svg:y="8.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6cm" svg:y="8.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2cm" svg:y="8.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01cm" svg:y="8.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3cm" svg:y="8.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2cm" svg:y="8.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4cm" svg:y="8.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3cm" svg:y="8.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5cm" svg:y="8.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4cm" svg:y="8.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2cm" svg:y="8.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01cm" svg:y="8.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3cm" svg:y="8.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2cm" svg:y="8.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4cm" svg:y="8.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3cm" svg:y="8.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5cm" svg:y="8.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4cm" svg:y="8.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6cm" svg:y="8.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5cm" svg:y="8.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6cm" svg:y="8.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6cm" svg:y="8.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4cm" svg:y="8.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9cm" svg:y="8.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001cm" svg:y="8.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2cm" svg:y="8.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2cm" svg:y="8.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01cm" svg:y="8.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3cm" svg:y="8.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2cm" svg:y="8.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01cm" svg:y="8.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6cm" svg:y="8.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2cm" svg:y="8.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01cm" svg:y="8.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3cm" svg:y="8.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2cm" svg:y="8.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4cm" svg:y="8.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3cm" svg:y="8.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5cm" svg:y="8.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4cm" svg:y="8.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2cm" svg:y="8.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01cm" svg:y="8.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3cm" svg:y="8.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2cm" svg:y="8.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4cm" svg:y="8.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3cm" svg:y="8.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5cm" svg:y="8.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4cm" svg:y="8.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6cm" svg:y="8.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5cm" svg:y="8.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6cm" svg:y="8.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6cm" svg:y="8.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50.395cm" svg:y="8.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4cm" svg:y="8.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9.4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50.395cm" svg:y="8.8cm">
          <text:p text:style-name="P7"><text:span text:style-name="T4">reserv</text:span><text:span text:style-name="T4">e</text:span></text:p>
          <draw:enhanced-geometry svg:viewBox="0 0 21600 21600" draw:type="rectangle" draw:enhanced-path="M 0 0 L 21600 0 21600 21600 0 21600 0 0 Z N"/>
        </draw:custom-shape>
        <draw:custom-shape draw:style-name="gr107" draw:text-style-name="P17" draw:layer="layout" svg:width="12.803cm" svg:height="0.2cm" svg:x="50.395cm" svg:y="9cm">
          <text:p text:style-name="P7"><text:span text:style-name="T4">reserv</text:span><text:span text:style-name="T4">e</text:span></text:p>
          <draw:enhanced-geometry svg:viewBox="0 0 21600 21600" draw:type="rectangle" draw:enhanced-path="M 0 0 L 21600 0 21600 21600 0 21600 0 0 Z N"/>
        </draw:custom-shape>
        <draw:custom-shape draw:style-name="gr103" draw:text-style-name="P17" draw:layer="layout" svg:width="11.2cm" svg:height="0.2cm" svg:x="50.395cm" svg:y="9.2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50.402cm" svg:y="8.6cm">
          <text:p text:style-name="P7"><text:span text:style-name="T4">cmd_meta 3</text:span></text:p>
          <draw:enhanced-geometry svg:viewBox="0 0 21600 21600" draw:type="rectangle" draw:enhanced-path="M 0 0 L 21600 0 21600 21600 0 21600 0 0 Z N"/>
        </draw:custom-shape>
        <draw:custom-shape draw:style-name="gr107" draw:text-style-name="P17" draw:layer="layout" svg:width="12.803cm" svg:height="0.2cm" svg:x="50.395cm" svg:y="8.6cm">
          <text:p text:style-name="P7"><text:span text:style-name="T4">reserve</text:span></text:p>
          <draw:enhanced-geometry svg:viewBox="0 0 21600 21600" draw:type="rectangle" draw:enhanced-path="M 0 0 L 21600 0 21600 21600 0 21600 0 0 Z N"/>
        </draw:custom-shape>
        <draw:custom-shape draw:style-name="gr108" draw:text-style-name="P17" draw:layer="layout" svg:width="1.601cm" svg:height="0.2cm" svg:x="61.5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5cm" svg:y="10.2cm">
          <text:p text:style-name="P9"><text:span text:style-name="T4">key read </text:span><text:span text:style-name="T4">output</text:span></text:p>
          <draw:enhanced-geometry svg:viewBox="0 0 21600 21600" draw:type="rectangle" draw:enhanced-path="M 0 0 L 21600 0 21600 21600 0 21600 0 0 Z N"/>
        </draw:custom-shape>
        <draw:custom-shape draw:style-name="gr100" draw:text-style-name="P17" draw:layer="layout" svg:width="0.2cm" svg:height="0.2cm" svg:x="52.395cm" svg:y="10.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0.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0.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0.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0.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0.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0.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0.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0.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0.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0.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0.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0.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0.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0.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0.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0.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0.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0.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0.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0.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0.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0.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0.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0.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0.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0.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0.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0.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0.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0.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0.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0.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0.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0.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0.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0.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0.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0.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0.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0.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0.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0.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0.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0.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0.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0.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0.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0.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0.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0.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0.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0.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0.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0.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0.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0.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0.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0.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0.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0.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0.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0.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0.4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50.395cm" svg:y="10.8cm">
          <text:p text:style-name="P7"><text:span text:style-name="T4">mas</text:span><text:span text:style-name="T4">k 0</text:span></text:p>
          <draw:enhanced-geometry svg:viewBox="0 0 21600 21600" draw:type="rectangle" draw:enhanced-path="M 0 0 L 21600 0 21600 21600 0 21600 0 0 Z N"/>
        </draw:custom-shape>
        <draw:custom-shape draw:style-name="gr109" draw:text-style-name="P17" draw:layer="layout" svg:width="12.8cm" svg:height="0.2cm" svg:x="50.395cm" svg:y="11cm">
          <text:p text:style-name="P7"><text:span text:style-name="T4">key </text:span><text:span text:style-name="T4">1</text:span></text:p>
          <draw:enhanced-geometry svg:viewBox="0 0 21600 21600" draw:type="rectangle" draw:enhanced-path="M 0 0 L 21600 0 21600 21600 0 21600 0 0 Z N"/>
        </draw:custom-shape>
        <draw:custom-shape draw:style-name="gr109" draw:text-style-name="P17" draw:layer="layout" svg:width="12.8cm" svg:height="0.2cm" svg:x="50.395cm" svg:y="11.2cm">
          <text:p text:style-name="P7"><text:span text:style-name="T4">key </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62.395cm" svg:y="11.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1.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1.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11" draw:text-style-name="P18" draw:layer="layout" svg:width="0.8cm" svg:height="0.2cm" svg:x="59.9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12" draw:text-style-name="P18" draw:layer="layout" svg:width="0.8cm" svg:height="0.2cm" svg:x="59.195cm" svg:y="11.6cm">
          <text:p text:style-name="P12"><text:span text:style-name="T5">cmd 5</text:span><text:span text:style-name="T4"> type</text:span></text:p>
          <draw:enhanced-geometry svg:viewBox="0 0 21600 21600" draw:type="rectangle" draw:enhanced-path="M 0 0 L 21600 0 21600 21600 0 21600 0 0 Z N"/>
        </draw:custom-shape>
        <draw:custom-shape draw:style-name="gr113" draw:text-style-name="P18" draw:layer="layout" svg:width="0.8cm" svg:height="0.2cm" svg:x="58.395cm" svg:y="11.6cm">
          <text:p text:style-name="P12"><text:span text:style-name="T5">cmd 6</text:span><text:span text:style-name="T4"> type</text:span></text:p>
          <draw:enhanced-geometry svg:viewBox="0 0 21600 21600" draw:type="rectangle" draw:enhanced-path="M 0 0 L 21600 0 21600 21600 0 21600 0 0 Z N"/>
        </draw:custom-shape>
        <draw:custom-shape draw:style-name="gr114" draw:text-style-name="P18" draw:layer="layout" svg:width="0.8cm" svg:height="0.2cm" svg:x="57.595cm" svg:y="11.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15" draw:text-style-name="P18" draw:layer="layout" svg:width="0.8cm" svg:height="0.2cm" svg:x="56.795cm" svg:y="11.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16" draw:text-style-name="P18" draw:layer="layout" svg:width="0.8cm" svg:height="0.2cm" svg:x="55.995cm" svg:y="11.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17" draw:text-style-name="P18" draw:layer="layout" svg:width="0.8cm" svg:height="0.2cm" svg:x="55.195cm" svg:y="11.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18" draw:text-style-name="P18" draw:layer="layout" svg:width="0.8cm" svg:height="0.2cm" svg:x="54.395cm" svg:y="11.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19" draw:text-style-name="P18" draw:layer="layout" svg:width="0.8cm" svg:height="0.2cm" svg:x="53.595cm" svg:y="11.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20" draw:text-style-name="P18" draw:layer="layout" svg:width="0.8cm" svg:height="0.2cm" svg:x="52.795cm" svg:y="11.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21" draw:text-style-name="P18" draw:layer="layout" svg:width="0.8cm" svg:height="0.2cm" svg:x="51.995cm" svg:y="11.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22" draw:text-style-name="P18" draw:layer="layout" svg:width="0.8cm" svg:height="0.2cm" svg:x="51.195cm" svg:y="11.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50.399cm" svg:y="10.6cm">
          <text:p text:style-name="P7"><text:span text:style-name="T4">cmd_meta </text:span><text:span text:style-name="T4">3</text:span></text:p>
          <draw:enhanced-geometry svg:viewBox="0 0 21600 21600" draw:type="rectangle" draw:enhanced-path="M 0 0 L 21600 0 21600 21600 0 21600 0 0 Z N"/>
        </draw:custom-shape>
        <draw:custom-shape draw:style-name="gr109" draw:text-style-name="P17" draw:layer="layout" svg:width="12.8cm" svg:height="0.2cm" svg:x="50.395cm" svg:y="10.6cm">
          <text:p text:style-name="P7"><text:span text:style-name="T4">mas</text:span><text:span text:style-name="T4">k 1</text:span></text:p>
          <draw:enhanced-geometry svg:viewBox="0 0 21600 21600" draw:type="rectangle" draw:enhanced-path="M 0 0 L 21600 0 21600 21600 0 21600 0 0 Z N"/>
        </draw:custom-shape>
        <draw:custom-shape draw:style-name="gr105" draw:text-style-name="P17" draw:layer="layout" svg:width="1.6cm" svg:height="0.2cm" svg:x="61.595cm" svg:y="11.4cm">
          <text:p text:style-name="P7"><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1" draw:text-style-name="P17" draw:layer="layout" svg:width="3.203cm" svg:height="0.2cm" svg:x="50.395cm" svg:y="11.4cm">
          <text:p text:style-name="P7"><text:span text:style-name="T4">rese</text:span><text:span text:style-name="T4">rve</text:span></text:p>
          <draw:enhanced-geometry svg:viewBox="0 0 21600 21600" draw:type="rectangle" draw:enhanced-path="M 0 0 L 21600 0 21600 21600 0 21600 0 0 Z N"/>
        </draw:custom-shape>
        <draw:custom-shape draw:style-name="gr123" draw:text-style-name="P18" draw:layer="layout" svg:width="0.8cm" svg:height="0.2cm" svg:x="50.395cm" svg:y="11.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9.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9.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9.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24" draw:text-style-name="P18" draw:layer="layout" svg:width="0.8cm" svg:height="0.2cm" svg:x="59.995cm" svg:y="9.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25" draw:text-style-name="P18" draw:layer="layout" svg:width="0.8cm" svg:height="0.2cm" svg:x="59.195cm" svg:y="9.6cm">
          <text:p text:style-name="P12"><text:span text:style-name="T5">cmd 5</text:span><text:span text:style-name="T4"> type</text:span></text:p>
          <draw:enhanced-geometry svg:viewBox="0 0 21600 21600" draw:type="rectangle" draw:enhanced-path="M 0 0 L 21600 0 21600 21600 0 21600 0 0 Z N"/>
        </draw:custom-shape>
        <draw:custom-shape draw:style-name="gr126" draw:text-style-name="P18" draw:layer="layout" svg:width="0.8cm" svg:height="0.2cm" svg:x="58.395cm" svg:y="9.6cm">
          <text:p text:style-name="P12"><text:span text:style-name="T5">cmd 6</text:span><text:span text:style-name="T4"> type</text:span></text:p>
          <draw:enhanced-geometry svg:viewBox="0 0 21600 21600" draw:type="rectangle" draw:enhanced-path="M 0 0 L 21600 0 21600 21600 0 21600 0 0 Z N"/>
        </draw:custom-shape>
        <draw:custom-shape draw:style-name="gr127" draw:text-style-name="P18" draw:layer="layout" svg:width="0.8cm" svg:height="0.2cm" svg:x="57.595cm" svg:y="9.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28" draw:text-style-name="P18" draw:layer="layout" svg:width="0.8cm" svg:height="0.2cm" svg:x="56.795cm" svg:y="9.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29" draw:text-style-name="P18" draw:layer="layout" svg:width="0.8cm" svg:height="0.2cm" svg:x="55.995cm" svg:y="9.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30" draw:text-style-name="P18" draw:layer="layout" svg:width="0.8cm" svg:height="0.2cm" svg:x="55.195cm" svg:y="9.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31" draw:text-style-name="P18" draw:layer="layout" svg:width="0.8cm" svg:height="0.2cm" svg:x="54.395cm" svg:y="9.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32" draw:text-style-name="P18" draw:layer="layout" svg:width="0.8cm" svg:height="0.2cm" svg:x="53.595cm" svg:y="9.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33" draw:text-style-name="P18" draw:layer="layout" svg:width="0.8cm" svg:height="0.2cm" svg:x="52.795cm" svg:y="9.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34" draw:text-style-name="P18" draw:layer="layout" svg:width="0.8cm" svg:height="0.2cm" svg:x="51.995cm" svg:y="9.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35" draw:text-style-name="P18" draw:layer="layout" svg:width="0.8cm" svg:height="0.2cm" svg:x="51.195cm" svg:y="9.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36" draw:text-style-name="P18" draw:layer="layout" svg:width="0.8cm" svg:height="0.2cm" svg:x="50.395cm" svg:y="9.6cm">
          <text:p text:style-name="P12"><text:span text:style-name="T5">0000</text:span></text:p>
          <draw:enhanced-geometry svg:viewBox="0 0 21600 21600" draw:type="rectangle" draw:enhanced-path="M 0 0 L 21600 0 21600 21600 0 21600 0 0 Z N"/>
        </draw:custom-shape>
        <draw:custom-shape draw:style-name="gr110" draw:text-style-name="P17" draw:layer="layout" svg:width="0.8cm" svg:height="0.2cm" svg:x="62.395cm" svg:y="7.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7.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7.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37" draw:text-style-name="P18" draw:layer="layout" svg:width="0.8cm" svg:height="0.2cm" svg:x="59.995cm" svg:y="7.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38" draw:text-style-name="P18" draw:layer="layout" svg:width="0.8cm" svg:height="0.2cm" svg:x="59.195cm" svg:y="7.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39" draw:text-style-name="P18" draw:layer="layout" svg:width="0.8cm" svg:height="0.2cm" svg:x="58.395cm" svg:y="7.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40" draw:text-style-name="P18" draw:layer="layout" svg:width="0.8cm" svg:height="0.2cm" svg:x="57.595cm" svg:y="7.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41" draw:text-style-name="P18" draw:layer="layout" svg:width="0.8cm" svg:height="0.2cm" svg:x="56.795cm" svg:y="7.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42" draw:text-style-name="P18" draw:layer="layout" svg:width="0.8cm" svg:height="0.2cm" svg:x="55.995cm" svg:y="7.6cm">
          <text:p text:style-name="P12"><text:span text:style-name="T5">cmd 9</text:span><text:span text:style-name="T4"> type</text:span></text:p>
          <draw:enhanced-geometry svg:viewBox="0 0 21600 21600" draw:type="rectangle" draw:enhanced-path="M 0 0 L 21600 0 21600 21600 0 21600 0 0 Z N"/>
        </draw:custom-shape>
        <draw:custom-shape draw:style-name="gr143" draw:text-style-name="P18" draw:layer="layout" svg:width="0.8cm" svg:height="0.2cm" svg:x="55.195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44" draw:text-style-name="P18" draw:layer="layout" svg:width="0.8cm" svg:height="0.2cm" svg:x="54.395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45" draw:text-style-name="P18" draw:layer="layout" svg:width="0.8cm" svg:height="0.2cm" svg:x="53.595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46" draw:text-style-name="P18" draw:layer="layout" svg:width="0.8cm" svg:height="0.2cm" svg:x="52.795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47" draw:text-style-name="P18" draw:layer="layout" svg:width="0.8cm" svg:height="0.2cm" svg:x="51.995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48" draw:text-style-name="P18" draw:layer="layout" svg:width="0.8cm" svg:height="0.2cm" svg:x="51.195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49" draw:text-style-name="P18" draw:layer="layout" svg:width="0.8cm" svg:height="0.2cm" svg:x="50.395cm" svg:y="7.6cm">
          <text:p text:style-name="P12"><text:span text:style-name="T5">0000</text:span></text:p>
          <draw:enhanced-geometry svg:viewBox="0 0 21600 21600" draw:type="rectangle" draw:enhanced-path="M 0 0 L 21600 0 21600 21600 0 21600 0 0 Z N"/>
        </draw:custom-shape>
        <draw:custom-shape draw:style-name="gr6" draw:text-style-name="P10" draw:layer="layout" svg:width="2.4cm" svg:height="0.2cm" svg:x="50.395cm" svg:y="12.2cm">
          <text:p text:style-name="P9"><text:span text:style-name="T4">tcam </text:span><text:span text:style-name="T4">search </text:span><text:span text:style-name="T4">output</text:span></text:p>
          <draw:enhanced-geometry svg:viewBox="0 0 21600 21600" draw:type="rectangle" draw:enhanced-path="M 0 0 L 21600 0 21600 21600 0 21600 0 0 Z N"/>
        </draw:custom-shape>
        <draw:custom-shape draw:style-name="gr150" draw:text-style-name="P18" draw:layer="layout" svg:width="12.8cm" svg:height="0.2cm" svg:x="50.395cm" svg:y="12.8cm">
          <text:p text:style-name="P12"><text:span text:style-name="T4">dma </text:span><text:span text:style-name="T4">bd</text:span></text:p>
          <draw:enhanced-geometry svg:viewBox="0 0 21600 21600" draw:type="rectangle" draw:enhanced-path="M 0 0 L 21600 0 21600 21600 0 21600 0 0 Z N"/>
        </draw:custom-shape>
        <draw:custom-shape draw:style-name="gr151" draw:text-style-name="P18" draw:layer="layout" svg:width="12.8cm" svg:height="0.2cm" svg:x="50.395cm" svg:y="13cm">
          <text:p text:style-name="P12"><text:span text:style-name="T4">dma </text:span><text:span text:style-name="T4">bd</text:span></text:p>
          <draw:enhanced-geometry svg:viewBox="0 0 21600 21600" draw:type="rectangle" draw:enhanced-path="M 0 0 L 21600 0 21600 21600 0 21600 0 0 Z N"/>
        </draw:custom-shape>
        <draw:custom-shape draw:style-name="gr152" draw:text-style-name="P18" draw:layer="layout" svg:width="12.8cm" svg:height="0.2cm" svg:x="50.395cm" svg:y="13.2cm">
          <text:p text:style-name="P12"><text:span text:style-name="T4">dma </text:span><text:span text:style-name="T4">bd</text:span></text:p>
          <draw:enhanced-geometry svg:viewBox="0 0 21600 21600" draw:type="rectangle" draw:enhanced-path="M 0 0 L 21600 0 21600 21600 0 21600 0 0 Z N"/>
        </draw:custom-shape>
        <draw:custom-shape draw:style-name="gr104" draw:text-style-name="P17" draw:layer="layout" svg:width="12.796cm" svg:height="0.2cm" svg:x="50.3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53" draw:text-style-name="P18" draw:layer="layout" svg:width="12.8cm" svg:height="0.2cm" svg:x="50.395cm" svg:y="12.6cm">
          <text:p text:style-name="P12"><text:span text:style-name="T4">dma </text:span><text:span text:style-name="T4">bd</text:span></text:p>
          <draw:enhanced-geometry svg:viewBox="0 0 21600 21600" draw:type="rectangle" draw:enhanced-path="M 0 0 L 21600 0 21600 21600 0 21600 0 0 Z N"/>
        </draw:custom-shape>
        <draw:custom-shape draw:style-name="gr100" draw:text-style-name="P17" draw:layer="layout" svg:width="0.2cm" svg:height="0.2cm" svg:x="52.395cm" svg:y="12.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2.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2.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2.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2.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2.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2.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2.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2.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2.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2.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2.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2.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2.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2.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2.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2.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2.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2.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2.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2.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2.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2.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2.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2.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2.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2.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2.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2.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2.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2.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2.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2.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2.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2.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2.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2.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2.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2.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2.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2.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2.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2.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2.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2.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2.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2.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2.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2.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2.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2.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2.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2.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2.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2.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2.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2.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2.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2.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2.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2.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2.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2.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2.4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3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3.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54" draw:text-style-name="P18" draw:layer="layout" svg:width="0.8cm" svg:height="0.2cm" svg:x="59.995cm" svg:y="13.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55" draw:text-style-name="P18" draw:layer="layout" svg:width="0.8cm" svg:height="0.2cm" svg:x="59.195cm" svg:y="13.6cm">
          <text:p text:style-name="P12"><text:span text:style-name="T5">cmd 5</text:span><text:span text:style-name="T4"> type</text:span></text:p>
          <draw:enhanced-geometry svg:viewBox="0 0 21600 21600" draw:type="rectangle" draw:enhanced-path="M 0 0 L 21600 0 21600 21600 0 21600 0 0 Z N"/>
        </draw:custom-shape>
        <draw:custom-shape draw:style-name="gr156" draw:text-style-name="P18" draw:layer="layout" svg:width="0.8cm" svg:height="0.2cm" svg:x="58.395cm" svg:y="13.6cm">
          <text:p text:style-name="P12"><text:span text:style-name="T5">cmd 6</text:span><text:span text:style-name="T4"> type</text:span></text:p>
          <draw:enhanced-geometry svg:viewBox="0 0 21600 21600" draw:type="rectangle" draw:enhanced-path="M 0 0 L 21600 0 21600 21600 0 21600 0 0 Z N"/>
        </draw:custom-shape>
        <draw:custom-shape draw:style-name="gr157" draw:text-style-name="P18" draw:layer="layout" svg:width="0.8cm" svg:height="0.2cm" svg:x="57.5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58" draw:text-style-name="P18" draw:layer="layout" svg:width="0.8cm" svg:height="0.2cm" svg:x="56.795cm" svg:y="13.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59" draw:text-style-name="P18" draw:layer="layout" svg:width="0.8cm" svg:height="0.2cm" svg:x="55.9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60" draw:text-style-name="P18" draw:layer="layout" svg:width="0.8cm" svg:height="0.2cm" svg:x="55.195cm" svg:y="13.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61" draw:text-style-name="P18" draw:layer="layout" svg:width="0.8cm" svg:height="0.2cm" svg:x="54.3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62" draw:text-style-name="P18" draw:layer="layout" svg:width="0.8cm" svg:height="0.2cm" svg:x="53.595cm" svg:y="13.6cm">
          <text:p text:style-name="P12"><text:span text:style-name="T5">cmd 12</text:span><text:span text:style-name="T4"> type</text:span></text:p>
          <draw:enhanced-geometry svg:viewBox="0 0 21600 21600" draw:type="rectangle" draw:enhanced-path="M 0 0 L 21600 0 21600 21600 0 21600 0 0 Z N"/>
        </draw:custom-shape>
        <draw:custom-shape draw:style-name="gr163" draw:text-style-name="P18" draw:layer="layout" svg:width="0.8cm" svg:height="0.2cm" svg:x="52.7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64" draw:text-style-name="P18" draw:layer="layout" svg:width="0.8cm" svg:height="0.2cm" svg:x="51.9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65" draw:text-style-name="P18" draw:layer="layout" svg:width="0.8cm" svg:height="0.2cm" svg:x="51.1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1" draw:text-style-name="P17" draw:layer="layout" svg:width="3.203cm" svg:height="0.2cm" svg:x="50.395cm" svg:y="13.4cm">
          <text:p text:style-name="P7"><text:span text:style-name="T4">rese</text:span><text:span text:style-name="T4">rve</text:span></text:p>
          <draw:enhanced-geometry svg:viewBox="0 0 21600 21600" draw:mirror-horizontal="false" draw:mirror-vertical="false" draw:type="rectangle" draw:enhanced-path="M 0 0 L 21600 0 21600 21600 0 21600 0 0 Z N"/>
        </draw:custom-shape>
        <draw:custom-shape draw:style-name="gr166" draw:text-style-name="P18" draw:layer="layout" svg:width="0.8cm" svg:height="0.2cm" svg:x="50.395cm" svg:y="13.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16.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6.8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6.8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7" draw:text-style-name="P18" draw:layer="layout" svg:width="0.8cm" svg:height="0.2cm" svg:x="59.995cm" svg:y="16.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68" draw:text-style-name="P18" draw:layer="layout" svg:width="0.8cm" svg:height="0.2cm" svg:x="59.195cm" svg:y="16.8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69" draw:text-style-name="P18" draw:layer="layout" svg:width="0.8cm" svg:height="0.2cm" svg:x="58.395cm" svg:y="16.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70" draw:text-style-name="P18" draw:layer="layout" svg:width="0.8cm" svg:height="0.2cm" svg:x="57.595cm" svg:y="16.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71" draw:text-style-name="P18" draw:layer="layout" svg:width="0.8cm" svg:height="0.2cm" svg:x="56.795cm" svg:y="16.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72" draw:text-style-name="P18" draw:layer="layout" svg:width="0.8cm" svg:height="0.2cm" svg:x="55.995cm" svg:y="16.8cm">
          <text:p text:style-name="P12"><text:span text:style-name="T5">cmd 9</text:span><text:span text:style-name="T4"> </text:span><text:span text:style-name="T4">type</text:span></text:p>
          <draw:enhanced-geometry svg:viewBox="0 0 21600 21600" draw:type="rectangle" draw:enhanced-path="M 0 0 L 21600 0 21600 21600 0 21600 0 0 Z N"/>
        </draw:custom-shape>
        <draw:custom-shape draw:style-name="gr173" draw:text-style-name="P18" draw:layer="layout" svg:width="0.8cm" svg:height="0.2cm" svg:x="55.195cm" svg:y="16.8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74" draw:text-style-name="P18" draw:layer="layout" svg:width="0.8cm" svg:height="0.2cm" svg:x="54.395cm" svg:y="16.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75" draw:text-style-name="P18" draw:layer="layout" svg:width="0.8cm" svg:height="0.2cm" svg:x="53.595cm" svg:y="16.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76" draw:text-style-name="P18" draw:layer="layout" svg:width="0.8cm" svg:height="0.2cm" svg:x="52.795cm" svg:y="16.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77" draw:text-style-name="P18" draw:layer="layout" svg:width="0.8cm" svg:height="0.2cm" svg:x="51.995cm" svg:y="16.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78" draw:text-style-name="P18" draw:layer="layout" svg:width="0.8cm" svg:height="0.2cm" svg:x="51.195cm" svg:y="16.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0" draw:text-style-name="P17" draw:layer="layout" svg:width="0.2cm" svg:height="0.2cm" svg:x="52.395cm" svg:y="15.6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5.6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5.6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5.6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5.6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5.6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5.6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5.6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5.6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5.6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5.6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5.6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5.6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5.6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5.6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5.6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5.6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5.6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5.6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5.6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5.6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5.6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5.6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5.6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5.6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5.6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5.6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5.6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5.6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5.6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5.6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5.6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5.6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5.6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5.6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5.6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5.6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5.6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5.6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5.6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5.6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5.6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5.6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5.6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5.6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5.6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5.6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5.6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5.6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5.6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5.6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5.6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5.6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5.6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5.6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5.6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5.6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5.6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5.6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5.6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5.6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5.6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5.6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5.6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50.395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5.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5.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5.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5.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5.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5.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6.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6.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6.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6.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6.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6.4cm">
          <text:p text:style-name="P7"><text:span text:style-name="T4">offset:13</text:span></text:p>
          <draw:enhanced-geometry svg:viewBox="0 0 21600 21600" draw:type="rectangle" draw:enhanced-path="M 0 0 L 21600 0 21600 21600 0 21600 0 0 Z N"/>
        </draw:custom-shape>
        <draw:custom-shape draw:style-name="gr181" draw:text-style-name="P17" draw:layer="layout" svg:width="3.205cm" svg:height="0.2cm" svg:x="50.395cm" svg:y="16.6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62.396cm" svg:y="17.2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61.596cm" svg:y="17.2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60.796cm" svg:y="17.2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59.996cm" svg:y="17.2cm">
          <text:p text:style-name="P7"><text:span text:style-name="T4">0000</text:span></text:p>
          <draw:enhanced-geometry svg:viewBox="0 0 21600 21600" draw:type="rectangle" draw:enhanced-path="M 0 0 L 21600 0 21600 21600 0 21600 0 0 Z N"/>
        </draw:custom-shape>
        <draw:custom-shape draw:style-name="gr182" draw:text-style-name="P18" draw:layer="layout" svg:width="0.8cm" svg:height="0.2cm" svg:x="59.196cm" svg:y="17.2cm">
          <text:p text:style-name="P12"><text:span text:style-name="T4">0000</text:span></text:p>
          <draw:enhanced-geometry svg:viewBox="0 0 21600 21600" draw:type="rectangle" draw:enhanced-path="M 0 0 L 21600 0 21600 21600 0 21600 0 0 Z N"/>
        </draw:custom-shape>
        <draw:custom-shape draw:style-name="gr183" draw:text-style-name="P18" draw:layer="layout" svg:width="0.8cm" svg:height="0.2cm" svg:x="58.396cm" svg:y="17.2cm">
          <text:p text:style-name="P12"><text:span text:style-name="T5">0000</text:span></text:p>
          <draw:enhanced-geometry svg:viewBox="0 0 21600 21600" draw:type="rectangle" draw:enhanced-path="M 0 0 L 21600 0 21600 21600 0 21600 0 0 Z N"/>
        </draw:custom-shape>
        <draw:custom-shape draw:style-name="gr184" draw:text-style-name="P18" draw:layer="layout" svg:width="0.8cm" svg:height="0.2cm" svg:x="57.596cm" svg:y="17.2cm">
          <text:p text:style-name="P12"><text:span text:style-name="T5">0000</text:span></text:p>
          <draw:enhanced-geometry svg:viewBox="0 0 21600 21600" draw:type="rectangle" draw:enhanced-path="M 0 0 L 21600 0 21600 21600 0 21600 0 0 Z N"/>
        </draw:custom-shape>
        <draw:custom-shape draw:style-name="gr185" draw:text-style-name="P18" draw:layer="layout" svg:width="0.8cm" svg:height="0.2cm" svg:x="56.796cm" svg:y="17.2cm">
          <text:p text:style-name="P12"><text:span text:style-name="T4">0000</text:span></text:p>
          <draw:enhanced-geometry svg:viewBox="0 0 21600 21600" draw:type="rectangle" draw:enhanced-path="M 0 0 L 21600 0 21600 21600 0 21600 0 0 Z N"/>
        </draw:custom-shape>
        <draw:custom-shape draw:style-name="gr186" draw:text-style-name="P18" draw:layer="layout" svg:width="0.8cm" svg:height="0.2cm" svg:x="55.996cm" svg:y="17.2cm">
          <text:p text:style-name="P12"><text:span text:style-name="T4">0000</text:span></text:p>
          <draw:enhanced-geometry svg:viewBox="0 0 21600 21600" draw:type="rectangle" draw:enhanced-path="M 0 0 L 21600 0 21600 21600 0 21600 0 0 Z N"/>
        </draw:custom-shape>
        <draw:custom-shape draw:style-name="gr187" draw:text-style-name="P18" draw:layer="layout" svg:width="0.8cm" svg:height="0.2cm" svg:x="55.196cm" svg:y="17.2cm">
          <text:p text:style-name="P12"><text:span text:style-name="T4">0000</text:span></text:p>
          <draw:enhanced-geometry svg:viewBox="0 0 21600 21600" draw:type="rectangle" draw:enhanced-path="M 0 0 L 21600 0 21600 21600 0 21600 0 0 Z N"/>
        </draw:custom-shape>
        <draw:custom-shape draw:style-name="gr188" draw:text-style-name="P18" draw:layer="layout" svg:width="0.8cm" svg:height="0.2cm" svg:x="54.396cm" svg:y="17.2cm">
          <text:p text:style-name="P12"><text:span text:style-name="T4">0000</text:span></text:p>
          <draw:enhanced-geometry svg:viewBox="0 0 21600 21600" draw:type="rectangle" draw:enhanced-path="M 0 0 L 21600 0 21600 21600 0 21600 0 0 Z N"/>
        </draw:custom-shape>
        <draw:custom-shape draw:style-name="gr189" draw:text-style-name="P18" draw:layer="layout" svg:width="0.8cm" svg:height="0.2cm" svg:x="53.596cm" svg:y="17.2cm">
          <text:p text:style-name="P12"><text:span text:style-name="T4">0000</text:span></text:p>
          <draw:enhanced-geometry svg:viewBox="0 0 21600 21600" draw:type="rectangle" draw:enhanced-path="M 0 0 L 21600 0 21600 21600 0 21600 0 0 Z N"/>
        </draw:custom-shape>
        <draw:custom-shape draw:style-name="gr190" draw:text-style-name="P18" draw:layer="layout" svg:width="0.8cm" svg:height="0.2cm" svg:x="52.796cm" svg:y="17.2cm">
          <text:p text:style-name="P12"><text:span text:style-name="T5">0000</text:span></text:p>
          <draw:enhanced-geometry svg:viewBox="0 0 21600 21600" draw:type="rectangle" draw:enhanced-path="M 0 0 L 21600 0 21600 21600 0 21600 0 0 Z N"/>
        </draw:custom-shape>
        <draw:custom-shape draw:style-name="gr191" draw:text-style-name="P18" draw:layer="layout" svg:width="0.8cm" svg:height="0.2cm" svg:x="51.996cm" svg:y="17.2cm">
          <text:p text:style-name="P12"><text:span text:style-name="T4">0000</text:span></text:p>
          <draw:enhanced-geometry svg:viewBox="0 0 21600 21600" draw:type="rectangle" draw:enhanced-path="M 0 0 L 21600 0 21600 21600 0 21600 0 0 Z N"/>
        </draw:custom-shape>
        <draw:custom-shape draw:style-name="gr192" draw:text-style-name="P18" draw:layer="layout" svg:width="0.8cm" svg:height="0.2cm" svg:x="51.196cm" svg:y="17.2cm">
          <text:p text:style-name="P12"><text:span text:style-name="T4">0000</text:span></text:p>
          <draw:enhanced-geometry svg:viewBox="0 0 21600 21600" draw:type="rectangle" draw:enhanced-path="M 0 0 L 21600 0 21600 21600 0 21600 0 0 Z N"/>
        </draw:custom-shape>
        <draw:custom-shape draw:style-name="gr193" draw:text-style-name="P18" draw:layer="layout" svg:width="0.8cm" svg:height="0.2cm" svg:x="50.396cm" svg:y="17.2cm">
          <text:p text:style-name="P12"><text:span text:style-name="T4">0000</text:span></text:p>
          <draw:enhanced-geometry svg:viewBox="0 0 21600 21600" draw:type="rectangle" draw:enhanced-path="M 0 0 L 21600 0 21600 21600 0 21600 0 0 Z N"/>
        </draw:custom-shape>
        <draw:custom-shape draw:style-name="gr194" draw:text-style-name="P18" draw:layer="layout" svg:width="0.8cm" svg:height="0.2cm" svg:x="50.396cm" svg:y="16.8cm">
          <text:p text:style-name="P12"><text:span text:style-name="T4">0000</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46.4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47.9cm" svg:y1="26.7cm" svg:x2="48.9cm" svg:y2="26.7cm">
          <text:p/>
        </draw:line>
        <draw:line draw:style-name="gr198" draw:text-style-name="P23" draw:layer="layout" svg:x1="44.3cm" svg:y1="26.7cm" svg:x2="46.4cm" svg:y2="26.7cm">
          <text:p/>
        </draw:line>
        <draw:line draw:style-name="gr199" draw:text-style-name="P23" draw:layer="layout" svg:x1="42.4cm" svg:y1="25.5cm" svg:x2="42.4cm" svg:y2="26cm">
          <text:p/>
        </draw:line>
        <draw:custom-shape draw:style-name="gr200" draw:text-style-name="P20"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48.6cm" svg:y1="22cm" svg:x2="48.9cm" svg:y2="22cm">
          <text:p/>
        </draw:line>
        <draw:custom-shape draw:style-name="gr200" draw:text-style-name="P20"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5.1cm" svg:y1="24.2cm" svg:x2="35.4cm" svg:y2="24.2cm">
          <text:p/>
        </draw:line>
        <draw:custom-shape draw:style-name="gr202" draw:text-style-name="P24" draw:layer="layout" svg:width="13.8cm" svg:height="8.6cm" svg:x="35.1cm" svg:y="19cm">
          <text:p/>
          <draw:enhanced-geometry svg:viewBox="0 0 21600 21600" draw:type="rectangle" draw:enhanced-path="M 0 0 L 21600 0 21600 21600 0 21600 0 0 Z N"/>
        </draw:custom-shape>
        <draw:custom-shape draw:style-name="gr203" draw:text-style-name="P2" draw:layer="layout" svg:width="10.9cm" svg:height="1.094cm" svg:x="36.35cm" svg:y="19.55cm">
          <text:p text:style-name="P1"><text:span text:style-name="T1">Key read Module</text:span></text:p>
          <draw:enhanced-geometry svg:viewBox="0 0 21600 21600" draw:type="rectangle" draw:enhanced-path="M 0 0 L 21600 0 21600 21600 0 21600 0 0 Z N"/>
        </draw:custom-shape>
        <draw:custom-shape draw:style-name="gr204" draw:text-style-name="P25" draw:layer="layout" svg:width="1cm" svg:height="0.4cm" svg:x="40.8cm" svg:y="26.5cm">
          <text:p text:style-name="P25"><text:span text:style-name="T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42.5cm" svg:y="26.5cm">
          <text:p text:style-name="P25"><text:span text:style-name="T8">re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6" draw:text-style-name="P26" draw:layer="layout" svg:width="2.25cm" svg:height="0.37cm" svg:x="41.15cm" svg:y="26.1cm">
          <draw:text-box>
            <text:p><text:span text:style-name="T6">io.inpu</text:span><text:span text:style-name="T6">t.fire()</text:span><text:span text:style-name="T6">&amp;&amp;(c</text:span><text:span text:style-name="T6">md 0 </text:span><text:span text:style-name="T6">type </text:span><text:span text:style-name="T6">=/= </text:span><text:span text:style-name="T6">0.U)</text:span></text:p>
          </draw:text-box>
        </draw:frame>
        <draw:path draw:style-name="gr207" draw:text-style-name="P2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43.3cm" svg:y="26.45cm">
          <draw:text-box>
            <text:p><text:span text:style-name="T6">next key size =/= 0.U)</text:span></text:p>
          </draw:text-box>
        </draw:frame>
        <draw:custom-shape draw:style-name="gr6" draw:text-style-name="P10" draw:layer="layout" svg:width="2.4cm" svg:height="0.2cm" svg:x="36cm" svg:y="23.2cm">
          <text:p text:style-name="P9"><text:span text:style-name="T4">key read input format</text:span></text:p>
          <draw:enhanced-geometry svg:viewBox="0 0 21600 21600" draw:type="rectangle" draw:enhanced-path="M 0 0 L 21600 0 21600 21600 0 21600 0 0 Z N"/>
        </draw:custom-shape>
        <draw:custom-shape draw:style-name="gr7" draw:text-style-name="P14" draw:layer="layout" svg:width="0.2cm" svg:height="0.2cm" svg:x="36.0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3.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3.6cm">
          <text:p text:style-name="P7"><text:span text:style-name="T4">offset:13</text:span></text:p>
          <draw:enhanced-geometry svg:viewBox="0 0 21600 21600" draw:type="rectangle" draw:enhanced-path="M 0 0 L 21600 0 21600 21600 0 21600 0 0 Z N"/>
        </draw:custom-shape>
        <draw:custom-shape draw:style-name="gr7" draw:text-style-name="P11" draw:layer="layout" svg:width="0.2cm" svg:height="0.2cm" svg:x="38.001cm" svg:y="23.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2cm" svg:y="23.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7.602cm" svg:y="23.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7.801cm" svg:y="23.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203cm" svg:y="23.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402cm" svg:y="23.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6.804cm" svg:y="23.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003cm" svg:y="23.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405cm" svg:y="23.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6.604cm" svg:y="23.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002cm" svg:y="23.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201cm" svg:y="23.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39.603cm" svg:y="23.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39.802cm" svg:y="23.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204cm" svg:y="23.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403cm" svg:y="23.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8.805cm" svg:y="23.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004cm" svg:y="23.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8.406cm" svg:y="23.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8.605cm" svg:y="23.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003cm" svg:y="23.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202cm" svg:y="23.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1.604cm" svg:y="23.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1.803cm" svg:y="23.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205cm" svg:y="23.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404cm" svg:y="23.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0.806cm" svg:y="23.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005cm" svg:y="23.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0.407cm" svg:y="23.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0.606cm" svg:y="23.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2.407cm" svg:y="23.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2.607cm" svg:y="23.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001cm" svg:y="23.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2cm" svg:y="23.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3.602cm" svg:y="23.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3.801cm" svg:y="23.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203cm" svg:y="23.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402cm" svg:y="23.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2.804cm" svg:y="23.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003cm" svg:y="23.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002cm" svg:y="23.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201cm" svg:y="23.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5.603cm" svg:y="23.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5.802cm" svg:y="23.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204cm" svg:y="23.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403cm" svg:y="23.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4.805cm" svg:y="23.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004cm" svg:y="23.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4.406cm" svg:y="23.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4.605cm" svg:y="23.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003cm" svg:y="23.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202cm" svg:y="23.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7.604cm" svg:y="23.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7.803cm" svg:y="23.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205cm" svg:y="23.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404cm" svg:y="23.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6.806cm" svg:y="23.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005cm" svg:y="23.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6.407cm" svg:y="23.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6.606cm" svg:y="23.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8.407cm" svg:y="23.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8.607cm" svg:y="23.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006cm" svg:y="23.4cm">
          <text:p text:style-name="P7"><text:span text:style-name="T4">63</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0.2cm" svg:height="0.2cm" svg:x="36.205cm" svg:y="23.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4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3.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3.6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3.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3.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3.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3.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4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4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4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4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4.2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4.2cm">
          <text:p text:style-name="P7"><text:span text:style-name="T4">offset:13</text:span></text:p>
          <draw:enhanced-geometry svg:viewBox="0 0 21600 21600" draw:type="rectangle" draw:enhanced-path="M 0 0 L 21600 0 21600 21600 0 21600 0 0 Z N"/>
        </draw:custom-shape>
        <draw:custom-shape draw:style-name="gr9" draw:text-style-name="P11" draw:layer="layout" svg:width="0.8cm" svg:height="0.2cm" svg:x="48cm" svg:y="24.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2cm" svg:y="24.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4cm" svg:y="24.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5.6cm" svg:y="24.6cm">
          <text:p text:style-name="P7"><text:span text:style-name="T4">cmd 3 type</text:span></text:p>
          <draw:enhanced-geometry svg:viewBox="0 0 21600 21600" draw:type="rectangle" draw:enhanced-path="M 0 0 L 21600 0 21600 21600 0 21600 0 0 Z N"/>
        </draw:custom-shape>
        <draw:custom-shape draw:style-name="gr209" draw:text-style-name="P15" draw:layer="layout" svg:width="0.8cm" svg:height="0.2cm" svg:x="44.8cm" svg:y="24.6cm">
          <text:p text:style-name="P12"><text:span text:style-name="T5">cmd 4</text:span><text:span text:style-name="T4"> type</text:span></text:p>
          <draw:enhanced-geometry svg:viewBox="0 0 21600 21600" draw:type="rectangle" draw:enhanced-path="M 0 0 L 21600 0 21600 21600 0 21600 0 0 Z N"/>
        </draw:custom-shape>
        <draw:custom-shape draw:style-name="gr210" draw:text-style-name="P15" draw:layer="layout" svg:width="0.8cm" svg:height="0.2cm" svg:x="44cm" svg:y="24.6cm">
          <text:p text:style-name="P12"><text:span text:style-name="T5">cmd 5</text:span><text:span text:style-name="T4"> type</text:span></text:p>
          <draw:enhanced-geometry svg:viewBox="0 0 21600 21600" draw:type="rectangle" draw:enhanced-path="M 0 0 L 21600 0 21600 21600 0 21600 0 0 Z N"/>
        </draw:custom-shape>
        <draw:custom-shape draw:style-name="gr211" draw:text-style-name="P15" draw:layer="layout" svg:width="0.8cm" svg:height="0.2cm" svg:x="43.2cm" svg:y="24.6cm">
          <text:p text:style-name="P12"><text:span text:style-name="T5">cmd 6</text:span><text:span text:style-name="T4"> type</text:span></text:p>
          <draw:enhanced-geometry svg:viewBox="0 0 21600 21600" draw:type="rectangle" draw:enhanced-path="M 0 0 L 21600 0 21600 21600 0 21600 0 0 Z N"/>
        </draw:custom-shape>
        <draw:custom-shape draw:style-name="gr212" draw:text-style-name="P15" draw:layer="layout" svg:width="0.8cm" svg:height="0.2cm" svg:x="42.4cm" svg:y="24.6cm">
          <text:p text:style-name="P12"><text:span text:style-name="T5">cmd 7</text:span><text:span text:style-name="T4"> type</text:span></text:p>
          <draw:enhanced-geometry svg:viewBox="0 0 21600 21600" draw:type="rectangle" draw:enhanced-path="M 0 0 L 21600 0 21600 21600 0 21600 0 0 Z N"/>
        </draw:custom-shape>
        <draw:custom-shape draw:style-name="gr213" draw:text-style-name="P15" draw:layer="layout" svg:width="0.8cm" svg:height="0.2cm" svg:x="41.6cm" svg:y="24.6cm">
          <text:p text:style-name="P12"><text:span text:style-name="T5">cmd 8</text:span><text:span text:style-name="T4"> type</text:span></text:p>
          <draw:enhanced-geometry svg:viewBox="0 0 21600 21600" draw:type="rectangle" draw:enhanced-path="M 0 0 L 21600 0 21600 21600 0 21600 0 0 Z N"/>
        </draw:custom-shape>
        <draw:custom-shape draw:style-name="gr214" draw:text-style-name="P15" draw:layer="layout" svg:width="0.8cm" svg:height="0.2cm" svg:x="40.8cm" svg:y="24.6cm">
          <text:p text:style-name="P12"><text:span text:style-name="T5">cmd 9</text:span><text:span text:style-name="T4"> type</text:span></text:p>
          <draw:enhanced-geometry svg:viewBox="0 0 21600 21600" draw:type="rectangle" draw:enhanced-path="M 0 0 L 21600 0 21600 21600 0 21600 0 0 Z N"/>
        </draw:custom-shape>
        <draw:custom-shape draw:style-name="gr215" draw:text-style-name="P15" draw:layer="layout" svg:width="0.8cm" svg:height="0.2cm" svg:x="40cm" svg:y="24.6cm">
          <text:p text:style-name="P12"><text:span text:style-name="T5">cmd 10</text:span><text:span text:style-name="T4"> type</text:span></text:p>
          <draw:enhanced-geometry svg:viewBox="0 0 21600 21600" draw:type="rectangle" draw:enhanced-path="M 0 0 L 21600 0 21600 21600 0 21600 0 0 Z N"/>
        </draw:custom-shape>
        <draw:custom-shape draw:style-name="gr216" draw:text-style-name="P15" draw:layer="layout" svg:width="0.8cm" svg:height="0.2cm" svg:x="39.2cm" svg:y="24.6cm">
          <text:p text:style-name="P12"><text:span text:style-name="T5">cmd 11</text:span><text:span text:style-name="T4"> type</text:span></text:p>
          <draw:enhanced-geometry svg:viewBox="0 0 21600 21600" draw:type="rectangle" draw:enhanced-path="M 0 0 L 21600 0 21600 21600 0 21600 0 0 Z N"/>
        </draw:custom-shape>
        <draw:custom-shape draw:style-name="gr217" draw:text-style-name="P15" draw:layer="layout" svg:width="0.8cm" svg:height="0.2cm" svg:x="38.4cm" svg:y="24.6cm">
          <text:p text:style-name="P12"><text:span text:style-name="T5">cmd 12</text:span><text:span text:style-name="T4"> type</text:span></text:p>
          <draw:enhanced-geometry svg:viewBox="0 0 21600 21600" draw:type="rectangle" draw:enhanced-path="M 0 0 L 21600 0 21600 21600 0 21600 0 0 Z N"/>
        </draw:custom-shape>
        <draw:custom-shape draw:style-name="gr218" draw:text-style-name="P15" draw:layer="layout" svg:width="0.8cm" svg:height="0.2cm" svg:x="37.6cm" svg:y="24.6cm">
          <text:p text:style-name="P12"><text:span text:style-name="T5">cmd 13</text:span><text:span text:style-name="T4"> type</text:span></text:p>
          <draw:enhanced-geometry svg:viewBox="0 0 21600 21600" draw:type="rectangle" draw:enhanced-path="M 0 0 L 21600 0 21600 21600 0 21600 0 0 Z N"/>
        </draw:custom-shape>
        <draw:custom-shape draw:style-name="gr219" draw:text-style-name="P15" draw:layer="layout" svg:width="0.8cm" svg:height="0.2cm" svg:x="36.8cm" svg:y="24.6cm">
          <text:p text:style-name="P12"><text:span text:style-name="T5">cmd 14</text:span><text:span text:style-name="T4"> type</text:span></text:p>
          <draw:enhanced-geometry svg:viewBox="0 0 21600 21600" draw:type="rectangle" draw:enhanced-path="M 0 0 L 21600 0 21600 21600 0 21600 0 0 Z N"/>
        </draw:custom-shape>
        <draw:custom-shape draw:style-name="gr220" draw:text-style-name="P15" draw:layer="layout" svg:width="0.8cm" svg:height="0.2cm" svg:x="36cm" svg:y="24.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1" draw:text-style-name="P11" draw:layer="layout" svg:width="1.4cm" svg:height="0.2cm" svg:x="47.4cm" svg:y="24.8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6.4cm" svg:y="2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4.8cm" svg:y="2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3.8cm" svg:y="24.8cm">
          <text:p text:style-name="P7"><text:span text:style-name="T4">2: key read</text:span></text:p>
          <draw:enhanced-geometry svg:viewBox="0 0 21600 21600" draw:type="rectangle" draw:enhanced-path="M 0 0 L 21600 0 21600 21600 0 21600 0 0 Z N"/>
        </draw:custom-shape>
        <draw:custom-shape draw:style-name="gr11" draw:text-style-name="P11" draw:layer="layout" svg:width="1.4cm" svg:height="0.2cm" svg:x="42.4cm" svg:y="2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5.8cm" svg:y="24.8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36.004cm" svg:y="24.4cm">
          <text:p text:style-name="P7"><text:span text:style-name="T4">reserve</text:span></text:p>
          <draw:enhanced-geometry svg:viewBox="0 0 21600 21600" draw:type="rectangle" draw:enhanced-path="M 0 0 L 21600 0 21600 21600 0 21600 0 0 Z N"/>
        </draw:custom-shape>
        <draw:path draw:style-name="gr207" draw:text-style-name="P23"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6" draw:text-style-name="P26" draw:layer="layout" svg:width="1.65cm" svg:height="0.37cm" svg:x="41.4cm" svg:y="26.9cm">
          <draw:text-box>
            <text:p><text:span text:style-name="T6">next key size === 0.U)</text:span></text:p>
          </draw:text-box>
        </draw:frame>
        <draw:custom-shape draw:style-name="gr5" draw:text-style-name="P8" draw:layer="layout" svg:width="0.404cm" svg:height="0.2cm" svg:x="35.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35.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35.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35.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35.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35.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5.596cm" svg:y="21cm">
          <text:p text:style-name="P9"><text:span text:style-name="T4">key read output</text:span></text:p>
          <draw:enhanced-geometry svg:viewBox="0 0 21600 21600" draw:type="rectangle" draw:enhanced-path="M 0 0 L 21600 0 21600 21600 0 21600 0 0 Z N"/>
        </draw:custom-shape>
        <draw:custom-shape draw:style-name="gr100" draw:text-style-name="P17" draw:layer="layout" svg:width="0.2cm" svg:height="0.2cm" svg:x="37.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37.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37.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37.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36.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36.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36.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36.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36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36.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39.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39.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39.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39.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38.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38.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38.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38.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38.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38.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41.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41.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41.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41.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40.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40.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40.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40.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40.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40.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42.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42.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43.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43.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43.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43.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42.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42.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42.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42.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45.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45.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45.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45.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44.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44.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44.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44.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44.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44.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47.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47.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47.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47.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46.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46.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46.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46.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46.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46.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48.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48.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35.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35.8cm" svg:y="21.2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35.596cm" svg:y="21.6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35.596cm" svg:y="21.8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35.596cm" svg:y="2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47.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46.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45.996cm" svg:y="22.4cm">
          <text:p text:style-name="P7"><text:span text:style-name="T4">cmd 3 type</text:span></text:p>
          <draw:enhanced-geometry svg:viewBox="0 0 21600 21600" draw:type="rectangle" draw:enhanced-path="M 0 0 L 21600 0 21600 21600 0 21600 0 0 Z N"/>
        </draw:custom-shape>
        <draw:custom-shape draw:style-name="gr221" draw:text-style-name="P18" draw:layer="layout" svg:width="0.8cm" svg:height="0.2cm" svg:x="45.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22" draw:text-style-name="P18" draw:layer="layout" svg:width="0.8cm" svg:height="0.2cm" svg:x="44.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23" draw:text-style-name="P18" draw:layer="layout" svg:width="0.8cm" svg:height="0.2cm" svg:x="43.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24" draw:text-style-name="P18" draw:layer="layout" svg:width="0.8cm" svg:height="0.2cm" svg:x="42.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25" draw:text-style-name="P18" draw:layer="layout" svg:width="0.8cm" svg:height="0.2cm" svg:x="41.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26" draw:text-style-name="P18" draw:layer="layout" svg:width="0.8cm" svg:height="0.2cm" svg:x="41.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27" draw:text-style-name="P18" draw:layer="layout" svg:width="0.8cm" svg:height="0.2cm" svg:x="40.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28" draw:text-style-name="P18" draw:layer="layout" svg:width="0.8cm" svg:height="0.2cm" svg:x="39.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29" draw:text-style-name="P18" draw:layer="layout" svg:width="0.8cm" svg:height="0.2cm" svg:x="38.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30" draw:text-style-name="P18" draw:layer="layout" svg:width="0.8cm" svg:height="0.2cm" svg:x="37.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31" draw:text-style-name="P18" draw:layer="layout" svg:width="0.8cm" svg:height="0.2cm" svg:x="37.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32" draw:text-style-name="P18" draw:layer="layout" svg:width="0.8cm" svg:height="0.2cm" svg:x="36.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35.6cm" svg:y="21.4cm">
          <text:p text:style-name="P7"><text:span text:style-name="T4">cmd_meta 3</text:span></text:p>
          <draw:enhanced-geometry svg:viewBox="0 0 21600 21600" draw:type="rectangle" draw:enhanced-path="M 0 0 L 21600 0 21600 21600 0 21600 0 0 Z N"/>
        </draw:custom-shape>
        <draw:custom-shape draw:style-name="gr109" draw:text-style-name="P17" draw:layer="layout" svg:width="12.8cm" svg:height="0.2cm" svg:x="35.596cm" svg:y="21.4cm">
          <text:p text:style-name="P7"><text:span text:style-name="T4">mask 1</text:span></text:p>
          <draw:enhanced-geometry svg:viewBox="0 0 21600 21600" draw:type="rectangle" draw:enhanced-path="M 0 0 L 21600 0 21600 21600 0 21600 0 0 Z N"/>
        </draw:custom-shape>
        <draw:custom-shape draw:style-name="gr233" draw:text-style-name="P17" draw:layer="layout" svg:width="3.204cm" svg:height="0.2cm" svg:x="35.596cm" svg:y="22.2cm">
          <text:p text:style-name="P7"><text:span text:style-name="T4">reserve</text:span></text:p>
          <draw:enhanced-geometry svg:viewBox="0 0 21600 21600" draw:type="rectangle" draw:enhanced-path="M 0 0 L 21600 0 21600 21600 0 21600 0 0 Z N"/>
        </draw:custom-shape>
        <draw:custom-shape draw:style-name="gr234" draw:text-style-name="P18" draw:layer="layout" svg:width="0.8cm" svg:height="0.2cm" svg:x="35.596cm" svg:y="22.4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59.995cm" svg:y="11.4cm">
          <text:p text:style-name="P7"><text:span text:style-name="T4">tcam_id</text:span></text:p>
          <draw:enhanced-geometry svg:viewBox="0 0 21600 21600" draw:type="rectangle" draw:enhanced-path="M 0 0 L 21600 0 21600 21600 0 21600 0 0 Z N"/>
        </draw:custom-shape>
        <draw:custom-shape draw:style-name="gr5" draw:text-style-name="P8" draw:layer="layout" svg:width="0.404cm" svg:height="0.2cm" svg:x="50.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50.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50.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50.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50.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50.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50.596cm" svg:y="21cm">
          <text:p text:style-name="P9"><text:span text:style-name="T4">tcam search output</text:span></text:p>
          <draw:enhanced-geometry svg:viewBox="0 0 21600 21600" draw:type="rectangle" draw:enhanced-path="M 0 0 L 21600 0 21600 21600 0 21600 0 0 Z N"/>
        </draw:custom-shape>
        <draw:custom-shape draw:style-name="gr235" draw:text-style-name="P18" draw:layer="layout" svg:width="12.8cm" svg:height="0.2cm" svg:x="50.596cm" svg:y="21.6cm">
          <text:p text:style-name="P12"><text:span text:style-name="T4">dma bd</text:span></text:p>
          <draw:enhanced-geometry svg:viewBox="0 0 21600 21600" draw:type="rectangle" draw:enhanced-path="M 0 0 L 21600 0 21600 21600 0 21600 0 0 Z N"/>
        </draw:custom-shape>
        <draw:custom-shape draw:style-name="gr236" draw:text-style-name="P18" draw:layer="layout" svg:width="12.8cm" svg:height="0.2cm" svg:x="50.596cm" svg:y="21.8cm">
          <text:p text:style-name="P12"><text:span text:style-name="T4">dma bd</text:span></text:p>
          <draw:enhanced-geometry svg:viewBox="0 0 21600 21600" draw:type="rectangle" draw:enhanced-path="M 0 0 L 21600 0 21600 21600 0 21600 0 0 Z N"/>
        </draw:custom-shape>
        <draw:custom-shape draw:style-name="gr237" draw:text-style-name="P18" draw:layer="layout" svg:width="12.8cm" svg:height="0.2cm" svg:x="50.596cm" svg:y="22cm">
          <text:p text:style-name="P12"><text:span text:style-name="T4">dma bd</text:span></text:p>
          <draw:enhanced-geometry svg:viewBox="0 0 21600 21600" draw:type="rectangle" draw:enhanced-path="M 0 0 L 21600 0 21600 21600 0 21600 0 0 Z N"/>
        </draw:custom-shape>
        <draw:custom-shape draw:style-name="gr104" draw:text-style-name="P17" draw:layer="layout" svg:width="12.796cm" svg:height="0.2cm" svg:x="50.6cm" svg:y="21.4cm">
          <text:p text:style-name="P7"><text:span text:style-name="T4">cmd_meta 3</text:span></text:p>
          <draw:enhanced-geometry svg:viewBox="0 0 21600 21600" draw:type="rectangle" draw:enhanced-path="M 0 0 L 21600 0 21600 21600 0 21600 0 0 Z N"/>
        </draw:custom-shape>
        <draw:custom-shape draw:style-name="gr238" draw:text-style-name="P18" draw:layer="layout" svg:width="12.8cm" svg:height="0.2cm" svg:x="50.596cm" svg:y="21.4cm">
          <text:p text:style-name="P12"><text:span text:style-name="T4">dma bd</text:span></text:p>
          <draw:enhanced-geometry svg:viewBox="0 0 21600 21600" draw:type="rectangle" draw:enhanced-path="M 0 0 L 21600 0 21600 21600 0 21600 0 0 Z N"/>
        </draw:custom-shape>
        <draw:custom-shape draw:style-name="gr100" draw:text-style-name="P17" draw:layer="layout" svg:width="0.2cm" svg:height="0.2cm" svg:x="52.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1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3.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5.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7.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9.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1.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3.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8cm" svg:y="21.2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996cm" svg:y="22.4cm">
          <text:p text:style-name="P7"><text:span text:style-name="T4">cmd 3 type</text:span></text:p>
          <draw:enhanced-geometry svg:viewBox="0 0 21600 21600" draw:type="rectangle" draw:enhanced-path="M 0 0 L 21600 0 21600 21600 0 21600 0 0 Z N"/>
        </draw:custom-shape>
        <draw:custom-shape draw:style-name="gr239" draw:text-style-name="P18" draw:layer="layout" svg:width="0.8cm" svg:height="0.2cm" svg:x="60.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40" draw:text-style-name="P18" draw:layer="layout" svg:width="0.8cm" svg:height="0.2cm" svg:x="59.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41" draw:text-style-name="P18" draw:layer="layout" svg:width="0.8cm" svg:height="0.2cm" svg:x="58.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42" draw:text-style-name="P18" draw:layer="layout" svg:width="0.8cm" svg:height="0.2cm" svg:x="57.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43" draw:text-style-name="P18" draw:layer="layout" svg:width="0.8cm" svg:height="0.2cm" svg:x="56.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44" draw:text-style-name="P18" draw:layer="layout" svg:width="0.8cm" svg:height="0.2cm" svg:x="56.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45" draw:text-style-name="P18" draw:layer="layout" svg:width="0.8cm" svg:height="0.2cm" svg:x="55.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46" draw:text-style-name="P18" draw:layer="layout" svg:width="0.8cm" svg:height="0.2cm" svg:x="54.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47" draw:text-style-name="P18" draw:layer="layout" svg:width="0.8cm" svg:height="0.2cm" svg:x="53.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48" draw:text-style-name="P18" draw:layer="layout" svg:width="0.8cm" svg:height="0.2cm" svg:x="52.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49" draw:text-style-name="P18" draw:layer="layout" svg:width="0.8cm" svg:height="0.2cm" svg:x="52.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50" draw:text-style-name="P18" draw:layer="layout" svg:width="0.8cm" svg:height="0.2cm" svg:x="51.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251" draw:text-style-name="P17" draw:layer="layout" svg:width="3.2cm" svg:height="0.2cm" svg:x="50.596cm" svg:y="22.2cm">
          <text:p text:style-name="P7"><text:span text:style-name="T4">reserve</text:span></text:p>
          <draw:enhanced-geometry svg:viewBox="0 0 21600 21600" draw:mirror-horizontal="false" draw:mirror-vertical="false" draw:type="rectangle" draw:enhanced-path="M 0 0 L 21600 0 21600 21600 0 21600 0 0 Z N"/>
        </draw:custom-shape>
        <draw:custom-shape draw:style-name="gr252" draw:text-style-name="P18" draw:layer="layout" svg:width="0.8cm" svg:height="0.2cm" svg:x="50.596cm" svg:y="22.4cm">
          <text:p text:style-name="P12"><text:span text:style-name="T5">0000</text:span></text:p>
          <draw:enhanced-geometry svg:viewBox="0 0 21600 21600" draw:type="rectangle" draw:enhanced-path="M 0 0 L 21600 0 21600 21600 0 21600 0 0 Z N"/>
        </draw:custom-shape>
        <draw:custom-shape draw:style-name="gr5" draw:text-style-name="P8" draw:layer="layout" svg:width="0.404cm" svg:height="0.2cm" svg:x="50.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50.6cm" svg:y="24.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50.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50.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50.6cm" svg:y="23.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50.6cm" svg:y="23.6cm">
          <text:p text:style-name="P7"><text:span text:style-name="T4">rs1+5</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3" draw:text-style-name="P28" draw:layer="layout" svg:width="1.5cm" svg:height="0.8cm" svg:x="61.4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23" draw:layer="layout" svg:x1="62.9cm" svg:y1="26.7cm" svg:x2="63.9cm" svg:y2="26.7cm">
          <text:p/>
        </draw:line>
        <draw:line draw:style-name="gr198" draw:text-style-name="P23" draw:layer="layout" svg:x1="60.2cm" svg:y1="26.7cm" svg:x2="61.4cm" svg:y2="26.7cm">
          <text:p/>
        </draw:line>
        <draw:line draw:style-name="gr199" draw:text-style-name="P23" draw:layer="layout" svg:x1="57.4cm" svg:y1="25.5cm" svg:x2="57.4cm" svg:y2="25.8cm">
          <text:p/>
        </draw:line>
        <draw:custom-shape draw:style-name="gr200" draw:text-style-name="P20"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3.6cm" svg:y1="22cm" svg:x2="63.9cm" svg:y2="22cm">
          <text:p/>
        </draw:line>
        <draw:custom-shape draw:style-name="gr200" draw:text-style-name="P20"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50.1cm" svg:y1="24.2cm" svg:x2="50.4cm" svg:y2="24.2cm">
          <text:p/>
        </draw:line>
        <draw:custom-shape draw:style-name="gr202" draw:text-style-name="P24" draw:layer="layout" svg:width="13.8cm" svg:height="8.6cm" svg:x="50.1cm" svg:y="19cm">
          <text:p/>
          <draw:enhanced-geometry svg:viewBox="0 0 21600 21600" draw:type="rectangle" draw:enhanced-path="M 0 0 L 21600 0 21600 21600 0 21600 0 0 Z N"/>
        </draw:custom-shape>
        <draw:custom-shape draw:style-name="gr255" draw:text-style-name="P2" draw:layer="layout" svg:width="10.9cm" svg:height="1.094cm" svg:x="51.35cm" svg:y="19.55cm">
          <text:p text:style-name="P1"><text:span text:style-name="T1">TCAM search Module</text:span></text:p>
          <draw:enhanced-geometry svg:viewBox="0 0 21600 21600" draw:type="rectangle" draw:enhanced-path="M 0 0 L 21600 0 21600 21600 0 21600 0 0 Z N"/>
        </draw:custom-shape>
        <draw:custom-shape draw:style-name="gr6" draw:text-style-name="P10" draw:layer="layout" svg:width="2.4cm" svg:height="0.2cm" svg:x="51cm" svg:y="23.199cm">
          <text:p text:style-name="P9"><text:span text:style-name="T4">tcam search input format</text:span></text:p>
          <draw:enhanced-geometry svg:viewBox="0 0 21600 21600" draw:type="rectangle" draw:enhanced-path="M 0 0 L 21600 0 21600 21600 0 21600 0 0 Z N"/>
        </draw:custom-shape>
        <draw:custom-shape draw:style-name="gr7" draw:text-style-name="P11" draw:layer="layout" svg:width="0.2cm" svg:height="0.2cm" svg:x="53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53.1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52.6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52.8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52.2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52.4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51.8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52.0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51.4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51.6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55.0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55.2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54.6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54.8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54.2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54.4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53.8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54.0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53.4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53.6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57.0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57.2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56.6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56.8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56.2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56.4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55.8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56.0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55.4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55.6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57.4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57.6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59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59.1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58.6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58.8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58.2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58.4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57.8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58.0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61.0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61.2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60.6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60.8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60.2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60.4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59.8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60.0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59.4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59.6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63.0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63.2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62.6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62.8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62.2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62.4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61.8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62.0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61.4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61.6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63.4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63.6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51.0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51.204cm" svg:y="23.399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51.004cm" svg:y="23.799cm">
          <text:p text:style-name="P7"><text:span text:style-name="T4">mask 0</text:span></text:p>
          <draw:enhanced-geometry svg:viewBox="0 0 21600 21600" draw:type="rectangle" draw:enhanced-path="M 0 0 L 21600 0 21600 21600 0 21600 0 0 Z N"/>
        </draw:custom-shape>
        <draw:custom-shape draw:style-name="gr8" draw:text-style-name="P11" draw:layer="layout" svg:width="12.796cm" svg:height="0.2cm" svg:x="51.004cm" svg:y="23.999cm">
          <text:p text:style-name="P7"><text:span text:style-name="T4">key 1</text:span></text:p>
          <draw:enhanced-geometry svg:viewBox="0 0 21600 21600" draw:type="rectangle" draw:enhanced-path="M 0 0 L 21600 0 21600 21600 0 21600 0 0 Z N"/>
        </draw:custom-shape>
        <draw:custom-shape draw:style-name="gr8" draw:text-style-name="P11" draw:layer="layout" svg:width="12.796cm" svg:height="0.2cm" svg:x="51.004cm" svg:y="24.199cm">
          <text:p text:style-name="P7"><text:span text:style-name="T4">key 0</text:span></text:p>
          <draw:enhanced-geometry svg:viewBox="0 0 21600 21600" draw:type="rectangle" draw:enhanced-path="M 0 0 L 21600 0 21600 21600 0 21600 0 0 Z N"/>
        </draw:custom-shape>
        <draw:custom-shape draw:style-name="gr9" draw:text-style-name="P11" draw:layer="layout" svg:width="0.8cm" svg:height="0.2cm" svg:x="63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62.2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61.4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60.6cm" svg:y="24.599cm">
          <text:p text:style-name="P7"><text:span text:style-name="T4">cmd 3 type</text:span></text:p>
          <draw:enhanced-geometry svg:viewBox="0 0 21600 21600" draw:type="rectangle" draw:enhanced-path="M 0 0 L 21600 0 21600 21600 0 21600 0 0 Z N"/>
        </draw:custom-shape>
        <draw:custom-shape draw:style-name="gr256" draw:text-style-name="P15" draw:layer="layout" svg:width="0.8cm" svg:height="0.2cm" svg:x="59.8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57" draw:text-style-name="P15" draw:layer="layout" svg:width="0.8cm" svg:height="0.2cm" svg:x="59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58" draw:text-style-name="P15" draw:layer="layout" svg:width="0.8cm" svg:height="0.2cm" svg:x="58.2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59" draw:text-style-name="P15" draw:layer="layout" svg:width="0.8cm" svg:height="0.2cm" svg:x="57.4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60" draw:text-style-name="P15" draw:layer="layout" svg:width="0.8cm" svg:height="0.2cm" svg:x="56.6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61" draw:text-style-name="P15" draw:layer="layout" svg:width="0.8cm" svg:height="0.2cm" svg:x="55.8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62" draw:text-style-name="P15" draw:layer="layout" svg:width="0.8cm" svg:height="0.2cm" svg:x="55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63" draw:text-style-name="P15" draw:layer="layout" svg:width="0.8cm" svg:height="0.2cm" svg:x="54.2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64" draw:text-style-name="P15" draw:layer="layout" svg:width="0.8cm" svg:height="0.2cm" svg:x="53.4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65" draw:text-style-name="P15" draw:layer="layout" svg:width="0.8cm" svg:height="0.2cm" svg:x="52.6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66" draw:text-style-name="P15" draw:layer="layout" svg:width="0.8cm" svg:height="0.2cm" svg:x="51.8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67" draw:text-style-name="P15" draw:layer="layout" svg:width="0.8cm" svg:height="0.2cm" svg:x="51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mask 1</text:span></text:p>
          <draw:enhanced-geometry svg:viewBox="0 0 21600 21600" draw:type="rectangle" draw:enhanced-path="M 0 0 L 21600 0 21600 21600 0 21600 0 0 Z N"/>
        </draw:custom-shape>
        <draw:custom-shape draw:style-name="gr11" draw:text-style-name="P11" draw:layer="layout" svg:width="1.4cm" svg:height="0.2cm" svg:x="62.4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61.4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59.8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58.8cm" svg:y="24.799cm">
          <text:p text:style-name="P7"><text:span text:style-name="T4">3: tcam search</text:span></text:p>
          <draw:enhanced-geometry svg:viewBox="0 0 21600 21600" draw:type="rectangle" draw:enhanced-path="M 0 0 L 21600 0 21600 21600 0 21600 0 0 Z N"/>
        </draw:custom-shape>
        <draw:custom-shape draw:style-name="gr11" draw:text-style-name="P11" draw:layer="layout" svg:width="1.4cm" svg:height="0.2cm" svg:x="57.4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60.8cm" svg:y="24.799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51.004cm" svg:y="24.399cm">
          <text:p text:style-name="P7"><text:span text:style-name="T4">reserve</text:span></text:p>
          <draw:enhanced-geometry svg:viewBox="0 0 21600 21600" draw:type="rectangle" draw:enhanced-path="M 0 0 L 21600 0 21600 21600 0 21600 0 0 Z N"/>
        </draw:custom-shape>
        <draw:custom-shape draw:style-name="gr268" draw:text-style-name="P29" draw:layer="layout" svg:width="4.4cm" svg:height="1.4cm" svg:x="55.8cm" svg:y="25.8cm">
          <text:p text:style-name="P29"><text:span text:style-name="T9">1. send keys and mask to TCAM by tcam_id</text:span></text:p>
          <text:p text:style-name="P29"><text:span text:style-name="T9">2. waitting resp from TCAM</text:span></text:p>
          <text:p text:style-name="P29"><text:span text:style-name="T9">3. update output rd+(2~5)</text:span></text:p>
          <text:p text:style-name="P29"><text:span text:style-name="T9">4. update output partof rd+1 </text:span></text:p>
          <text:p text:style-name="P29"><text:span text:style-name="T9">4. update output rd+0 accoding TCAM resp</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76.2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77.7cm" svg:y1="26.7cm" svg:x2="78.5cm" svg:y2="26.7cm">
          <text:p/>
        </draw:line>
        <draw:line draw:style-name="gr198" draw:text-style-name="P23" draw:layer="layout" svg:x1="75.4cm" svg:y1="26.7cm" svg:x2="76.2cm" svg:y2="26.7cm">
          <text:p/>
        </draw:line>
        <draw:line draw:style-name="gr199" draw:text-style-name="P23" draw:layer="layout" svg:x1="70.7cm" svg:y1="25.5cm" svg:x2="70.7cm" svg:y2="26cm">
          <text:p/>
        </draw:line>
        <draw:custom-shape draw:style-name="gr200" draw:text-style-name="P20"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78.2cm" svg:y1="20.8cm" svg:x2="78.5cm" svg:y2="20.8cm">
          <text:p/>
        </draw:line>
        <draw:custom-shape draw:style-name="gr200" draw:text-style-name="P20"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4.7cm" svg:y1="24.2cm" svg:x2="65cm" svg:y2="24.2cm">
          <text:p/>
        </draw:line>
        <draw:custom-shape draw:style-name="gr269" draw:text-style-name="P24" draw:layer="layout" svg:width="13.8cm" svg:height="10.4cm" svg:x="64.7cm" svg:y="18.4cm">
          <text:p/>
          <draw:enhanced-geometry svg:viewBox="0 0 21600 21600" draw:mirror-horizontal="false" draw:mirror-vertical="false" draw:type="rectangle" draw:enhanced-path="M 0 0 L 21600 0 21600 21600 0 21600 0 0 Z N"/>
        </draw:custom-shape>
        <draw:custom-shape draw:style-name="gr204" draw:text-style-name="P25" draw:layer="layout" svg:width="1cm" svg:height="0.4cm" svg:x="67.7cm" svg:y="26.9cm">
          <text:p text:style-name="P25"><text:span text:style-name="T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69.4cm" svg:y="26.9cm">
          <text:p text:style-name="P25"><text:span text:style-name="T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68.2735510881228cm 26.883562842087cm)" svg:viewBox="0 0 1130 1191" svg:d="M0 1c71-6 139 25 201 59 69 37 134 85 190 140 84 83 169 172 252 259 77 80 155 161 230 244 66 74 111 164 165 247 47 73 73 156 92 241">
          <text:p/>
        </draw:path>
        <draw:frame draw:style-name="gr270" draw:text-style-name="P26" draw:layer="layout" svg:width="2.4cm" svg:height="0.489cm" svg:x="68.05cm" svg:y="26.5cm">
          <draw:text-box>
            <text:p><text:span text:style-name="T6">io.inpu</text:span><text:span text:style-name="T6">t.fire()</text:span><text:span text:style-name="T6">&amp;&amp;(fir</text:span><text:span text:style-name="T6">st bd </text:span><text:span text:style-name="T6">opcod</text:span><text:span text:style-name="T6">e =/= </text:span><text:span text:style-name="T6">0.U)</text:span></text:p>
          </draw:text-box>
        </draw:frame>
        <draw:path draw:style-name="gr207" draw:text-style-name="P27" draw:layer="layout" svg:width="0.562cm" svg:height="0.589cm" draw:transform="rotate (0.408232512041474) translate (69.9756505433584cm 26.9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70.2cm" svg:y="26.85cm">
          <draw:text-box>
            <text:p><text:span text:style-name="T6">next </text:span><text:span text:style-name="T6">bd </text:span><text:span text:style-name="T6">opcod</text:span><text:span text:style-name="T6">e =/= </text:span><text:span text:style-name="T6">0.U)</text:span></text:p>
          </draw:text-box>
        </draw:frame>
        <draw:path draw:style-name="gr207" draw:text-style-name="P23" draw:layer="layout" svg:width="3.083cm" svg:height="1.924cm" draw:transform="skewX (0.118682389135614) rotate (-2.57313891621524) translate (69.792cm 27.358099378882cm)" svg:viewBox="0 0 3084 1925" svg:d="M0 0c206 1 405 1 611 49 157 36 299 88 433 161 160 89 324 158 472 264 186 134 400 224 581 362 190 144 355 322 544 463 148 111 289 260 339 454l87 146 17 26">
          <text:p/>
        </draw:path>
        <draw:frame draw:style-name="gr206" draw:text-style-name="P26" draw:layer="layout" svg:width="3.25cm" svg:height="0.37cm" svg:x="66.25cm" svg:y="27.5cm">
          <draw:text-box>
            <text:p><text:span text:style-name="T10">next </text:span><text:span text:style-name="T10">bd </text:span><text:span text:style-name="T10">opcod</text:span><text:span text:style-name="T10">e =/= </text:span><text:span text:style-name="T10">0.U) </text:span><text:span text:style-name="T10">&amp;&amp; </text:span><text:span text:style-name="T10">meta_</text:span><text:span text:style-name="T10">addr_o</text:span><text:span text:style-name="T10">ffset</text:span><text:span text:style-name="T6"> </text:span><text:span text:style-name="T6">=/= -</text:span><text:span text:style-name="T6">1.S</text:span></text:p>
          </draw:text-box>
        </draw:frame>
        <draw:custom-shape draw:style-name="gr5" draw:text-style-name="P8" draw:layer="layout" svg:width="0.404cm" svg:height="0.2cm" svg:x="65.2cm" svg:y="24.5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65.2cm" svg:y="24.3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65.2cm" svg:y="24.1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65.2cm" svg:y="23.9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65.2cm" svg:y="23.7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65.2cm" svg:y="23.599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65.2cm" svg:y="22.999cm">
          <text:p text:style-name="P7"><text:span text:style-name="T4">bd ptr</text:span></text:p>
          <draw:enhanced-geometry svg:viewBox="0 0 21600 21600" draw:type="rectangle" draw:enhanced-path="M 0 0 L 21600 0 21600 21600 0 21600 0 0 Z N"/>
        </draw:custom-shape>
        <draw:custom-shape draw:style-name="gr5" draw:text-style-name="P8" draw:layer="layout" svg:width="0.404cm" svg:height="0.2cm" svg:x="65.2cm" svg:y="22.799cm">
          <text:p text:style-name="P7"><text:span text:style-name="T4">crc bd</text:span></text:p>
          <draw:enhanced-geometry svg:viewBox="0 0 21600 21600" draw:type="rectangle" draw:enhanced-path="M 0 0 L 21600 0 21600 21600 0 21600 0 0 Z N"/>
        </draw:custom-shape>
        <draw:custom-shape draw:style-name="gr5" draw:text-style-name="P8" draw:layer="layout" svg:width="0.404cm" svg:height="0.2cm" svg:x="65.2cm" svg:y="22.599cm">
          <text:p text:style-name="P7"><text:span text:style-name="T4">mv bd</text:span></text:p>
          <draw:enhanced-geometry svg:viewBox="0 0 21600 21600" draw:type="rectangle" draw:enhanced-path="M 0 0 L 21600 0 21600 21600 0 21600 0 0 Z N"/>
        </draw:custom-shape>
        <draw:custom-shape draw:style-name="gr6" draw:text-style-name="P10" draw:layer="layout" svg:width="2.4cm" svg:height="0.2cm" svg:x="65.6cm" svg:y="23.199cm">
          <text:p text:style-name="P9"><text:span text:style-name="T4">dma input format</text:span></text:p>
          <draw:enhanced-geometry svg:viewBox="0 0 21600 21600" draw:type="rectangle" draw:enhanced-path="M 0 0 L 21600 0 21600 21600 0 21600 0 0 Z N"/>
        </draw:custom-shape>
        <draw:custom-shape draw:style-name="gr8" draw:text-style-name="P15" draw:layer="layout" svg:width="12.796cm" svg:height="0.2cm" svg:x="65.604cm" svg:y="23.7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3.9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4.199cm">
          <text:p text:style-name="P12"><text:span text:style-name="T4">dma bd</text:span></text:p>
          <draw:enhanced-geometry svg:viewBox="0 0 21600 21600" draw:type="rectangle" draw:enhanced-path="M 0 0 L 21600 0 21600 21600 0 21600 0 0 Z N"/>
        </draw:custom-shape>
        <draw:custom-shape draw:style-name="gr9" draw:text-style-name="P11" draw:layer="layout" svg:width="0.8cm" svg:height="0.2cm" svg:x="77.6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76.8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76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75.2cm" svg:y="24.599cm">
          <text:p text:style-name="P7"><text:span text:style-name="T4">cmd 3 type</text:span></text:p>
          <draw:enhanced-geometry svg:viewBox="0 0 21600 21600" draw:type="rectangle" draw:enhanced-path="M 0 0 L 21600 0 21600 21600 0 21600 0 0 Z N"/>
        </draw:custom-shape>
        <draw:custom-shape draw:style-name="gr271" draw:text-style-name="P15" draw:layer="layout" svg:width="0.8cm" svg:height="0.2cm" svg:x="74.4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72" draw:text-style-name="P15" draw:layer="layout" svg:width="0.8cm" svg:height="0.2cm" svg:x="73.6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73" draw:text-style-name="P15" draw:layer="layout" svg:width="0.8cm" svg:height="0.2cm" svg:x="72.8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74" draw:text-style-name="P15" draw:layer="layout" svg:width="0.8cm" svg:height="0.2cm" svg:x="72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75" draw:text-style-name="P15" draw:layer="layout" svg:width="0.8cm" svg:height="0.2cm" svg:x="71.2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76" draw:text-style-name="P15" draw:layer="layout" svg:width="0.8cm" svg:height="0.2cm" svg:x="70.4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77" draw:text-style-name="P15" draw:layer="layout" svg:width="0.8cm" svg:height="0.2cm" svg:x="69.6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78" draw:text-style-name="P15" draw:layer="layout" svg:width="0.8cm" svg:height="0.2cm" svg:x="68.8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79" draw:text-style-name="P15" draw:layer="layout" svg:width="0.8cm" svg:height="0.2cm" svg:x="68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80" draw:text-style-name="P15" draw:layer="layout" svg:width="0.8cm" svg:height="0.2cm" svg:x="67.2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81" draw:text-style-name="P15" draw:layer="layout" svg:width="0.8cm" svg:height="0.2cm" svg:x="66.4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82" draw:text-style-name="P15" draw:layer="layout" svg:width="0.8cm" svg:height="0.2cm" svg:x="65.6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65.604cm" svg:y="23.599cm">
          <text:p text:style-name="P7"><text:span text:style-name="T4">cmd_meta 3</text:span></text:p>
          <draw:enhanced-geometry svg:viewBox="0 0 21600 21600" draw:type="rectangle" draw:enhanced-path="M 0 0 L 21600 0 21600 21600 0 21600 0 0 Z N"/>
        </draw:custom-shape>
        <draw:custom-shape draw:style-name="gr283" draw:text-style-name="P15" draw:layer="layout" svg:width="12.796cm" svg:height="0.2cm" svg:x="65.604cm" svg:y="23.599cm">
          <text:p text:style-name="P12"><text:span text:style-name="T4">dma bd</text:span></text:p>
          <draw:enhanced-geometry svg:viewBox="0 0 21600 21600" draw:type="rectangle" draw:enhanced-path="M 0 0 L 21600 0 21600 21600 0 21600 0 0 Z N"/>
        </draw:custom-shape>
        <draw:custom-shape draw:style-name="gr11" draw:text-style-name="P11" draw:layer="layout" svg:width="1.4cm" svg:height="0.2cm" svg:x="77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76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74.4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73.4cm" svg:y="24.799cm">
          <text:p text:style-name="P7"><text:span text:style-name="T4">4: dma action</text:span></text:p>
          <draw:enhanced-geometry svg:viewBox="0 0 21600 21600" draw:type="rectangle" draw:enhanced-path="M 0 0 L 21600 0 21600 21600 0 21600 0 0 Z N"/>
        </draw:custom-shape>
        <draw:custom-shape draw:style-name="gr11" draw:text-style-name="P11" draw:layer="layout" svg:width="1.4cm" svg:height="0.2cm" svg:x="72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75.4cm" svg:y="24.799cm">
          <text:p text:style-name="P7"><text:span text:style-name="T4">000</text:span></text:p>
          <draw:enhanced-geometry svg:viewBox="0 0 21600 21600" draw:type="rectangle" draw:enhanced-path="M 0 0 L 21600 0 21600 21600 0 21600 0 0 Z N"/>
        </draw:custom-shape>
        <draw:custom-shape draw:style-name="gr284" draw:text-style-name="P15" draw:layer="layout" svg:width="1.6cm" svg:height="0.2cm" svg:x="76.8cm" svg:y="22.799cm">
          <text:p text:style-name="P12"><text:span text:style-name="T4">opcode: 128 to .. TBD</text:span></text:p>
          <draw:enhanced-geometry svg:viewBox="0 0 21600 21600" draw:type="rectangle" draw:enhanced-path="M 0 0 L 21600 0 21600 21600 0 21600 0 0 Z N"/>
        </draw:custom-shape>
        <draw:custom-shape draw:style-name="gr285" draw:text-style-name="P15" draw:layer="layout" svg:width="1.602cm" svg:height="0.2cm" svg:x="75.198cm" svg:y="22.799cm">
          <text:p text:style-name="P12"><text:span text:style-name="T4">size</text:span></text:p>
          <draw:enhanced-geometry svg:viewBox="0 0 21600 21600" draw:type="rectangle" draw:enhanced-path="M 0 0 L 21600 0 21600 21600 0 21600 0 0 Z N"/>
        </draw:custom-shape>
        <draw:custom-shape draw:style-name="gr286" draw:text-style-name="P15" draw:layer="layout" svg:width="3cm" svg:height="0.2cm" svg:x="65.8cm" svg:y="22.799cm">
          <text:p text:style-name="P12"><text:span text:style-name="T5">dst_addr_offset to meta/data TBD</text:span></text:p>
          <draw:enhanced-geometry svg:viewBox="0 0 21600 21600" draw:type="rectangle" draw:enhanced-path="M 0 0 L 21600 0 21600 21600 0 21600 0 0 Z N"/>
        </draw:custom-shape>
        <draw:custom-shape draw:style-name="gr287" draw:text-style-name="P15" draw:layer="layout" svg:width="3cm" svg:height="0.2cm" svg:x="69cm" svg:y="22.799cm">
          <text:p text:style-name="P12"><text:span text:style-name="T5">src_addr_offset to meta/data TBD</text:span></text:p>
          <draw:enhanced-geometry svg:viewBox="0 0 21600 21600" draw:type="rectangle" draw:enhanced-path="M 0 0 L 21600 0 21600 21600 0 21600 0 0 Z N"/>
        </draw:custom-shape>
        <draw:custom-shape draw:style-name="gr6" draw:text-style-name="P10" draw:layer="layout" svg:width="2.4cm" svg:height="0.2cm" svg:x="65.6cm" svg:y="22.199cm">
          <text:p text:style-name="P9"><text:span text:style-name="T4">dma bd format</text:span></text:p>
          <draw:enhanced-geometry svg:viewBox="0 0 21600 21600" draw:type="rectangle" draw:enhanced-path="M 0 0 L 21600 0 21600 21600 0 21600 0 0 Z N"/>
        </draw:custom-shape>
        <draw:custom-shape draw:style-name="gr7" draw:text-style-name="P11" draw:layer="layout" svg:width="0.2cm" svg:height="0.2cm" svg:x="67.6cm" svg:y="22.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2.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2.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2.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2.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2.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2.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2.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2.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2.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2.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2.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2.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2.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2.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2.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2.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2.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2.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2.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2.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2.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2.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2.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2.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2.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2.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2.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2.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2.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2.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2.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2.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2.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2.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2.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2.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2.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2.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2.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2.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2.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2.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2.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2.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2.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2.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2.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2.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2.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2.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2.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2.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2.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2.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2.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2.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2.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2.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2.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2.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2.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2.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2.399cm">
          <text:p text:style-name="P7"><text:span text:style-name="T4">62</text:span></text:p>
          <draw:enhanced-geometry svg:viewBox="0 0 21600 21600" draw:type="rectangle" draw:enhanced-path="M 0 0 L 21600 0 21600 21600 0 21600 0 0 Z N"/>
        </draw:custom-shape>
        <draw:custom-shape draw:style-name="gr288" draw:text-style-name="P15" draw:layer="layout" svg:width="1.6cm" svg:height="0.2cm" svg:x="76.8cm" svg:y="22.599cm">
          <text:p text:style-name="P12"><text:span text:style-name="T4">opcode: 1</text:span></text:p>
          <draw:enhanced-geometry svg:viewBox="0 0 21600 21600" draw:type="rectangle" draw:enhanced-path="M 0 0 L 21600 0 21600 21600 0 21600 0 0 Z N"/>
        </draw:custom-shape>
        <draw:custom-shape draw:style-name="gr289" draw:text-style-name="P15" draw:layer="layout" svg:width="1.602cm" svg:height="0.2cm" svg:x="75.198cm" svg:y="22.599cm">
          <text:p text:style-name="P12"><text:span text:style-name="T4">size</text:span></text:p>
          <draw:enhanced-geometry svg:viewBox="0 0 21600 21600" draw:type="rectangle" draw:enhanced-path="M 0 0 L 21600 0 21600 21600 0 21600 0 0 Z N"/>
        </draw:custom-shape>
        <draw:custom-shape draw:style-name="gr290" draw:text-style-name="P15" draw:layer="layout" svg:width="3cm" svg:height="0.2cm" svg:x="65.8cm" svg:y="22.599cm">
          <text:p text:style-name="P12"><text:span text:style-name="T5">dst_addr_offset to meta/data</text:span></text:p>
          <draw:enhanced-geometry svg:viewBox="0 0 21600 21600" draw:type="rectangle" draw:enhanced-path="M 0 0 L 21600 0 21600 21600 0 21600 0 0 Z N"/>
        </draw:custom-shape>
        <draw:custom-shape draw:style-name="gr291" draw:text-style-name="P15" draw:layer="layout" svg:width="3cm" svg:height="0.2cm" svg:x="69cm" svg:y="22.599cm">
          <text:p text:style-name="P12"><text:span text:style-name="T5">src_addr_offset to meta/data</text:span></text:p>
          <draw:enhanced-geometry svg:viewBox="0 0 21600 21600" draw:type="rectangle" draw:enhanced-path="M 0 0 L 21600 0 21600 21600 0 21600 0 0 Z N"/>
        </draw:custom-shape>
        <draw:custom-shape draw:style-name="gr292" draw:text-style-name="P15" draw:layer="layout" svg:width="3.198cm" svg:height="0.2cm" svg:x="72cm" svg:y="22.599cm">
          <text:p text:style-name="P12"><text:span text:style-name="T5">reserved</text:span></text:p>
          <draw:enhanced-geometry svg:viewBox="0 0 21600 21600" draw:type="rectangle" draw:enhanced-path="M 0 0 L 21600 0 21600 21600 0 21600 0 0 Z N"/>
        </draw:custom-shape>
        <draw:custom-shape draw:style-name="gr7" draw:text-style-name="P14" draw:layer="layout" svg:width="0.2cm" svg:height="0.2cm" svg:x="68.804cm" svg:y="22.7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8.8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799cm">
          <text:p text:style-name="P13"><text:span text:style-name="T6">D/M</text:span></text:p>
          <draw:enhanced-geometry svg:viewBox="0 0 21600 21600" draw:type="rectangle" draw:enhanced-path="M 0 0 L 21600 0 21600 21600 0 21600 0 0 Z N"/>
        </draw:custom-shape>
        <draw:custom-shape draw:style-name="gr293" draw:text-style-name="P15" draw:layer="layout" svg:width="3cm" svg:height="0.2cm" svg:x="72.2cm" svg:y="22.799cm">
          <text:p text:style-name="P12"><text:span text:style-name="T5">crc_addr_offset to meta/data</text:span></text:p>
          <draw:enhanced-geometry svg:viewBox="0 0 21600 21600" draw:type="rectangle" draw:enhanced-path="M 0 0 L 21600 0 21600 21600 0 21600 0 0 Z N"/>
        </draw:custom-shape>
        <draw:custom-shape draw:style-name="gr7" draw:text-style-name="P14" draw:layer="layout" svg:width="0.2cm" svg:height="0.2cm" svg:x="72.004cm" svg:y="22.799cm">
          <text:p text:style-name="P13"><text:span text:style-name="T6">D/M</text:span></text:p>
          <draw:enhanced-geometry svg:viewBox="0 0 21600 21600" draw:type="rectangle" draw:enhanced-path="M 0 0 L 21600 0 21600 21600 0 21600 0 0 Z N"/>
        </draw:custom-shape>
        <draw:custom-shape draw:style-name="gr294" draw:text-style-name="P15" draw:layer="layout" svg:width="1.6cm" svg:height="0.2cm" svg:x="76.8cm" svg:y="22.999cm">
          <text:p text:style-name="P12"><text:span text:style-name="T4">opcode: 2</text:span></text:p>
          <draw:enhanced-geometry svg:viewBox="0 0 21600 21600" draw:type="rectangle" draw:enhanced-path="M 0 0 L 21600 0 21600 21600 0 21600 0 0 Z N"/>
        </draw:custom-shape>
        <draw:custom-shape draw:style-name="gr295" draw:text-style-name="P15" draw:layer="layout" svg:width="1.6cm" svg:height="0.2cm" svg:x="75.2cm" svg:y="22.999cm">
          <text:p text:style-name="P12"><text:span text:style-name="T4">reserved</text:span></text:p>
          <draw:enhanced-geometry svg:viewBox="0 0 21600 21600" draw:type="rectangle" draw:enhanced-path="M 0 0 L 21600 0 21600 21600 0 21600 0 0 Z N"/>
        </draw:custom-shape>
        <draw:custom-shape draw:style-name="gr296" draw:text-style-name="P15" draw:layer="layout" svg:width="3.2cm" svg:height="0.2cm" svg:x="65.6cm" svg:y="22.999cm">
          <text:p text:style-name="P12"><text:span text:style-name="T5">bd2_addr_offset to bd ram</text:span></text:p>
          <draw:enhanced-geometry svg:viewBox="0 0 21600 21600" draw:type="rectangle" draw:enhanced-path="M 0 0 L 21600 0 21600 21600 0 21600 0 0 Z N"/>
        </draw:custom-shape>
        <draw:custom-shape draw:style-name="gr297" draw:text-style-name="P15" draw:layer="layout" svg:width="3.2cm" svg:height="0.2cm" svg:x="68.8cm" svg:y="22.999cm">
          <text:p text:style-name="P12"><text:span text:style-name="T5">bd1_addr_offset to bd ram</text:span></text:p>
          <draw:enhanced-geometry svg:viewBox="0 0 21600 21600" draw:type="rectangle" draw:enhanced-path="M 0 0 L 21600 0 21600 21600 0 21600 0 0 Z N"/>
        </draw:custom-shape>
        <draw:custom-shape draw:style-name="gr298" draw:text-style-name="P15" draw:layer="layout" svg:width="3.2cm" svg:height="0.2cm" svg:x="72cm" svg:y="22.999cm">
          <text:p text:style-name="P12"><text:span text:style-name="T5">bd0_addr_offset to bd ram</text:span></text:p>
          <draw:enhanced-geometry svg:viewBox="0 0 21600 21600" draw:type="rectangle" draw:enhanced-path="M 0 0 L 21600 0 21600 21600 0 21600 0 0 Z N"/>
        </draw:custom-shape>
        <draw:custom-shape draw:style-name="gr99" draw:text-style-name="P11" draw:layer="layout" svg:width="3.196cm" svg:height="0.2cm" svg:x="65.604cm" svg:y="24.399cm">
          <text:p text:style-name="P7"><text:span text:style-name="T4">reserve</text:span></text:p>
          <draw:enhanced-geometry svg:viewBox="0 0 21600 21600" draw:type="rectangle" draw:enhanced-path="M 0 0 L 21600 0 21600 21600 0 21600 0 0 Z N"/>
        </draw:custom-shape>
        <draw:custom-shape draw:style-name="gr7" draw:text-style-name="P11" draw:layer="layout" svg:width="0.2cm" svg:height="0.2cm" svg:x="67.6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3.399cm">
          <text:p text:style-name="P7"><text:span text:style-name="T4">62</text:span></text:p>
          <draw:enhanced-geometry svg:viewBox="0 0 21600 21600" draw:type="rectangle" draw:enhanced-path="M 0 0 L 21600 0 21600 21600 0 21600 0 0 Z N"/>
        </draw:custom-shape>
        <draw:custom-shape draw:style-name="gr5" draw:text-style-name="P8" draw:layer="layout" svg:width="0.404cm" svg:height="0.2cm" svg:x="64.8cm" svg:y="21.2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64.8cm" svg:y="21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64.8cm" svg:y="20.8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64.8cm" svg:y="20.6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64.8cm" svg:y="20.4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64.8cm" svg:y="20.2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64.801cm" svg:y="21.6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65.197cm" svg:y="19.8cm">
          <text:p text:style-name="P9"><text:span text:style-name="T4">dma output</text:span></text:p>
          <draw:enhanced-geometry svg:viewBox="0 0 21600 21600" draw:type="rectangle" draw:enhanced-path="M 0 0 L 21600 0 21600 21600 0 21600 0 0 Z N"/>
        </draw:custom-shape>
        <draw:custom-shape draw:style-name="gr110" draw:text-style-name="P17" draw:layer="layout" svg:width="0.8cm" svg:height="0.2cm" svg:x="77.197cm" svg:y="21.2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76.397cm" svg:y="21.2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75.597cm" svg:y="21.2cm">
          <text:p text:style-name="P7"><text:span text:style-name="T4">cmd 3 type</text:span></text:p>
          <draw:enhanced-geometry svg:viewBox="0 0 21600 21600" draw:type="rectangle" draw:enhanced-path="M 0 0 L 21600 0 21600 21600 0 21600 0 0 Z N"/>
        </draw:custom-shape>
        <draw:custom-shape draw:style-name="gr299" draw:text-style-name="P18" draw:layer="layout" svg:width="0.8cm" svg:height="0.2cm" svg:x="74.797cm" svg:y="21.2cm">
          <text:p text:style-name="P12"><text:span text:style-name="T5">cmd 4</text:span><text:span text:style-name="T4"> type</text:span></text:p>
          <draw:enhanced-geometry svg:viewBox="0 0 21600 21600" draw:type="rectangle" draw:enhanced-path="M 0 0 L 21600 0 21600 21600 0 21600 0 0 Z N"/>
        </draw:custom-shape>
        <draw:custom-shape draw:style-name="gr300" draw:text-style-name="P18" draw:layer="layout" svg:width="0.8cm" svg:height="0.2cm" svg:x="73.997cm" svg:y="21.2cm">
          <text:p text:style-name="P12"><text:span text:style-name="T5">cmd 5</text:span><text:span text:style-name="T4"> type</text:span></text:p>
          <draw:enhanced-geometry svg:viewBox="0 0 21600 21600" draw:type="rectangle" draw:enhanced-path="M 0 0 L 21600 0 21600 21600 0 21600 0 0 Z N"/>
        </draw:custom-shape>
        <draw:custom-shape draw:style-name="gr301" draw:text-style-name="P18" draw:layer="layout" svg:width="0.8cm" svg:height="0.2cm" svg:x="73.197cm" svg:y="21.2cm">
          <text:p text:style-name="P12"><text:span text:style-name="T5">cmd 6</text:span><text:span text:style-name="T4"> type</text:span></text:p>
          <draw:enhanced-geometry svg:viewBox="0 0 21600 21600" draw:type="rectangle" draw:enhanced-path="M 0 0 L 21600 0 21600 21600 0 21600 0 0 Z N"/>
        </draw:custom-shape>
        <draw:custom-shape draw:style-name="gr302" draw:text-style-name="P18" draw:layer="layout" svg:width="0.8cm" svg:height="0.2cm" svg:x="72.397cm" svg:y="21.2cm">
          <text:p text:style-name="P12"><text:span text:style-name="T5">cmd 7</text:span><text:span text:style-name="T4"> type</text:span></text:p>
          <draw:enhanced-geometry svg:viewBox="0 0 21600 21600" draw:type="rectangle" draw:enhanced-path="M 0 0 L 21600 0 21600 21600 0 21600 0 0 Z N"/>
        </draw:custom-shape>
        <draw:custom-shape draw:style-name="gr303" draw:text-style-name="P18" draw:layer="layout" svg:width="0.8cm" svg:height="0.2cm" svg:x="71.597cm" svg:y="21.2cm">
          <text:p text:style-name="P12"><text:span text:style-name="T5">cmd 8</text:span><text:span text:style-name="T4"> type</text:span></text:p>
          <draw:enhanced-geometry svg:viewBox="0 0 21600 21600" draw:type="rectangle" draw:enhanced-path="M 0 0 L 21600 0 21600 21600 0 21600 0 0 Z N"/>
        </draw:custom-shape>
        <draw:custom-shape draw:style-name="gr304" draw:text-style-name="P18" draw:layer="layout" svg:width="0.8cm" svg:height="0.2cm" svg:x="70.797cm" svg:y="21.2cm">
          <text:p text:style-name="P12"><text:span text:style-name="T5">cmd 9</text:span><text:span text:style-name="T4"> type</text:span></text:p>
          <draw:enhanced-geometry svg:viewBox="0 0 21600 21600" draw:type="rectangle" draw:enhanced-path="M 0 0 L 21600 0 21600 21600 0 21600 0 0 Z N"/>
        </draw:custom-shape>
        <draw:custom-shape draw:style-name="gr305" draw:text-style-name="P18" draw:layer="layout" svg:width="0.8cm" svg:height="0.2cm" svg:x="69.997cm" svg:y="21.2cm">
          <text:p text:style-name="P12"><text:span text:style-name="T5">cmd 10</text:span><text:span text:style-name="T4"> type</text:span></text:p>
          <draw:enhanced-geometry svg:viewBox="0 0 21600 21600" draw:type="rectangle" draw:enhanced-path="M 0 0 L 21600 0 21600 21600 0 21600 0 0 Z N"/>
        </draw:custom-shape>
        <draw:custom-shape draw:style-name="gr306" draw:text-style-name="P18" draw:layer="layout" svg:width="0.8cm" svg:height="0.2cm" svg:x="69.197cm" svg:y="21.2cm">
          <text:p text:style-name="P12"><text:span text:style-name="T5">cmd 11</text:span><text:span text:style-name="T4"> type</text:span></text:p>
          <draw:enhanced-geometry svg:viewBox="0 0 21600 21600" draw:type="rectangle" draw:enhanced-path="M 0 0 L 21600 0 21600 21600 0 21600 0 0 Z N"/>
        </draw:custom-shape>
        <draw:custom-shape draw:style-name="gr307" draw:text-style-name="P18" draw:layer="layout" svg:width="0.8cm" svg:height="0.2cm" svg:x="68.397cm" svg:y="21.2cm">
          <text:p text:style-name="P12"><text:span text:style-name="T5">cmd 12</text:span><text:span text:style-name="T4"> type</text:span></text:p>
          <draw:enhanced-geometry svg:viewBox="0 0 21600 21600" draw:type="rectangle" draw:enhanced-path="M 0 0 L 21600 0 21600 21600 0 21600 0 0 Z N"/>
        </draw:custom-shape>
        <draw:custom-shape draw:style-name="gr308" draw:text-style-name="P18" draw:layer="layout" svg:width="0.8cm" svg:height="0.2cm" svg:x="67.597cm" svg:y="21.2cm">
          <text:p text:style-name="P12"><text:span text:style-name="T5">cmd 13</text:span><text:span text:style-name="T4"> type</text:span></text:p>
          <draw:enhanced-geometry svg:viewBox="0 0 21600 21600" draw:type="rectangle" draw:enhanced-path="M 0 0 L 21600 0 21600 21600 0 21600 0 0 Z N"/>
        </draw:custom-shape>
        <draw:custom-shape draw:style-name="gr309" draw:text-style-name="P18" draw:layer="layout" svg:width="0.8cm" svg:height="0.2cm" svg:x="66.797cm" svg:y="21.2cm">
          <text:p text:style-name="P12"><text:span text:style-name="T5">cmd 14</text:span><text:span text:style-name="T4"> type</text:span></text:p>
          <draw:enhanced-geometry svg:viewBox="0 0 21600 21600" draw:type="rectangle" draw:enhanced-path="M 0 0 L 21600 0 21600 21600 0 21600 0 0 Z N"/>
        </draw:custom-shape>
        <draw:custom-shape draw:style-name="gr310" draw:text-style-name="P18" draw:layer="layout" svg:width="0.8cm" svg:height="0.2cm" svg:x="65.997cm" svg:y="21.2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0" draw:text-style-name="P17" draw:layer="layout" svg:width="0.2cm" svg:height="0.2cm" svg:x="67.197cm" svg:y="20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67.396cm" svg:y="20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66.798cm" svg:y="20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66.997cm" svg:y="20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66.399cm" svg:y="20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66.598cm" svg:y="20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66cm" svg:y="20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66.199cm" svg:y="20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65.601cm" svg:y="20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65.8cm" svg:y="20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69.198cm" svg:y="20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69.397cm" svg:y="20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68.799cm" svg:y="20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68.998cm" svg:y="20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68.4cm" svg:y="20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68.599cm" svg:y="20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68.001cm" svg:y="20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68.2cm" svg:y="20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67.602cm" svg:y="20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67.801cm" svg:y="20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71.199cm" svg:y="20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71.398cm" svg:y="20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70.8cm" svg:y="20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70.999cm" svg:y="20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70.401cm" svg:y="20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70.6cm" svg:y="20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70.002cm" svg:y="20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70.201cm" svg:y="20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69.603cm" svg:y="20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69.802cm" svg:y="20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71.603cm" svg:y="20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71.803cm" svg:y="20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73.197cm" svg:y="20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73.396cm" svg:y="20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72.798cm" svg:y="20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72.997cm" svg:y="20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72.399cm" svg:y="20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72.598cm" svg:y="20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72cm" svg:y="20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72.199cm" svg:y="20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75.198cm" svg:y="20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75.397cm" svg:y="20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74.799cm" svg:y="20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74.998cm" svg:y="20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74.4cm" svg:y="20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74.599cm" svg:y="20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74.001cm" svg:y="20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74.2cm" svg:y="20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73.602cm" svg:y="20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73.801cm" svg:y="20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77.199cm" svg:y="20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77.398cm" svg:y="20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76.8cm" svg:y="20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76.999cm" svg:y="20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76.401cm" svg:y="20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76.6cm" svg:y="20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76.002cm" svg:y="20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76.201cm" svg:y="20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75.603cm" svg:y="20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75.802cm" svg:y="20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77.603cm" svg:y="20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77.803cm" svg:y="20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65.197cm" svg:y="20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65.401cm" svg:y="20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65.197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8cm">
          <text:p text:style-name="P7"><text:span text:style-name="T4">offset:13</text:span></text:p>
          <draw:enhanced-geometry svg:viewBox="0 0 21600 21600" draw:type="rectangle" draw:enhanced-path="M 0 0 L 21600 0 21600 21600 0 21600 0 0 Z N"/>
        </draw:custom-shape>
        <draw:custom-shape draw:style-name="gr101" draw:text-style-name="P17" draw:layer="layout" svg:width="3.203cm" svg:height="0.2cm" svg:x="65.197cm" svg:y="21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77.1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6.3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5.5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4.798cm" svg:y="21.6cm">
          <text:p text:style-name="P7"><text:span text:style-name="T4">0000</text:span></text:p>
          <draw:enhanced-geometry svg:viewBox="0 0 21600 21600" draw:type="rectangle" draw:enhanced-path="M 0 0 L 21600 0 21600 21600 0 21600 0 0 Z N"/>
        </draw:custom-shape>
        <draw:custom-shape draw:style-name="gr311" draw:text-style-name="P18" draw:layer="layout" svg:width="0.8cm" svg:height="0.2cm" svg:x="73.998cm" svg:y="21.6cm">
          <text:p text:style-name="P12"><text:span text:style-name="T4">0000</text:span></text:p>
          <draw:enhanced-geometry svg:viewBox="0 0 21600 21600" draw:type="rectangle" draw:enhanced-path="M 0 0 L 21600 0 21600 21600 0 21600 0 0 Z N"/>
        </draw:custom-shape>
        <draw:custom-shape draw:style-name="gr312" draw:text-style-name="P18" draw:layer="layout" svg:width="0.8cm" svg:height="0.2cm" svg:x="73.198cm" svg:y="21.6cm">
          <text:p text:style-name="P12"><text:span text:style-name="T5">0000</text:span></text:p>
          <draw:enhanced-geometry svg:viewBox="0 0 21600 21600" draw:type="rectangle" draw:enhanced-path="M 0 0 L 21600 0 21600 21600 0 21600 0 0 Z N"/>
        </draw:custom-shape>
        <draw:custom-shape draw:style-name="gr313" draw:text-style-name="P18" draw:layer="layout" svg:width="0.8cm" svg:height="0.2cm" svg:x="72.398cm" svg:y="21.6cm">
          <text:p text:style-name="P12"><text:span text:style-name="T5">0000</text:span></text:p>
          <draw:enhanced-geometry svg:viewBox="0 0 21600 21600" draw:type="rectangle" draw:enhanced-path="M 0 0 L 21600 0 21600 21600 0 21600 0 0 Z N"/>
        </draw:custom-shape>
        <draw:custom-shape draw:style-name="gr314" draw:text-style-name="P18" draw:layer="layout" svg:width="0.8cm" svg:height="0.2cm" svg:x="71.598cm" svg:y="21.6cm">
          <text:p text:style-name="P12"><text:span text:style-name="T4">0000</text:span></text:p>
          <draw:enhanced-geometry svg:viewBox="0 0 21600 21600" draw:type="rectangle" draw:enhanced-path="M 0 0 L 21600 0 21600 21600 0 21600 0 0 Z N"/>
        </draw:custom-shape>
        <draw:custom-shape draw:style-name="gr315" draw:text-style-name="P18" draw:layer="layout" svg:width="0.8cm" svg:height="0.2cm" svg:x="70.798cm" svg:y="21.6cm">
          <text:p text:style-name="P12"><text:span text:style-name="T4">0000</text:span></text:p>
          <draw:enhanced-geometry svg:viewBox="0 0 21600 21600" draw:type="rectangle" draw:enhanced-path="M 0 0 L 21600 0 21600 21600 0 21600 0 0 Z N"/>
        </draw:custom-shape>
        <draw:custom-shape draw:style-name="gr316" draw:text-style-name="P18" draw:layer="layout" svg:width="0.8cm" svg:height="0.2cm" svg:x="69.998cm" svg:y="21.6cm">
          <text:p text:style-name="P12"><text:span text:style-name="T4">0000</text:span></text:p>
          <draw:enhanced-geometry svg:viewBox="0 0 21600 21600" draw:type="rectangle" draw:enhanced-path="M 0 0 L 21600 0 21600 21600 0 21600 0 0 Z N"/>
        </draw:custom-shape>
        <draw:custom-shape draw:style-name="gr317" draw:text-style-name="P18" draw:layer="layout" svg:width="0.8cm" svg:height="0.2cm" svg:x="69.198cm" svg:y="21.6cm">
          <text:p text:style-name="P12"><text:span text:style-name="T4">0000</text:span></text:p>
          <draw:enhanced-geometry svg:viewBox="0 0 21600 21600" draw:type="rectangle" draw:enhanced-path="M 0 0 L 21600 0 21600 21600 0 21600 0 0 Z N"/>
        </draw:custom-shape>
        <draw:custom-shape draw:style-name="gr318" draw:text-style-name="P18" draw:layer="layout" svg:width="0.8cm" svg:height="0.2cm" svg:x="68.398cm" svg:y="21.6cm">
          <text:p text:style-name="P12"><text:span text:style-name="T4">0000</text:span></text:p>
          <draw:enhanced-geometry svg:viewBox="0 0 21600 21600" draw:type="rectangle" draw:enhanced-path="M 0 0 L 21600 0 21600 21600 0 21600 0 0 Z N"/>
        </draw:custom-shape>
        <draw:custom-shape draw:style-name="gr319" draw:text-style-name="P18" draw:layer="layout" svg:width="0.8cm" svg:height="0.2cm" svg:x="67.598cm" svg:y="21.6cm">
          <text:p text:style-name="P12"><text:span text:style-name="T5">0000</text:span></text:p>
          <draw:enhanced-geometry svg:viewBox="0 0 21600 21600" draw:type="rectangle" draw:enhanced-path="M 0 0 L 21600 0 21600 21600 0 21600 0 0 Z N"/>
        </draw:custom-shape>
        <draw:custom-shape draw:style-name="gr320" draw:text-style-name="P18" draw:layer="layout" svg:width="0.8cm" svg:height="0.2cm" svg:x="66.798cm" svg:y="21.6cm">
          <text:p text:style-name="P12"><text:span text:style-name="T4">0000</text:span></text:p>
          <draw:enhanced-geometry svg:viewBox="0 0 21600 21600" draw:type="rectangle" draw:enhanced-path="M 0 0 L 21600 0 21600 21600 0 21600 0 0 Z N"/>
        </draw:custom-shape>
        <draw:custom-shape draw:style-name="gr321" draw:text-style-name="P18" draw:layer="layout" svg:width="0.8cm" svg:height="0.2cm" svg:x="65.998cm" svg:y="21.6cm">
          <text:p text:style-name="P12"><text:span text:style-name="T4">0000</text:span></text:p>
          <draw:enhanced-geometry svg:viewBox="0 0 21600 21600" draw:type="rectangle" draw:enhanced-path="M 0 0 L 21600 0 21600 21600 0 21600 0 0 Z N"/>
        </draw:custom-shape>
        <draw:custom-shape draw:style-name="gr322" draw:text-style-name="P18" draw:layer="layout" svg:width="0.8cm" svg:height="0.2cm" svg:x="65.198cm" svg:y="21.6cm">
          <text:p text:style-name="P12"><text:span text:style-name="T4">0000</text:span></text:p>
          <draw:enhanced-geometry svg:viewBox="0 0 21600 21600" draw:type="rectangle" draw:enhanced-path="M 0 0 L 21600 0 21600 21600 0 21600 0 0 Z N"/>
        </draw:custom-shape>
        <draw:custom-shape draw:style-name="gr323" draw:text-style-name="P18" draw:layer="layout" svg:width="0.8cm" svg:height="0.2cm" svg:x="65.198cm" svg:y="21.2cm">
          <text:p text:style-name="P12"><text:span text:style-name="T4">0000</text:span></text:p>
          <draw:enhanced-geometry svg:viewBox="0 0 21600 21600" draw:type="rectangle" draw:enhanced-path="M 0 0 L 21600 0 21600 21600 0 21600 0 0 Z N"/>
        </draw:custom-shape>
        <draw:custom-shape draw:style-name="gr324" draw:text-style-name="P18" draw:layer="layout" svg:width="1.6cm" svg:height="0.2cm" svg:x="57cm" svg:y="22.2cm">
          <text:p text:style-name="P12"><text:span text:style-name="T5">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325" draw:text-style-name="P25" draw:layer="layout" svg:width="1.5cm" svg:height="0.4cm" svg:x="65.2cm" svg:y="26.9cm">
          <text:p text:style-name="P25"><text:span text:style-name="T8">load 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7" draw:text-style-name="P23" draw:layer="layout" svg:width="1.18cm" svg:height="0.711cm" draw:transform="skewX (0.0528834763354281) rotate (-2.60787096832993) translate (69.796cm 27.3081614906832cm)" svg:viewBox="0 0 1181 712" svg:d="M0 0c79 0 155 0 234 18 60 13 114 33 166 60 61 32 124 58 180 97 71 50 154 83 223 134 72 53 136 119 208 171 57 41 111 96 130 168l33 54 7 10">
          <text:p/>
        </draw:path>
        <draw:frame draw:style-name="gr326" draw:text-style-name="P26" draw:layer="layout" svg:width="1.25cm" svg:height="0.727cm" svg:x="68.45cm" svg:y="26.95cm">
          <draw:text-box>
            <text:p><text:span text:style-name="T10">next </text:span><text:span text:style-name="T10">bd </text:span><text:span text:style-name="T10">opcod</text:span><text:span text:style-name="T10">e =/= </text:span><text:span text:style-name="T10">0.U) </text:span><text:span text:style-name="T10">&amp;&amp; </text:span><text:span text:style-name="T10">meta_</text:span><text:span text:style-name="T10">addr_o</text:span><text:span text:style-name="T10">ffset</text:span><text:span text:style-name="T6"> </text:span><text:span text:style-name="T6">=== -</text:span><text:span text:style-name="T6">1.S)</text:span></text:p>
          </draw:text-box>
        </draw:frame>
        <draw:path draw:style-name="gr205" draw:text-style-name="P23" draw:layer="layout" svg:width="1.326cm" svg:height="1.349cm" draw:transform="skewX (0.238586508747625) rotate (0.91717052192302) translate (66.2705421697455cm 26.9221193158655cm)" svg:viewBox="0 0 1327 1350" svg:d="M0 1c84-6 163 28 237 67 80 43 156 96 222 158 99 95 199 196 296 294 91 91 182 182 270 277 78 84 131 186 194 280 55 82 86 177 108 273">
          <text:p/>
        </draw:path>
        <draw:frame draw:style-name="gr206" draw:text-style-name="P26" draw:layer="layout" svg:width="1.55cm" svg:height="0.37cm" svg:x="66.25cm" svg:y="26.48cm">
          <draw:text-box>
            <text:p><text:span text:style-name="T6">new </text:span><text:span text:style-name="T6">meta </text:span><text:span text:style-name="T6">load </text:span><text:span text:style-name="T6">finish</text:span></text:p>
          </draw:text-box>
        </draw:frame>
        <draw:custom-shape draw:style-name="gr105" draw:text-style-name="P17" draw:layer="layout" svg:width="1.6cm" svg:height="0.2cm" svg:x="59.995cm" svg:y="7.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1.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3.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3.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3.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6.6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6.6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6.6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9.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9.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9.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327" draw:text-style-name="P18" draw:layer="layout" svg:width="1.6cm" svg:height="0.2cm" svg:x="56.8cm" svg:y="16.6cm">
          <text:p text:style-name="P12"><text:span text:style-name="T5">dma_next_meta offset</text:span></text:p>
          <draw:enhanced-geometry svg:viewBox="0 0 21600 21600" draw:type="rectangle" draw:enhanced-path="M 0 0 L 21600 0 21600 21600 0 21600 0 0 Z N"/>
        </draw:custom-shape>
        <draw:custom-shape draw:style-name="gr328" draw:text-style-name="P18" draw:layer="layout" svg:width="1.6cm" svg:height="0.2cm" svg:x="56.8cm" svg:y="13.4cm">
          <text:p text:style-name="P12"><text:span text:style-name="T5">dma_next_meta offset</text:span></text:p>
          <draw:enhanced-geometry svg:viewBox="0 0 21600 21600" draw:type="rectangle" draw:enhanced-path="M 0 0 L 21600 0 21600 21600 0 21600 0 0 Z N"/>
        </draw:custom-shape>
        <draw:custom-shape draw:style-name="gr329" draw:text-style-name="P18" draw:layer="layout" svg:width="1.6cm" svg:height="0.2cm" svg:x="56.8cm" svg:y="11.4cm">
          <text:p text:style-name="P12"><text:span text:style-name="T5">dma_next_meta offset</text:span></text:p>
          <draw:enhanced-geometry svg:viewBox="0 0 21600 21600" draw:type="rectangle" draw:enhanced-path="M 0 0 L 21600 0 21600 21600 0 21600 0 0 Z N"/>
        </draw:custom-shape>
        <draw:custom-shape draw:style-name="gr330" draw:text-style-name="P18" draw:layer="layout" svg:width="1.6cm" svg:height="0.2cm" svg:x="56.8cm" svg:y="9.4cm">
          <text:p text:style-name="P12"><text:span text:style-name="T5">dma_next_meta offset</text:span></text:p>
          <draw:enhanced-geometry svg:viewBox="0 0 21600 21600" draw:type="rectangle" draw:enhanced-path="M 0 0 L 21600 0 21600 21600 0 21600 0 0 Z N"/>
        </draw:custom-shape>
        <draw:custom-shape draw:style-name="gr331" draw:text-style-name="P18" draw:layer="layout" svg:width="1.6cm" svg:height="0.2cm" svg:x="56.8cm" svg:y="7.4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58.395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7cm" svg:y="7.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7cm" svg:y="7.4cm">
          <text:p text:style-name="P7"><text:span text:style-name="T4">tcam_id</text:span></text:p>
          <draw:enhanced-geometry svg:viewBox="0 0 21600 21600" draw:type="rectangle" draw:enhanced-path="M 0 0 L 21600 0 21600 21600 0 21600 0 0 Z N"/>
        </draw:custom-shape>
        <draw:custom-shape draw:style-name="gr332" draw:text-style-name="P15" draw:layer="layout" svg:width="1.6cm" svg:height="0.2cm" svg:x="43.002cm" svg:y="7.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7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8cm" svg:y="9.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8cm" svg:y="9.4cm">
          <text:p text:style-name="P7"><text:span text:style-name="T4">tcam_id</text:span></text:p>
          <draw:enhanced-geometry svg:viewBox="0 0 21600 21600" draw:type="rectangle" draw:enhanced-path="M 0 0 L 21600 0 21600 21600 0 21600 0 0 Z N"/>
        </draw:custom-shape>
        <draw:custom-shape draw:style-name="gr333" draw:text-style-name="P15" draw:layer="layout" svg:width="1.6cm" svg:height="0.2cm" svg:x="43.003cm" svg:y="9.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8cm" svg:y="9.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9cm" svg:y="11.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9cm" svg:y="11.4cm">
          <text:p text:style-name="P7"><text:span text:style-name="T4">tcam_id</text:span></text:p>
          <draw:enhanced-geometry svg:viewBox="0 0 21600 21600" draw:type="rectangle" draw:enhanced-path="M 0 0 L 21600 0 21600 21600 0 21600 0 0 Z N"/>
        </draw:custom-shape>
        <draw:custom-shape draw:style-name="gr334" draw:text-style-name="P15" draw:layer="layout" svg:width="1.6cm" svg:height="0.2cm" svg:x="43.004cm" svg:y="11.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9cm" svg:y="11.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cm" svg:y="13.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cm" svg:y="13.4cm">
          <text:p text:style-name="P7"><text:span text:style-name="T4">tcam_id</text:span></text:p>
          <draw:enhanced-geometry svg:viewBox="0 0 21600 21600" draw:type="rectangle" draw:enhanced-path="M 0 0 L 21600 0 21600 21600 0 21600 0 0 Z N"/>
        </draw:custom-shape>
        <draw:custom-shape draw:style-name="gr335" draw:text-style-name="P15" draw:layer="layout" svg:width="1.6cm" svg:height="0.2cm" svg:x="43.005cm" svg:y="13.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cm" svg:y="13.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01cm" svg:y="16.8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01cm" svg:y="16.8cm">
          <text:p text:style-name="P7"><text:span text:style-name="T4">tcam_id</text:span></text:p>
          <draw:enhanced-geometry svg:viewBox="0 0 21600 21600" draw:type="rectangle" draw:enhanced-path="M 0 0 L 21600 0 21600 21600 0 21600 0 0 Z N"/>
        </draw:custom-shape>
        <draw:custom-shape draw:style-name="gr336" draw:text-style-name="P15" draw:layer="layout" svg:width="1.6cm" svg:height="0.2cm" svg:x="43.006cm" svg:y="16.8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01cm" svg:y="16.8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62.196cm" svg:y="24.4cm">
          <text:p text:style-name="P7"><text:span text:style-name="T4">ram_buff_id</text:span></text:p>
          <draw:enhanced-geometry svg:viewBox="0 0 21600 21600" draw:type="rectangle" draw:enhanced-path="M 0 0 L 21600 0 21600 21600 0 21600 0 0 Z N"/>
        </draw:custom-shape>
        <draw:custom-shape draw:style-name="gr337" draw:text-style-name="P15" draw:layer="layout" svg:width="1.6cm" svg:height="0.2cm" svg:x="57.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60.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58.9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8"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9"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76.796cm" svg:y="24.4cm">
          <text:p text:style-name="P7"><text:span text:style-name="T4">ram_buff_id</text:span></text:p>
          <draw:enhanced-geometry svg:viewBox="0 0 21600 21600" draw:type="rectangle" draw:enhanced-path="M 0 0 L 21600 0 21600 21600 0 21600 0 0 Z N"/>
        </draw:custom-shape>
        <draw:custom-shape draw:style-name="gr340" draw:text-style-name="P15" draw:layer="layout" svg:width="1.6cm" svg:height="0.2cm" svg:x="72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75.1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73.5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76.396cm" svg:y="21cm">
          <text:p text:style-name="P7"><text:span text:style-name="T4">ram_buff_id</text:span></text:p>
          <draw:enhanced-geometry svg:viewBox="0 0 21600 21600" draw:type="rectangle" draw:enhanced-path="M 0 0 L 21600 0 21600 21600 0 21600 0 0 Z N"/>
        </draw:custom-shape>
        <draw:custom-shape draw:style-name="gr341" draw:text-style-name="P18" draw:layer="layout" svg:width="1.6cm" svg:height="0.2cm" svg:x="71.6cm" svg:y="21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74.796cm" svg:y="21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73.195cm" svg:y="21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2"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3"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4"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5"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6"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7"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802cm" svg:y="20.1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19.9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19.7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19.5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19.3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19.199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18.799cm">
          <text:p text:style-name="P9"><text:span text:style-name="T4">load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18.9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18.9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18.9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18.9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18.9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18.9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18.9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18.9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18.9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18.9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18.9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18.9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18.9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18.9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18.9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18.9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18.9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18.9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18.9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18.9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18.9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18.9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18.9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18.9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18.9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18.9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18.9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18.9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18.9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18.9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18.9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18.9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18.9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18.9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18.9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18.9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18.9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18.9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18.9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18.9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18.9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18.9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18.9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18.9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18.9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18.9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18.9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18.9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18.9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18.9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18.9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18.9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18.9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18.9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18.9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18.9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18.9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18.9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18.9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18.9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31.609cm" svg:y="18.9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18.9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18.9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18.999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0.1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0.1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0.1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0.199cm">
          <text:p text:style-name="P7"><text:span text:style-name="T4">cmd 3 type</text:span></text:p>
          <draw:enhanced-geometry svg:viewBox="0 0 21600 21600" draw:type="rectangle" draw:enhanced-path="M 0 0 L 21600 0 21600 21600 0 21600 0 0 Z N"/>
        </draw:custom-shape>
        <draw:custom-shape draw:style-name="gr348" draw:text-style-name="P15" draw:layer="layout" svg:width="0.8cm" svg:height="0.2cm" svg:x="28.002cm" svg:y="20.199cm">
          <text:p text:style-name="P12"><text:span text:style-name="T5">cmd 4</text:span><text:span text:style-name="T4"> type</text:span></text:p>
          <draw:enhanced-geometry svg:viewBox="0 0 21600 21600" draw:type="rectangle" draw:enhanced-path="M 0 0 L 21600 0 21600 21600 0 21600 0 0 Z N"/>
        </draw:custom-shape>
        <draw:custom-shape draw:style-name="gr349" draw:text-style-name="P15" draw:layer="layout" svg:width="0.8cm" svg:height="0.2cm" svg:x="27.202cm" svg:y="20.199cm">
          <text:p text:style-name="P12"><text:span text:style-name="T5">cmd 5</text:span><text:span text:style-name="T4"> type</text:span></text:p>
          <draw:enhanced-geometry svg:viewBox="0 0 21600 21600" draw:type="rectangle" draw:enhanced-path="M 0 0 L 21600 0 21600 21600 0 21600 0 0 Z N"/>
        </draw:custom-shape>
        <draw:custom-shape draw:style-name="gr350" draw:text-style-name="P15" draw:layer="layout" svg:width="0.8cm" svg:height="0.2cm" svg:x="26.402cm" svg:y="20.199cm">
          <text:p text:style-name="P12"><text:span text:style-name="T5">cmd 6</text:span><text:span text:style-name="T4"> type</text:span></text:p>
          <draw:enhanced-geometry svg:viewBox="0 0 21600 21600" draw:type="rectangle" draw:enhanced-path="M 0 0 L 21600 0 21600 21600 0 21600 0 0 Z N"/>
        </draw:custom-shape>
        <draw:custom-shape draw:style-name="gr351" draw:text-style-name="P15" draw:layer="layout" svg:width="0.8cm" svg:height="0.2cm" svg:x="25.602cm" svg:y="20.199cm">
          <text:p text:style-name="P12"><text:span text:style-name="T5">cmd 7</text:span><text:span text:style-name="T4"> type</text:span></text:p>
          <draw:enhanced-geometry svg:viewBox="0 0 21600 21600" draw:type="rectangle" draw:enhanced-path="M 0 0 L 21600 0 21600 21600 0 21600 0 0 Z N"/>
        </draw:custom-shape>
        <draw:custom-shape draw:style-name="gr352" draw:text-style-name="P15" draw:layer="layout" svg:width="0.8cm" svg:height="0.2cm" svg:x="24.802cm" svg:y="20.199cm">
          <text:p text:style-name="P12"><text:span text:style-name="T5">cmd 8</text:span><text:span text:style-name="T4"> type</text:span></text:p>
          <draw:enhanced-geometry svg:viewBox="0 0 21600 21600" draw:type="rectangle" draw:enhanced-path="M 0 0 L 21600 0 21600 21600 0 21600 0 0 Z N"/>
        </draw:custom-shape>
        <draw:custom-shape draw:style-name="gr353" draw:text-style-name="P15" draw:layer="layout" svg:width="0.8cm" svg:height="0.2cm" svg:x="24.002cm" svg:y="20.199cm">
          <text:p text:style-name="P12"><text:span text:style-name="T5">cmd 9</text:span><text:span text:style-name="T4"> type</text:span></text:p>
          <draw:enhanced-geometry svg:viewBox="0 0 21600 21600" draw:type="rectangle" draw:enhanced-path="M 0 0 L 21600 0 21600 21600 0 21600 0 0 Z N"/>
        </draw:custom-shape>
        <draw:custom-shape draw:style-name="gr354" draw:text-style-name="P15" draw:layer="layout" svg:width="0.8cm" svg:height="0.2cm" svg:x="23.202cm" svg:y="20.1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355" draw:text-style-name="P15" draw:layer="layout" svg:width="0.8cm" svg:height="0.2cm" svg:x="22.402cm" svg:y="20.1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356" draw:text-style-name="P15" draw:layer="layout" svg:width="0.8cm" svg:height="0.2cm" svg:x="21.602cm" svg:y="20.1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357" draw:text-style-name="P15" draw:layer="layout" svg:width="0.8cm" svg:height="0.2cm" svg:x="20.802cm" svg:y="20.1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358" draw:text-style-name="P15" draw:layer="layout" svg:width="0.8cm" svg:height="0.2cm" svg:x="20.002cm" svg:y="20.1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359" draw:text-style-name="P15" draw:layer="layout" svg:width="0.8cm" svg:height="0.2cm" svg:x="19.202cm" svg:y="20.1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19.9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3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5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7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cm" svg:y="20.3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cm" svg:y="20.3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cm" svg:y="20.399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cm" svg:y="20.399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25.6cm" svg:y="20.399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cm" svg:y="20.399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2cm" svg:y="19.999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2cm" svg:y="19.999cm">
          <text:p text:style-name="P7"><text:span text:style-name="T4">tcam_id</text:span></text:p>
          <draw:enhanced-geometry svg:viewBox="0 0 21600 21600" draw:type="rectangle" draw:enhanced-path="M 0 0 L 21600 0 21600 21600 0 21600 0 0 Z N"/>
        </draw:custom-shape>
        <draw:custom-shape draw:style-name="gr360" draw:text-style-name="P15" draw:layer="layout" svg:width="1.6cm" svg:height="0.2cm" svg:x="25.607cm" svg:y="19.999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2cm" svg:y="19.999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397cm" svg:y="1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397cm" svg:y="17.8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397cm" svg:y="17.6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397cm" svg:y="17.4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397cm" svg:y="17.2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397cm" svg:y="1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797cm" svg:y="16.6cm">
          <text:p text:style-name="P9"><text:span text:style-name="T4">load output</text:span></text:p>
          <draw:enhanced-geometry svg:viewBox="0 0 21600 21600" draw:type="rectangle" draw:enhanced-path="M 0 0 L 21600 0 21600 21600 0 21600 0 0 Z N"/>
        </draw:custom-shape>
        <draw:custom-shape draw:style-name="gr100" draw:text-style-name="P17" draw:layer="layout" svg:width="0.2cm" svg:height="0.2cm" svg:x="20.798cm" svg:y="16.8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0.997cm" svg:y="16.8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399cm" svg:y="16.8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598cm" svg:y="16.8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cm" svg:y="16.8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199cm" svg:y="16.8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1cm" svg:y="16.8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cm" svg:y="16.8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2cm" svg:y="16.8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1cm" svg:y="16.8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799cm" svg:y="16.8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2.998cm" svg:y="16.8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cm" svg:y="16.8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599cm" svg:y="16.8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1cm" svg:y="16.8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cm" svg:y="16.8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2cm" svg:y="16.8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1cm" svg:y="16.8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3cm" svg:y="16.8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2cm" svg:y="16.8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cm" svg:y="16.8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4.999cm" svg:y="16.8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1cm" svg:y="16.8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cm" svg:y="16.8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2cm" svg:y="16.8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1cm" svg:y="16.8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3cm" svg:y="16.8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2cm" svg:y="16.8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04cm" svg:y="16.8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3cm" svg:y="16.8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04cm" svg:y="16.8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04cm" svg:y="16.8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798cm" svg:y="16.8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6.997cm" svg:y="16.8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399cm" svg:y="16.8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598cm" svg:y="16.8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cm" svg:y="16.8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199cm" svg:y="16.8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1cm" svg:y="16.8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cm" svg:y="16.8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799cm" svg:y="16.8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8.998cm" svg:y="16.8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cm" svg:y="16.8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599cm" svg:y="16.8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1cm" svg:y="16.8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cm" svg:y="16.8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2cm" svg:y="16.8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1cm" svg:y="16.8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3cm" svg:y="16.8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2cm" svg:y="16.8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cm" svg:y="16.8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0.999cm" svg:y="16.8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1cm" svg:y="16.8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cm" svg:y="16.8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2cm" svg:y="16.8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1cm" svg:y="16.8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3cm" svg:y="16.8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2cm" svg:y="16.8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04cm" svg:y="16.8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3cm" svg:y="16.8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04cm" svg:y="16.8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04cm" svg:y="16.8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18.794cm" svg:y="16.8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2cm" svg:y="16.8cm">
          <text:p text:style-name="P7"><text:span text:style-name="T4">62</text:span></text:p>
          <draw:enhanced-geometry svg:viewBox="0 0 21600 21600" draw:type="rectangle" draw:enhanced-path="M 0 0 L 21600 0 21600 21600 0 21600 0 0 Z N"/>
        </draw:custom-shape>
        <draw:custom-shape draw:style-name="gr361" draw:text-style-name="P17" draw:layer="layout" svg:width="3.208cm" svg:height="0.2cm" svg:x="18.794cm" svg:y="17.8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2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4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4cm" svg:y="17.6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cm" svg:y="17cm">
          <text:p text:style-name="P7"><text:span text:style-name="T4">cmd_meta 3</text:span></text:p>
          <draw:enhanced-geometry svg:viewBox="0 0 21600 21600" draw:type="rectangle" draw:enhanced-path="M 0 0 L 21600 0 21600 21600 0 21600 0 0 Z N"/>
        </draw:custom-shape>
        <draw:custom-shape draw:style-name="gr102" draw:text-style-name="P17" draw:layer="layout" svg:width="12.802cm" svg:height="0.2cm" svg:x="18.794cm" svg:y="17cm">
          <text:p text:style-name="P7"><text:span text:style-name="T4">reserve</text:span></text:p>
          <draw:enhanced-geometry svg:viewBox="0 0 21600 21600" draw:type="rectangle" draw:enhanced-path="M 0 0 L 21600 0 21600 21600 0 21600 0 0 Z N"/>
        </draw:custom-shape>
        <draw:custom-shape draw:style-name="gr105" draw:text-style-name="P17" draw:layer="layout" svg:width="1.6cm" svg:height="0.2cm" svg:x="29.994cm" svg:y="17.8cm">
          <text:p text:style-name="P7"><text:span text:style-name="T4">first ram_buff_id</text:span></text:p>
          <draw:enhanced-geometry svg:viewBox="0 0 21600 21600" draw:type="rectangle" draw:enhanced-path="M 0 0 L 21600 0 21600 21600 0 21600 0 0 Z N"/>
        </draw:custom-shape>
        <draw:custom-shape draw:style-name="gr105" draw:text-style-name="P17" draw:layer="layout" svg:width="1.6cm" svg:height="0.2cm" svg:x="29.994cm" svg:y="17.6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4cm" svg:y="1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4cm" svg:y="18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4cm" svg:y="18cm">
          <text:p text:style-name="P7"><text:span text:style-name="T4">cmd 3 type</text:span></text:p>
          <draw:enhanced-geometry svg:viewBox="0 0 21600 21600" draw:type="rectangle" draw:enhanced-path="M 0 0 L 21600 0 21600 21600 0 21600 0 0 Z N"/>
        </draw:custom-shape>
        <draw:custom-shape draw:style-name="gr362" draw:text-style-name="P18" draw:layer="layout" svg:width="0.8cm" svg:height="0.2cm" svg:x="28.394cm" svg:y="18cm">
          <text:p text:style-name="P12"><text:span text:style-name="T5">cmd 4</text:span><text:span text:style-name="T4"> type</text:span></text:p>
          <draw:enhanced-geometry svg:viewBox="0 0 21600 21600" draw:type="rectangle" draw:enhanced-path="M 0 0 L 21600 0 21600 21600 0 21600 0 0 Z N"/>
        </draw:custom-shape>
        <draw:custom-shape draw:style-name="gr363" draw:text-style-name="P18" draw:layer="layout" svg:width="0.8cm" svg:height="0.2cm" svg:x="27.594cm" svg:y="18cm">
          <text:p text:style-name="P12"><text:span text:style-name="T5">cmd 5</text:span><text:span text:style-name="T4"> type</text:span></text:p>
          <draw:enhanced-geometry svg:viewBox="0 0 21600 21600" draw:type="rectangle" draw:enhanced-path="M 0 0 L 21600 0 21600 21600 0 21600 0 0 Z N"/>
        </draw:custom-shape>
        <draw:custom-shape draw:style-name="gr364" draw:text-style-name="P18" draw:layer="layout" svg:width="0.8cm" svg:height="0.2cm" svg:x="26.794cm" svg:y="18cm">
          <text:p text:style-name="P12"><text:span text:style-name="T5">cmd 6</text:span><text:span text:style-name="T4"> type</text:span></text:p>
          <draw:enhanced-geometry svg:viewBox="0 0 21600 21600" draw:type="rectangle" draw:enhanced-path="M 0 0 L 21600 0 21600 21600 0 21600 0 0 Z N"/>
        </draw:custom-shape>
        <draw:custom-shape draw:style-name="gr365" draw:text-style-name="P18" draw:layer="layout" svg:width="0.8cm" svg:height="0.2cm" svg:x="25.994cm" svg:y="18cm">
          <text:p text:style-name="P12"><text:span text:style-name="T5">cmd 7</text:span><text:span text:style-name="T4"> type</text:span></text:p>
          <draw:enhanced-geometry svg:viewBox="0 0 21600 21600" draw:type="rectangle" draw:enhanced-path="M 0 0 L 21600 0 21600 21600 0 21600 0 0 Z N"/>
        </draw:custom-shape>
        <draw:custom-shape draw:style-name="gr366" draw:text-style-name="P18" draw:layer="layout" svg:width="0.8cm" svg:height="0.2cm" svg:x="25.194cm" svg:y="18cm">
          <text:p text:style-name="P12"><text:span text:style-name="T5">cmd 8</text:span><text:span text:style-name="T4"> type</text:span></text:p>
          <draw:enhanced-geometry svg:viewBox="0 0 21600 21600" draw:type="rectangle" draw:enhanced-path="M 0 0 L 21600 0 21600 21600 0 21600 0 0 Z N"/>
        </draw:custom-shape>
        <draw:custom-shape draw:style-name="gr367" draw:text-style-name="P18" draw:layer="layout" svg:width="0.8cm" svg:height="0.2cm" svg:x="24.394cm" svg:y="18cm">
          <text:p text:style-name="P12"><text:span text:style-name="T5">cmd 9</text:span><text:span text:style-name="T4"> type</text:span></text:p>
          <draw:enhanced-geometry svg:viewBox="0 0 21600 21600" draw:type="rectangle" draw:enhanced-path="M 0 0 L 21600 0 21600 21600 0 21600 0 0 Z N"/>
        </draw:custom-shape>
        <draw:custom-shape draw:style-name="gr368" draw:text-style-name="P18" draw:layer="layout" svg:width="0.8cm" svg:height="0.2cm" svg:x="23.594cm" svg:y="18cm">
          <text:p text:style-name="P12"><text:span text:style-name="T5">cmd 10</text:span><text:span text:style-name="T4"> type</text:span></text:p>
          <draw:enhanced-geometry svg:viewBox="0 0 21600 21600" draw:type="rectangle" draw:enhanced-path="M 0 0 L 21600 0 21600 21600 0 21600 0 0 Z N"/>
        </draw:custom-shape>
        <draw:custom-shape draw:style-name="gr369" draw:text-style-name="P18" draw:layer="layout" svg:width="0.8cm" svg:height="0.2cm" svg:x="22.794cm" svg:y="18cm">
          <text:p text:style-name="P12"><text:span text:style-name="T5">cmd 11</text:span><text:span text:style-name="T4"> type</text:span></text:p>
          <draw:enhanced-geometry svg:viewBox="0 0 21600 21600" draw:type="rectangle" draw:enhanced-path="M 0 0 L 21600 0 21600 21600 0 21600 0 0 Z N"/>
        </draw:custom-shape>
        <draw:custom-shape draw:style-name="gr370" draw:text-style-name="P18" draw:layer="layout" svg:width="0.8cm" svg:height="0.2cm" svg:x="21.994cm" svg:y="18cm">
          <text:p text:style-name="P12"><text:span text:style-name="T5">cmd 12</text:span><text:span text:style-name="T4"> type</text:span></text:p>
          <draw:enhanced-geometry svg:viewBox="0 0 21600 21600" draw:type="rectangle" draw:enhanced-path="M 0 0 L 21600 0 21600 21600 0 21600 0 0 Z N"/>
        </draw:custom-shape>
        <draw:custom-shape draw:style-name="gr371" draw:text-style-name="P18" draw:layer="layout" svg:width="0.8cm" svg:height="0.2cm" svg:x="21.194cm" svg:y="18cm">
          <text:p text:style-name="P12"><text:span text:style-name="T5">cmd 13</text:span><text:span text:style-name="T4"> type</text:span></text:p>
          <draw:enhanced-geometry svg:viewBox="0 0 21600 21600" draw:type="rectangle" draw:enhanced-path="M 0 0 L 21600 0 21600 21600 0 21600 0 0 Z N"/>
        </draw:custom-shape>
        <draw:custom-shape draw:style-name="gr372" draw:text-style-name="P18" draw:layer="layout" svg:width="0.8cm" svg:height="0.2cm" svg:x="20.394cm" svg:y="18cm">
          <text:p text:style-name="P12"><text:span text:style-name="T5">cmd 14</text:span><text:span text:style-name="T4"> type</text:span></text:p>
          <draw:enhanced-geometry svg:viewBox="0 0 21600 21600" draw:type="rectangle" draw:enhanced-path="M 0 0 L 21600 0 21600 21600 0 21600 0 0 Z N"/>
        </draw:custom-shape>
        <draw:custom-shape draw:style-name="gr373" draw:text-style-name="P18" draw:layer="layout" svg:width="0.8cm" svg:height="0.2cm" svg:x="19.594cm" svg:y="18cm">
          <text:p text:style-name="P12"><text:span text:style-name="T5">cmd 15</text:span><text:span text:style-name="T4"> type</text:span></text:p>
          <draw:enhanced-geometry svg:viewBox="0 0 21600 21600" draw:type="rectangle" draw:enhanced-path="M 0 0 L 21600 0 21600 21600 0 21600 0 0 Z N"/>
        </draw:custom-shape>
        <draw:custom-shape draw:style-name="gr374" draw:text-style-name="P18" draw:layer="layout" svg:width="0.8cm" svg:height="0.2cm" svg:x="18.794cm" svg:y="18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8.394cm" svg:y="17.8cm">
          <text:p text:style-name="P7"><text:span text:style-name="T4">tcam_id</text:span></text:p>
          <draw:enhanced-geometry svg:viewBox="0 0 21600 21600" draw:type="rectangle" draw:enhanced-path="M 0 0 L 21600 0 21600 21600 0 21600 0 0 Z N"/>
        </draw:custom-shape>
        <draw:custom-shape draw:style-name="gr375" draw:text-style-name="P18" draw:layer="layout" svg:width="1.6cm" svg:height="0.2cm" svg:x="25.199cm" svg:y="17.8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26.794cm" svg:y="17.8cm">
          <text:p text:style-name="P7"><text:span text:style-name="T4">key_key_sizeb(bit)</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6" draw:text-style-name="P22" draw:layer="layout" svg:width="1.5cm" svg:height="0.8cm" svg:x="30.102cm" svg:y="2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31.102cm" svg:y1="23.4cm" svg:x2="32.102cm" svg:y2="23.4cm">
          <text:p/>
        </draw:line>
        <draw:line draw:style-name="gr198" draw:text-style-name="P23" draw:layer="layout" svg:x1="29.002cm" svg:y1="22.5cm" svg:x2="30.102cm" svg:y2="23.3cm">
          <text:p/>
        </draw:line>
        <draw:line draw:style-name="gr199" draw:text-style-name="P23" draw:layer="layout" svg:x1="25.602cm" svg:y1="21.1cm" svg:x2="25.602cm" svg:y2="21.4cm">
          <text:p/>
        </draw:line>
        <draw:custom-shape draw:style-name="gr200" draw:text-style-name="P20"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802cm" svg:y1="17.6cm" svg:x2="32.102cm" svg:y2="17.6cm">
          <text:p/>
        </draw:line>
        <draw:custom-shape draw:style-name="gr200" draw:text-style-name="P20"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02cm" svg:y1="19.8cm" svg:x2="18.602cm" svg:y2="19.8cm">
          <text:p/>
        </draw:line>
        <draw:custom-shape draw:style-name="gr377" draw:text-style-name="P24" draw:layer="layout" svg:width="13.8cm" svg:height="16.2cm" svg:x="18.302cm" svg:y="14.6cm">
          <text:p/>
          <draw:enhanced-geometry svg:viewBox="0 0 21600 21600" draw:type="rectangle" draw:enhanced-path="M 0 0 L 21600 0 21600 21600 0 21600 0 0 Z N"/>
        </draw:custom-shape>
        <draw:custom-shape draw:style-name="gr378" draw:text-style-name="P2" draw:layer="layout" svg:width="10.9cm" svg:height="1.094cm" svg:x="19.552cm" svg:y="15.15cm">
          <text:p text:style-name="P1"><text:span text:style-name="T1">Load and Store Module</text:span></text:p>
          <draw:enhanced-geometry svg:viewBox="0 0 21600 21600" draw:type="rectangle" draw:enhanced-path="M 0 0 L 21600 0 21600 21600 0 21600 0 0 Z N"/>
        </draw:custom-shape>
        <draw:custom-shape draw:style-name="gr379" draw:text-style-name="P29" draw:layer="layout" svg:width="7cm" svg:height="1.8cm" svg:x="22.002cm" svg:y="21.4cm">
          <text:p text:style-name="P29"><text:span text:style-name="T9">1. send load req to paket window/queue</text:span></text:p>
          <text:p text:style-name="P30"><text:span text:style-name="T11">2. waitting resp from </text:span><text:span text:style-name="T9">paket window/queue</text:span></text:p>
          <text:p text:style-name="P29"><text:span text:style-name="T11">3. put read address from </text:span><text:span text:style-name="T9">paket window/queue on rw channel of axi4</text:span></text:p>
          <text:p text:style-name="P29"><text:span text:style-name="T9">4. waitting resp from ddr</text:span></text:p>
          <text:p text:style-name="P29"><text:span text:style-name="T9">5. store the data from r channel to the ram buffer tail</text:span></text:p>
          <text:p text:style-name="P29"><text:span text:style-name="T9">6. update ram buffer tail</text:span></text:p>
          <draw:enhanced-geometry svg:viewBox="0 0 21600 21600" draw:type="rectangle" draw:enhanced-path="M 0 0 L 21600 0 21600 21600 0 21600 0 0 Z N"/>
        </draw:custom-shape>
        <draw:custom-shape draw:style-name="gr380" draw:text-style-name="P31" draw:layer="layout" svg:width="1.5cm" svg:height="0.8cm" svg:x="19.402cm" svg:y="23.5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1" draw:text-style-name="P23" draw:layer="layout" svg:x1="18.302cm" svg:y1="23.9cm" svg:x2="19.402cm" svg:y2="23.9cm">
          <text:p/>
        </draw:line>
        <draw:line draw:style-name="gr198" draw:text-style-name="P23" draw:layer="layout" svg:x1="20.902cm" svg:y1="22.8cm" svg:x2="22.002cm" svg:y2="22.1cm">
          <text:p/>
        </draw:line>
        <draw:custom-shape draw:style-name="gr5" draw:text-style-name="P8" draw:layer="layout" svg:width="0.404cm" svg:height="0.2cm" svg:x="18.802cm" svg:y="27.3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27.1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26.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26.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26.5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26.3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25.9cm">
          <text:p text:style-name="P9"><text:span text:style-name="T4">store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26.1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26.1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26.1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26.1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26.1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26.1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26.1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26.1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26.1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26.1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26.1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26.1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26.1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26.1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26.1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26.1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26.1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26.1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26.1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26.1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26.1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26.1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26.1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26.1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26.1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26.1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26.1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26.1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26.1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26.1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26.1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26.1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26.1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26.1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26.1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26.1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26.1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26.1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26.1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26.1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26.1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26.1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26.1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26.1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26.1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26.1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26.1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26.1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26.1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26.1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26.1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26.1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26.1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26.1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26.1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26.1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26.1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26.1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26.1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26.1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27.706cm" svg:y="26.1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26.1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26.1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26.1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7.3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7.3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7.3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7.3cm">
          <text:p text:style-name="P7"><text:span text:style-name="T4">cmd 3 type</text:span></text:p>
          <draw:enhanced-geometry svg:viewBox="0 0 21600 21600" draw:type="rectangle" draw:enhanced-path="M 0 0 L 21600 0 21600 21600 0 21600 0 0 Z N"/>
        </draw:custom-shape>
        <draw:custom-shape draw:style-name="gr382" draw:text-style-name="P15" draw:layer="layout" svg:width="0.8cm" svg:height="0.2cm" svg:x="28.002cm" svg:y="27.3cm">
          <text:p text:style-name="P12"><text:span text:style-name="T5">cmd 4</text:span><text:span text:style-name="T4"> type</text:span></text:p>
          <draw:enhanced-geometry svg:viewBox="0 0 21600 21600" draw:type="rectangle" draw:enhanced-path="M 0 0 L 21600 0 21600 21600 0 21600 0 0 Z N"/>
        </draw:custom-shape>
        <draw:custom-shape draw:style-name="gr383" draw:text-style-name="P15" draw:layer="layout" svg:width="0.8cm" svg:height="0.2cm" svg:x="27.202cm" svg:y="27.3cm">
          <text:p text:style-name="P12"><text:span text:style-name="T5">cmd 5</text:span><text:span text:style-name="T4"> type</text:span></text:p>
          <draw:enhanced-geometry svg:viewBox="0 0 21600 21600" draw:type="rectangle" draw:enhanced-path="M 0 0 L 21600 0 21600 21600 0 21600 0 0 Z N"/>
        </draw:custom-shape>
        <draw:custom-shape draw:style-name="gr384" draw:text-style-name="P15" draw:layer="layout" svg:width="0.8cm" svg:height="0.2cm" svg:x="26.402cm" svg:y="27.3cm">
          <text:p text:style-name="P12"><text:span text:style-name="T5">cmd 6</text:span><text:span text:style-name="T4"> type</text:span></text:p>
          <draw:enhanced-geometry svg:viewBox="0 0 21600 21600" draw:type="rectangle" draw:enhanced-path="M 0 0 L 21600 0 21600 21600 0 21600 0 0 Z N"/>
        </draw:custom-shape>
        <draw:custom-shape draw:style-name="gr385" draw:text-style-name="P15" draw:layer="layout" svg:width="0.8cm" svg:height="0.2cm" svg:x="25.602cm" svg:y="27.3cm">
          <text:p text:style-name="P12"><text:span text:style-name="T5">cmd 7</text:span><text:span text:style-name="T4"> type</text:span></text:p>
          <draw:enhanced-geometry svg:viewBox="0 0 21600 21600" draw:type="rectangle" draw:enhanced-path="M 0 0 L 21600 0 21600 21600 0 21600 0 0 Z N"/>
        </draw:custom-shape>
        <draw:custom-shape draw:style-name="gr386" draw:text-style-name="P15" draw:layer="layout" svg:width="0.8cm" svg:height="0.2cm" svg:x="24.802cm" svg:y="27.3cm">
          <text:p text:style-name="P12"><text:span text:style-name="T5">cmd 8</text:span><text:span text:style-name="T4"> type</text:span></text:p>
          <draw:enhanced-geometry svg:viewBox="0 0 21600 21600" draw:type="rectangle" draw:enhanced-path="M 0 0 L 21600 0 21600 21600 0 21600 0 0 Z N"/>
        </draw:custom-shape>
        <draw:custom-shape draw:style-name="gr387" draw:text-style-name="P15" draw:layer="layout" svg:width="0.8cm" svg:height="0.2cm" svg:x="24.002cm" svg:y="27.3cm">
          <text:p text:style-name="P12"><text:span text:style-name="T5">cmd 9</text:span><text:span text:style-name="T4"> type</text:span></text:p>
          <draw:enhanced-geometry svg:viewBox="0 0 21600 21600" draw:type="rectangle" draw:enhanced-path="M 0 0 L 21600 0 21600 21600 0 21600 0 0 Z N"/>
        </draw:custom-shape>
        <draw:custom-shape draw:style-name="gr388" draw:text-style-name="P15" draw:layer="layout" svg:width="0.8cm" svg:height="0.2cm" svg:x="23.202cm" svg:y="27.3cm">
          <text:p text:style-name="P12"><text:span text:style-name="T5">cmd 10</text:span><text:span text:style-name="T4"> type</text:span></text:p>
          <draw:enhanced-geometry svg:viewBox="0 0 21600 21600" draw:type="rectangle" draw:enhanced-path="M 0 0 L 21600 0 21600 21600 0 21600 0 0 Z N"/>
        </draw:custom-shape>
        <draw:custom-shape draw:style-name="gr389" draw:text-style-name="P15" draw:layer="layout" svg:width="0.8cm" svg:height="0.2cm" svg:x="22.402cm" svg:y="27.3cm">
          <text:p text:style-name="P12"><text:span text:style-name="T5">cmd 11</text:span><text:span text:style-name="T4"> type</text:span></text:p>
          <draw:enhanced-geometry svg:viewBox="0 0 21600 21600" draw:type="rectangle" draw:enhanced-path="M 0 0 L 21600 0 21600 21600 0 21600 0 0 Z N"/>
        </draw:custom-shape>
        <draw:custom-shape draw:style-name="gr390" draw:text-style-name="P15" draw:layer="layout" svg:width="0.8cm" svg:height="0.2cm" svg:x="21.602cm" svg:y="27.3cm">
          <text:p text:style-name="P12"><text:span text:style-name="T5">cmd 12</text:span><text:span text:style-name="T4"> type</text:span></text:p>
          <draw:enhanced-geometry svg:viewBox="0 0 21600 21600" draw:type="rectangle" draw:enhanced-path="M 0 0 L 21600 0 21600 21600 0 21600 0 0 Z N"/>
        </draw:custom-shape>
        <draw:custom-shape draw:style-name="gr391" draw:text-style-name="P15" draw:layer="layout" svg:width="0.8cm" svg:height="0.2cm" svg:x="20.802cm" svg:y="27.3cm">
          <text:p text:style-name="P12"><text:span text:style-name="T5">cmd 13</text:span><text:span text:style-name="T4"> type</text:span></text:p>
          <draw:enhanced-geometry svg:viewBox="0 0 21600 21600" draw:type="rectangle" draw:enhanced-path="M 0 0 L 21600 0 21600 21600 0 21600 0 0 Z N"/>
        </draw:custom-shape>
        <draw:custom-shape draw:style-name="gr392" draw:text-style-name="P15" draw:layer="layout" svg:width="0.8cm" svg:height="0.2cm" svg:x="20.002cm" svg:y="27.3cm">
          <text:p text:style-name="P12"><text:span text:style-name="T5">cmd 14</text:span><text:span text:style-name="T4"> type</text:span></text:p>
          <draw:enhanced-geometry svg:viewBox="0 0 21600 21600" draw:type="rectangle" draw:enhanced-path="M 0 0 L 21600 0 21600 21600 0 21600 0 0 Z N"/>
        </draw:custom-shape>
        <draw:custom-shape draw:style-name="gr393" draw:text-style-name="P15" draw:layer="layout" svg:width="0.8cm" svg:height="0.2cm" svg:x="19.202cm" svg:y="27.3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27.1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5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7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19.205cm" svg:y="26.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01cm" svg:y="27.5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01cm" svg:y="27.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001cm" svg:y="27.5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001cm" svg:y="27.5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25.601cm" svg:y="27.5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001cm" svg:y="27.5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1cm" svg:y="26.9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30.404cm" svg:y="27.1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4cm" svg:y="27.1cm">
          <text:p text:style-name="P7"><text:span text:style-name="T4">tcam_id</text:span></text:p>
          <draw:enhanced-geometry svg:viewBox="0 0 21600 21600" draw:type="rectangle" draw:enhanced-path="M 0 0 L 21600 0 21600 21600 0 21600 0 0 Z N"/>
        </draw:custom-shape>
        <draw:custom-shape draw:style-name="gr394" draw:text-style-name="P15" draw:layer="layout" svg:width="1.6cm" svg:height="0.2cm" svg:x="25.609cm" svg:y="27.1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4cm" svg:y="27.1cm">
          <text:p text:style-name="P7"><text:span text:style-name="T4">key_key_sizeb(bit)</text:span></text:p>
          <draw:enhanced-geometry svg:viewBox="0 0 21600 21600" draw:type="rectangle" draw:enhanced-path="M 0 0 L 21600 0 21600 21600 0 21600 0 0 Z N"/>
        </draw:custom-shape>
        <draw:custom-shape draw:style-name="gr395" draw:text-style-name="P20"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8" draw:layer="layout" svg:width="0.404cm" svg:height="0.2cm" svg:x="18.402cm" svg:y="29.7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402cm" svg:y="29.5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402cm" svg:y="29.3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402cm" svg:y="29.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402cm" svg:y="28.9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402cm" svg:y="28.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803cm" svg:y="28.3cm">
          <text:p text:style-name="P9"><text:span text:style-name="T4">store output</text:span></text:p>
          <draw:enhanced-geometry svg:viewBox="0 0 21600 21600" draw:type="rectangle" draw:enhanced-path="M 0 0 L 21600 0 21600 21600 0 21600 0 0 Z N"/>
        </draw:custom-shape>
        <draw:custom-shape draw:style-name="gr100" draw:text-style-name="P17" draw:layer="layout" svg:width="0.2cm" svg:height="0.2cm" svg:x="20.804cm" svg:y="28.5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1.003cm" svg:y="28.5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405cm" svg:y="28.5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604cm" svg:y="28.5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006cm" svg:y="28.5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205cm" svg:y="28.5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7cm" svg:y="28.5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06cm" svg:y="28.5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8cm" svg:y="28.5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7cm" svg:y="28.5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805cm" svg:y="28.5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3.004cm" svg:y="28.5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06cm" svg:y="28.5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605cm" svg:y="28.5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7cm" svg:y="28.5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06cm" svg:y="28.5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8cm" svg:y="28.5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7cm" svg:y="28.5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9cm" svg:y="28.5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8cm" svg:y="28.5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06cm" svg:y="28.5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5.005cm" svg:y="28.5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7cm" svg:y="28.5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06cm" svg:y="28.5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8cm" svg:y="28.5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7cm" svg:y="28.5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9cm" svg:y="28.5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8cm" svg:y="28.5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1cm" svg:y="28.5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9cm" svg:y="28.5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1cm" svg:y="28.5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1cm" svg:y="28.5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804cm" svg:y="28.5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7.003cm" svg:y="28.5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405cm" svg:y="28.5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604cm" svg:y="28.5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006cm" svg:y="28.5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205cm" svg:y="28.5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7cm" svg:y="28.5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06cm" svg:y="28.5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805cm" svg:y="28.5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9.004cm" svg:y="28.5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06cm" svg:y="28.5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605cm" svg:y="28.5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7cm" svg:y="28.5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06cm" svg:y="28.5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8cm" svg:y="28.5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7cm" svg:y="28.5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9cm" svg:y="28.5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8cm" svg:y="28.5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06cm" svg:y="28.5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1.005cm" svg:y="28.5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7cm" svg:y="28.5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06cm" svg:y="28.5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8cm" svg:y="28.5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7cm" svg:y="28.5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9cm" svg:y="28.5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8cm" svg:y="28.5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1cm" svg:y="28.5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9cm" svg:y="28.5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1cm" svg:y="28.5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1cm" svg:y="28.5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18.799cm" svg:y="28.5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8cm" svg:y="28.5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18.799cm" svg:y="29.5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8.9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9.1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9cm" svg:y="29.3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06cm" svg:y="28.7cm">
          <text:p text:style-name="P7"><text:span text:style-name="T4">cmd_meta 3</text:span></text:p>
          <draw:enhanced-geometry svg:viewBox="0 0 21600 21600" draw:type="rectangle" draw:enhanced-path="M 0 0 L 21600 0 21600 21600 0 21600 0 0 Z N"/>
        </draw:custom-shape>
        <draw:custom-shape draw:style-name="gr107" draw:text-style-name="P17" draw:layer="layout" svg:width="12.803cm" svg:height="0.2cm" svg:x="18.799cm" svg:y="28.7cm">
          <text:p text:style-name="P7"><text:span text:style-name="T4">reserve</text:span></text:p>
          <draw:enhanced-geometry svg:viewBox="0 0 21600 21600" draw:type="rectangle" draw:enhanced-path="M 0 0 L 21600 0 21600 21600 0 21600 0 0 Z N"/>
        </draw:custom-shape>
        <draw:custom-shape draw:style-name="gr108" draw:text-style-name="P17" draw:layer="layout" svg:width="1.601cm" svg:height="0.2cm" svg:x="29.999cm" svg:y="29.3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9cm" svg:y="29.7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9cm" svg:y="29.7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9cm" svg:y="29.7cm">
          <text:p text:style-name="P7"><text:span text:style-name="T4">cmd 3 type</text:span></text:p>
          <draw:enhanced-geometry svg:viewBox="0 0 21600 21600" draw:type="rectangle" draw:enhanced-path="M 0 0 L 21600 0 21600 21600 0 21600 0 0 Z N"/>
        </draw:custom-shape>
        <draw:custom-shape draw:style-name="gr396" draw:text-style-name="P18" draw:layer="layout" svg:width="0.8cm" svg:height="0.2cm" svg:x="28.399cm" svg:y="29.7cm">
          <text:p text:style-name="P12"><text:span text:style-name="T5">cmd 4</text:span><text:span text:style-name="T4"> type</text:span></text:p>
          <draw:enhanced-geometry svg:viewBox="0 0 21600 21600" draw:type="rectangle" draw:enhanced-path="M 0 0 L 21600 0 21600 21600 0 21600 0 0 Z N"/>
        </draw:custom-shape>
        <draw:custom-shape draw:style-name="gr397" draw:text-style-name="P18" draw:layer="layout" svg:width="0.8cm" svg:height="0.2cm" svg:x="27.599cm" svg:y="29.7cm">
          <text:p text:style-name="P12"><text:span text:style-name="T5">cmd 5</text:span><text:span text:style-name="T4"> type</text:span></text:p>
          <draw:enhanced-geometry svg:viewBox="0 0 21600 21600" draw:type="rectangle" draw:enhanced-path="M 0 0 L 21600 0 21600 21600 0 21600 0 0 Z N"/>
        </draw:custom-shape>
        <draw:custom-shape draw:style-name="gr398" draw:text-style-name="P18" draw:layer="layout" svg:width="0.8cm" svg:height="0.2cm" svg:x="26.799cm" svg:y="29.7cm">
          <text:p text:style-name="P12"><text:span text:style-name="T5">cmd 6</text:span><text:span text:style-name="T4"> type</text:span></text:p>
          <draw:enhanced-geometry svg:viewBox="0 0 21600 21600" draw:type="rectangle" draw:enhanced-path="M 0 0 L 21600 0 21600 21600 0 21600 0 0 Z N"/>
        </draw:custom-shape>
        <draw:custom-shape draw:style-name="gr399" draw:text-style-name="P18" draw:layer="layout" svg:width="0.8cm" svg:height="0.2cm" svg:x="25.999cm" svg:y="29.7cm">
          <text:p text:style-name="P12"><text:span text:style-name="T5">cmd 7</text:span><text:span text:style-name="T4"> type</text:span></text:p>
          <draw:enhanced-geometry svg:viewBox="0 0 21600 21600" draw:type="rectangle" draw:enhanced-path="M 0 0 L 21600 0 21600 21600 0 21600 0 0 Z N"/>
        </draw:custom-shape>
        <draw:custom-shape draw:style-name="gr400" draw:text-style-name="P18" draw:layer="layout" svg:width="0.8cm" svg:height="0.2cm" svg:x="25.199cm" svg:y="29.7cm">
          <text:p text:style-name="P12"><text:span text:style-name="T5">cmd 8</text:span><text:span text:style-name="T4"> type</text:span></text:p>
          <draw:enhanced-geometry svg:viewBox="0 0 21600 21600" draw:type="rectangle" draw:enhanced-path="M 0 0 L 21600 0 21600 21600 0 21600 0 0 Z N"/>
        </draw:custom-shape>
        <draw:custom-shape draw:style-name="gr401" draw:text-style-name="P18" draw:layer="layout" svg:width="0.8cm" svg:height="0.2cm" svg:x="24.399cm" svg:y="29.7cm">
          <text:p text:style-name="P12"><text:span text:style-name="T5">cmd 9</text:span><text:span text:style-name="T4"> type</text:span></text:p>
          <draw:enhanced-geometry svg:viewBox="0 0 21600 21600" draw:type="rectangle" draw:enhanced-path="M 0 0 L 21600 0 21600 21600 0 21600 0 0 Z N"/>
        </draw:custom-shape>
        <draw:custom-shape draw:style-name="gr402" draw:text-style-name="P18" draw:layer="layout" svg:width="0.8cm" svg:height="0.2cm" svg:x="23.599cm" svg:y="29.7cm">
          <text:p text:style-name="P12"><text:span text:style-name="T5">cmd 10</text:span><text:span text:style-name="T4"> type</text:span></text:p>
          <draw:enhanced-geometry svg:viewBox="0 0 21600 21600" draw:type="rectangle" draw:enhanced-path="M 0 0 L 21600 0 21600 21600 0 21600 0 0 Z N"/>
        </draw:custom-shape>
        <draw:custom-shape draw:style-name="gr403" draw:text-style-name="P18" draw:layer="layout" svg:width="0.8cm" svg:height="0.2cm" svg:x="22.799cm" svg:y="29.7cm">
          <text:p text:style-name="P12"><text:span text:style-name="T5">cmd 11</text:span><text:span text:style-name="T4"> type</text:span></text:p>
          <draw:enhanced-geometry svg:viewBox="0 0 21600 21600" draw:type="rectangle" draw:enhanced-path="M 0 0 L 21600 0 21600 21600 0 21600 0 0 Z N"/>
        </draw:custom-shape>
        <draw:custom-shape draw:style-name="gr404" draw:text-style-name="P18" draw:layer="layout" svg:width="0.8cm" svg:height="0.2cm" svg:x="21.999cm" svg:y="29.7cm">
          <text:p text:style-name="P12"><text:span text:style-name="T5">cmd 12</text:span><text:span text:style-name="T4"> type</text:span></text:p>
          <draw:enhanced-geometry svg:viewBox="0 0 21600 21600" draw:type="rectangle" draw:enhanced-path="M 0 0 L 21600 0 21600 21600 0 21600 0 0 Z N"/>
        </draw:custom-shape>
        <draw:custom-shape draw:style-name="gr405" draw:text-style-name="P18" draw:layer="layout" svg:width="0.8cm" svg:height="0.2cm" svg:x="21.199cm" svg:y="29.7cm">
          <text:p text:style-name="P12"><text:span text:style-name="T5">cmd 13</text:span><text:span text:style-name="T4"> type</text:span></text:p>
          <draw:enhanced-geometry svg:viewBox="0 0 21600 21600" draw:type="rectangle" draw:enhanced-path="M 0 0 L 21600 0 21600 21600 0 21600 0 0 Z N"/>
        </draw:custom-shape>
        <draw:custom-shape draw:style-name="gr406" draw:text-style-name="P18" draw:layer="layout" svg:width="0.8cm" svg:height="0.2cm" svg:x="20.399cm" svg:y="29.7cm">
          <text:p text:style-name="P12"><text:span text:style-name="T5">cmd 14</text:span><text:span text:style-name="T4"> type</text:span></text:p>
          <draw:enhanced-geometry svg:viewBox="0 0 21600 21600" draw:type="rectangle" draw:enhanced-path="M 0 0 L 21600 0 21600 21600 0 21600 0 0 Z N"/>
        </draw:custom-shape>
        <draw:custom-shape draw:style-name="gr407" draw:text-style-name="P18" draw:layer="layout" svg:width="0.8cm" svg:height="0.2cm" svg:x="19.599cm" svg:y="29.7cm">
          <text:p text:style-name="P12"><text:span text:style-name="T5">cmd 15</text:span><text:span text:style-name="T4"> type</text:span></text:p>
          <draw:enhanced-geometry svg:viewBox="0 0 21600 21600" draw:type="rectangle" draw:enhanced-path="M 0 0 L 21600 0 21600 21600 0 21600 0 0 Z N"/>
        </draw:custom-shape>
        <draw:custom-shape draw:style-name="gr408" draw:text-style-name="P18" draw:layer="layout" svg:width="0.8cm" svg:height="0.2cm" svg:x="18.799cm" svg:y="29.7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9.999cm" svg:y="29.5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28.399cm" svg:y="29.5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26.799cm" svg:y="29.5cm">
          <text:p text:style-name="P7"><text:span text:style-name="T4">key_key_sizeb(bit)</text:span></text:p>
          <draw:enhanced-geometry svg:viewBox="0 0 21600 21600" draw:type="rectangle" draw:enhanced-path="M 0 0 L 21600 0 21600 21600 0 21600 0 0 Z N"/>
        </draw:custom-shape>
        <draw:custom-shape draw:style-name="gr409" draw:text-style-name="P18" draw:layer="layout" svg:width="1.6cm" svg:height="0.2cm" svg:x="25.204cm" svg:y="29.5cm">
          <text:p text:style-name="P12"><text:span text:style-name="T5">dma_next_meta offset</text:span></text:p>
          <draw:enhanced-geometry svg:viewBox="0 0 21600 21600" draw:type="rectangle" draw:enhanced-path="M 0 0 L 21600 0 21600 21600 0 21600 0 0 Z N"/>
        </draw:custom-shape>
        <draw:custom-shape draw:style-name="gr410" draw:text-style-name="P20"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795cm" svg:y1="29.301cm" svg:x2="32.095cm" svg:y2="29.301cm">
          <text:p/>
        </draw:line>
        <draw:custom-shape draw:style-name="gr410" draw:text-style-name="P20"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cm" svg:y1="26.899cm" svg:x2="18.6cm" svg:y2="26.899cm">
          <text:p/>
        </draw:line>
        <draw:custom-shape draw:style-name="gr411" draw:text-style-name="P29" draw:layer="layout" svg:width="7cm" svg:height="1.6cm" svg:x="22.002cm" svg:y="23.6cm">
          <text:p text:style-name="P29"><text:span text:style-name="T9">1. send write address on aw channel of axi4</text:span></text:p>
          <text:p text:style-name="P29"><text:span text:style-name="T9">2. put data from ram buffer head to w channel of axi4</text:span></text:p>
          <text:p text:style-name="P29"><text:span text:style-name="T9">3. waitting resp on b channel of axi4</text:span></text:p>
          <text:p text:style-name="P29"><text:span text:style-name="T9">4. send to dst_port</text:span></text:p>
          <text:p text:style-name="P29"><text:span text:style-name="T9">5. update ram buffer head</text:span></text:p>
          <draw:enhanced-geometry svg:viewBox="0 0 21600 21600" draw:type="rectangle" draw:enhanced-path="M 0 0 L 21600 0 21600 21600 0 21600 0 0 Z N"/>
        </draw:custom-shape>
        <draw:line draw:style-name="gr198" draw:text-style-name="P23" draw:layer="layout" svg:x1="20.902cm" svg:y1="23cm" svg:x2="22.002cm" svg:y2="24cm">
          <text:p/>
        </draw:line>
        <draw:line draw:style-name="gr198" draw:text-style-name="P23" draw:layer="layout" svg:x1="29.002cm" svg:y1="24.3cm" svg:x2="30.102cm" svg:y2="23.5cm">
          <text:p/>
        </draw:line>
        <draw:line draw:style-name="gr199" draw:text-style-name="P23" draw:layer="layout" svg:x1="25.602cm" svg:y1="25.593cm" svg:x2="25.602cm" svg:y2="25.2cm">
          <text:p/>
        </draw:line>
        <draw:custom-shape draw:style-name="gr412" draw:text-style-name="P18" draw:layer="layout" svg:width="1.6cm" svg:height="0.2cm" svg:x="22cm" svg:y="17.8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5cm" svg:y="17.8cm">
          <text:p text:style-name="P7"><text:span text:style-name="T4">src_port</text:span></text:p>
          <draw:enhanced-geometry svg:viewBox="0 0 21600 21600" draw:type="rectangle" draw:enhanced-path="M 0 0 L 21600 0 21600 21600 0 21600 0 0 Z N"/>
        </draw:custom-shape>
        <draw:custom-shape draw:style-name="gr413" draw:text-style-name="P15" draw:layer="layout" svg:width="1.6cm" svg:height="0.2cm" svg:x="22.401cm" svg:y="20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6cm" svg:y="20cm">
          <text:p text:style-name="P7"><text:span text:style-name="T4">src_port</text:span></text:p>
          <draw:enhanced-geometry svg:viewBox="0 0 21600 21600" draw:type="rectangle" draw:enhanced-path="M 0 0 L 21600 0 21600 21600 0 21600 0 0 Z N"/>
        </draw:custom-shape>
        <draw:custom-shape draw:style-name="gr414" draw:text-style-name="P15" draw:layer="layout" svg:width="1.6cm" svg:height="0.2cm" svg:x="22.402cm" svg:y="27.1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7cm" svg:y="27.1cm">
          <text:p text:style-name="P7"><text:span text:style-name="T4">src_port</text:span></text:p>
          <draw:enhanced-geometry svg:viewBox="0 0 21600 21600" draw:type="rectangle" draw:enhanced-path="M 0 0 L 21600 0 21600 21600 0 21600 0 0 Z N"/>
        </draw:custom-shape>
        <draw:custom-shape draw:style-name="gr415" draw:text-style-name="P18" draw:layer="layout" svg:width="1.6cm" svg:height="0.2cm" svg:x="22.003cm" svg:y="29.5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8cm" svg:y="29.5cm">
          <text:p text:style-name="P7"><text:span text:style-name="T4">src_port</text:span></text:p>
          <draw:enhanced-geometry svg:viewBox="0 0 21600 21600" draw:type="rectangle" draw:enhanced-path="M 0 0 L 21600 0 21600 21600 0 21600 0 0 Z N"/>
        </draw:custom-shape>
        <draw:custom-shape draw:style-name="gr416" draw:text-style-name="P15" draw:layer="layout" svg:width="1.6cm" svg:height="0.2cm" svg:x="39.805cm" svg:y="11.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cm" svg:y="11.4cm">
          <text:p text:style-name="P7"><text:span text:style-name="T4">src_port</text:span></text:p>
          <draw:enhanced-geometry svg:viewBox="0 0 21600 21600" draw:type="rectangle" draw:enhanced-path="M 0 0 L 21600 0 21600 21600 0 21600 0 0 Z N"/>
        </draw:custom-shape>
        <draw:custom-shape draw:style-name="gr417" draw:text-style-name="P15" draw:layer="layout" svg:width="1.6cm" svg:height="0.2cm" svg:x="39.806cm" svg:y="13.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1cm" svg:y="13.4cm">
          <text:p text:style-name="P7"><text:span text:style-name="T4">src_port</text:span></text:p>
          <draw:enhanced-geometry svg:viewBox="0 0 21600 21600" draw:type="rectangle" draw:enhanced-path="M 0 0 L 21600 0 21600 21600 0 21600 0 0 Z N"/>
        </draw:custom-shape>
        <draw:custom-shape draw:style-name="gr418" draw:text-style-name="P15" draw:layer="layout" svg:width="1.6cm" svg:height="0.2cm" svg:x="39.807cm" svg:y="9.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2cm" svg:y="9.4cm">
          <text:p text:style-name="P7"><text:span text:style-name="T4">src_port</text:span></text:p>
          <draw:enhanced-geometry svg:viewBox="0 0 21600 21600" draw:type="rectangle" draw:enhanced-path="M 0 0 L 21600 0 21600 21600 0 21600 0 0 Z N"/>
        </draw:custom-shape>
        <draw:custom-shape draw:style-name="gr419" draw:text-style-name="P15" draw:layer="layout" svg:width="1.6cm" svg:height="0.2cm" svg:x="39.808cm" svg:y="7.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3cm" svg:y="7.4cm">
          <text:p text:style-name="P7"><text:span text:style-name="T4">src_port</text:span></text:p>
          <draw:enhanced-geometry svg:viewBox="0 0 21600 21600" draw:type="rectangle" draw:enhanced-path="M 0 0 L 21600 0 21600 21600 0 21600 0 0 Z N"/>
        </draw:custom-shape>
        <draw:custom-shape draw:style-name="gr420" draw:text-style-name="P18" draw:layer="layout" svg:width="1.6cm" svg:height="0.2cm" svg:x="55.2cm" svg:y="11.4cm">
          <text:p text:style-name="P12"><text:span text:style-name="T5">src_port</text:span></text:p>
          <draw:enhanced-geometry svg:viewBox="0 0 21600 21600" draw:type="rectangle" draw:enhanced-path="M 0 0 L 21600 0 21600 21600 0 21600 0 0 Z N"/>
        </draw:custom-shape>
        <draw:custom-shape draw:style-name="gr421" draw:text-style-name="P18" draw:layer="layout" svg:width="1.6cm" svg:height="0.2cm" svg:x="53.6cm" svg:y="11.4cm">
          <text:p text:style-name="P12"><text:span text:style-name="T5">dst_port</text:span></text:p>
          <draw:enhanced-geometry svg:viewBox="0 0 21600 21600" draw:type="rectangle" draw:enhanced-path="M 0 0 L 21600 0 21600 21600 0 21600 0 0 Z N"/>
        </draw:custom-shape>
        <draw:custom-shape draw:style-name="gr422" draw:text-style-name="P18" draw:layer="layout" svg:width="1.6cm" svg:height="0.2cm" svg:x="55.2cm" svg:y="9.4cm">
          <text:p text:style-name="P12"><text:span text:style-name="T5">src_port</text:span></text:p>
          <draw:enhanced-geometry svg:viewBox="0 0 21600 21600" draw:type="rectangle" draw:enhanced-path="M 0 0 L 21600 0 21600 21600 0 21600 0 0 Z N"/>
        </draw:custom-shape>
        <draw:custom-shape draw:style-name="gr423" draw:text-style-name="P18" draw:layer="layout" svg:width="1.6cm" svg:height="0.2cm" svg:x="53.6cm" svg:y="9.4cm">
          <text:p text:style-name="P12"><text:span text:style-name="T5">dst_port</text:span></text:p>
          <draw:enhanced-geometry svg:viewBox="0 0 21600 21600" draw:type="rectangle" draw:enhanced-path="M 0 0 L 21600 0 21600 21600 0 21600 0 0 Z N"/>
        </draw:custom-shape>
        <draw:custom-shape draw:style-name="gr424" draw:text-style-name="P18" draw:layer="layout" svg:width="1.6cm" svg:height="0.2cm" svg:x="55.2cm" svg:y="13.4cm">
          <text:p text:style-name="P12"><text:span text:style-name="T5">src_port</text:span></text:p>
          <draw:enhanced-geometry svg:viewBox="0 0 21600 21600" draw:type="rectangle" draw:enhanced-path="M 0 0 L 21600 0 21600 21600 0 21600 0 0 Z N"/>
        </draw:custom-shape>
        <draw:custom-shape draw:style-name="gr425" draw:text-style-name="P18" draw:layer="layout" svg:width="1.6cm" svg:height="0.2cm" svg:x="53.6cm" svg:y="13.4cm">
          <text:p text:style-name="P12"><text:span text:style-name="T5">dst_port</text:span></text:p>
          <draw:enhanced-geometry svg:viewBox="0 0 21600 21600" draw:type="rectangle" draw:enhanced-path="M 0 0 L 21600 0 21600 21600 0 21600 0 0 Z N"/>
        </draw:custom-shape>
        <draw:custom-shape draw:style-name="gr426" draw:text-style-name="P18" draw:layer="layout" svg:width="1.6cm" svg:height="0.2cm" svg:x="55.2cm" svg:y="7.4cm">
          <text:p text:style-name="P12"><text:span text:style-name="T5">src_port</text:span></text:p>
          <draw:enhanced-geometry svg:viewBox="0 0 21600 21600" draw:type="rectangle" draw:enhanced-path="M 0 0 L 21600 0 21600 21600 0 21600 0 0 Z N"/>
        </draw:custom-shape>
        <draw:custom-shape draw:style-name="gr427" draw:text-style-name="P18" draw:layer="layout" svg:width="1.6cm" svg:height="0.2cm" svg:x="53.6cm" svg:y="7.4cm">
          <text:p text:style-name="P12"><text:span text:style-name="T5">dst_port</text:span></text:p>
          <draw:enhanced-geometry svg:viewBox="0 0 21600 21600" draw:type="rectangle" draw:enhanced-path="M 0 0 L 21600 0 21600 21600 0 21600 0 0 Z N"/>
        </draw:custom-shape>
        <draw:custom-shape draw:style-name="gr428" draw:text-style-name="P18" draw:layer="layout" svg:width="1.6cm" svg:height="0.2cm" svg:x="55.2cm" svg:y="16.6cm">
          <text:p text:style-name="P12"><text:span text:style-name="T5">src_port</text:span></text:p>
          <draw:enhanced-geometry svg:viewBox="0 0 21600 21600" draw:type="rectangle" draw:enhanced-path="M 0 0 L 21600 0 21600 21600 0 21600 0 0 Z N"/>
        </draw:custom-shape>
        <draw:custom-shape draw:style-name="gr429" draw:text-style-name="P18" draw:layer="layout" svg:width="1.6cm" svg:height="0.2cm" svg:x="53.6cm" svg:y="16.6cm">
          <text:p text:style-name="P12"><text:span text:style-name="T5">dst_port</text:span></text:p>
          <draw:enhanced-geometry svg:viewBox="0 0 21600 21600" draw:type="rectangle" draw:enhanced-path="M 0 0 L 21600 0 21600 21600 0 21600 0 0 Z N"/>
        </draw:custom-shape>
        <draw:custom-shape draw:style-name="gr430" draw:text-style-name="P18" draw:layer="layout" svg:width="1.6cm" svg:height="0.2cm" svg:x="55.4cm" svg:y="22.2cm">
          <text:p text:style-name="P12"><text:span text:style-name="T5">src_port</text:span></text:p>
          <draw:enhanced-geometry svg:viewBox="0 0 21600 21600" draw:type="rectangle" draw:enhanced-path="M 0 0 L 21600 0 21600 21600 0 21600 0 0 Z N"/>
        </draw:custom-shape>
        <draw:custom-shape draw:style-name="gr431" draw:text-style-name="P18" draw:layer="layout" svg:width="1.6cm" svg:height="0.2cm" svg:x="53.8cm" svg:y="22.2cm">
          <text:p text:style-name="P12"><text:span text:style-name="T5">dst_port</text:span></text:p>
          <draw:enhanced-geometry svg:viewBox="0 0 21600 21600" draw:type="rectangle" draw:enhanced-path="M 0 0 L 21600 0 21600 21600 0 21600 0 0 Z N"/>
        </draw:custom-shape>
        <draw:custom-shape draw:style-name="gr432" draw:text-style-name="P15" draw:layer="layout" svg:width="1.6cm" svg:height="0.2cm" svg:x="55.8cm" svg:y="24.4cm">
          <text:p text:style-name="P12"><text:span text:style-name="T5">src_port</text:span></text:p>
          <draw:enhanced-geometry svg:viewBox="0 0 21600 21600" draw:type="rectangle" draw:enhanced-path="M 0 0 L 21600 0 21600 21600 0 21600 0 0 Z N"/>
        </draw:custom-shape>
        <draw:custom-shape draw:style-name="gr433" draw:text-style-name="P15" draw:layer="layout" svg:width="1.6cm" svg:height="0.2cm" svg:x="54.2cm" svg:y="24.4cm">
          <text:p text:style-name="P12"><text:span text:style-name="T5">dst_port</text:span></text:p>
          <draw:enhanced-geometry svg:viewBox="0 0 21600 21600" draw:type="rectangle" draw:enhanced-path="M 0 0 L 21600 0 21600 21600 0 21600 0 0 Z N"/>
        </draw:custom-shape>
        <draw:custom-shape draw:style-name="gr434" draw:text-style-name="P15" draw:layer="layout" svg:width="1.6cm" svg:height="0.2cm" svg:x="70.4cm" svg:y="24.4cm">
          <text:p text:style-name="P12"><text:span text:style-name="T5">src_port</text:span></text:p>
          <draw:enhanced-geometry svg:viewBox="0 0 21600 21600" draw:type="rectangle" draw:enhanced-path="M 0 0 L 21600 0 21600 21600 0 21600 0 0 Z N"/>
        </draw:custom-shape>
        <draw:custom-shape draw:style-name="gr435" draw:text-style-name="P15" draw:layer="layout" svg:width="1.6cm" svg:height="0.2cm" svg:x="68.8cm" svg:y="24.4cm">
          <text:p text:style-name="P12"><text:span text:style-name="T5">dst_port</text:span></text:p>
          <draw:enhanced-geometry svg:viewBox="0 0 21600 21600" draw:type="rectangle" draw:enhanced-path="M 0 0 L 21600 0 21600 21600 0 21600 0 0 Z N"/>
        </draw:custom-shape>
        <draw:custom-shape draw:style-name="gr436" draw:text-style-name="P15" draw:layer="layout" svg:width="1.6cm" svg:height="0.2cm" svg:x="40.8cm" svg:y="24.4cm">
          <text:p text:style-name="P12"><text:span text:style-name="T5">src_port</text:span></text:p>
          <draw:enhanced-geometry svg:viewBox="0 0 21600 21600" draw:type="rectangle" draw:enhanced-path="M 0 0 L 21600 0 21600 21600 0 21600 0 0 Z N"/>
        </draw:custom-shape>
        <draw:custom-shape draw:style-name="gr437" draw:text-style-name="P15" draw:layer="layout" svg:width="1.6cm" svg:height="0.2cm" svg:x="39.2cm" svg:y="24.4cm">
          <text:p text:style-name="P12"><text:span text:style-name="T5">dst_port</text:span></text:p>
          <draw:enhanced-geometry svg:viewBox="0 0 21600 21600" draw:type="rectangle" draw:enhanced-path="M 0 0 L 21600 0 21600 21600 0 21600 0 0 Z N"/>
        </draw:custom-shape>
        <draw:custom-shape draw:style-name="gr438" draw:text-style-name="P18" draw:layer="layout" svg:width="1.6cm" svg:height="0.2cm" svg:x="40.4cm" svg:y="22.2cm">
          <text:p text:style-name="P12"><text:span text:style-name="T5">src_port</text:span></text:p>
          <draw:enhanced-geometry svg:viewBox="0 0 21600 21600" draw:type="rectangle" draw:enhanced-path="M 0 0 L 21600 0 21600 21600 0 21600 0 0 Z N"/>
        </draw:custom-shape>
        <draw:custom-shape draw:style-name="gr439" draw:text-style-name="P18" draw:layer="layout" svg:width="1.6cm" svg:height="0.2cm" svg:x="38.8cm" svg:y="22.2cm">
          <text:p text:style-name="P12"><text:span text:style-name="T5">dst_port</text:span></text:p>
          <draw:enhanced-geometry svg:viewBox="0 0 21600 21600" draw:type="rectangle" draw:enhanced-path="M 0 0 L 21600 0 21600 21600 0 21600 0 0 Z N"/>
        </draw:custom-shape>
        <draw:custom-shape draw:style-name="gr440" draw:text-style-name="P18" draw:layer="layout" svg:width="1.6cm" svg:height="0.2cm" svg:x="70cm" svg:y="21cm">
          <text:p text:style-name="P12"><text:span text:style-name="T5">src_port</text:span></text:p>
          <draw:enhanced-geometry svg:viewBox="0 0 21600 21600" draw:type="rectangle" draw:enhanced-path="M 0 0 L 21600 0 21600 21600 0 21600 0 0 Z N"/>
        </draw:custom-shape>
        <draw:custom-shape draw:style-name="gr441" draw:text-style-name="P18" draw:layer="layout" svg:width="1.6cm" svg:height="0.2cm" svg:x="68.4cm" svg:y="21cm">
          <text:p text:style-name="P12"><text:span text:style-name="T5">dst_port</text:span></text:p>
          <draw:enhanced-geometry svg:viewBox="0 0 21600 21600" draw:type="rectangle" draw:enhanced-path="M 0 0 L 21600 0 21600 21600 0 21600 0 0 Z N"/>
        </draw:custom-shape>
        <draw:custom-shape draw:style-name="gr442" draw:text-style-name="P32" draw:layer="layout" svg:width="1.5cm" svg:height="0.8cm" svg:x="19.407cm" svg:y="22.501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3" draw:text-style-name="P23" draw:layer="layout" svg:x1="18.307cm" svg:y1="22.901cm" svg:x2="19.407cm" svg:y2="22.901cm">
          <text:p/>
        </draw:line>
        <draw:line draw:style-name="gr198" draw:text-style-name="P23" draw:layer="layout" svg:x1="20.902cm" svg:y1="23.8cm" svg:x2="22.002cm" svg:y2="22.5cm">
          <text:p/>
        </draw:line>
        <draw:line draw:style-name="gr198" draw:text-style-name="P23" draw:layer="layout" svg:x1="20.902cm" svg:y1="24cm" svg:x2="22.002cm" svg:y2="24.4cm">
          <text:p/>
        </draw:line>
        <draw:custom-shape draw:style-name="gr444" draw:text-style-name="P33" draw:layer="layout" svg:width="0.1cm" svg:height="0.399cm" svg:x="73.7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801cm" svg:y="2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902cm" svg:y="2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34" draw:layer="layout" svg:width="0.1cm" svg:height="0.4cm" svg:x="74.203cm" svg:y="26.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34" draw:layer="layout" svg:width="0.1cm" svg:height="0.399cm" svg:x="74.304cm" svg:y="26.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1cm">
          <text:p text:style-name="P25"><text:span text:style-name="T8">C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6cm">
          <text:p text:style-name="P25"><text:span text:style-name="T8">A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9" draw:text-style-name="P23" draw:layer="layout" svg:x1="73.7cm" svg:y1="26.8cm" svg:x2="73.1cm" svg:y2="26.8cm">
          <text:p/>
        </draw:line>
        <draw:line draw:style-name="gr449" draw:text-style-name="P23" draw:layer="layout" svg:x1="73.5cm" svg:y1="26.3cm" svg:x2="73.101cm" svg:y2="26.3cm">
          <text:p/>
        </draw:line>
        <draw:line draw:style-name="gr450" draw:text-style-name="P23" draw:layer="layout" svg:x1="73.5cm" svg:y1="26.8cm" svg:x2="73.5cm" svg:y2="26.3cm">
          <text:p/>
        </draw:line>
        <draw:custom-shape draw:style-name="gr451" draw:text-style-name="P33" draw:layer="layout" svg:width="0.1cm" svg:height="0.1cm" svg:x="73.45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0" draw:text-style-name="P23" draw:layer="layout" svg:x1="73.5cm" svg:y1="26.8cm" svg:x2="73.5cm" svg:y2="27.2cm">
          <text:p/>
        </draw:line>
        <draw:line draw:style-name="gr450" draw:text-style-name="P23" draw:layer="layout" svg:x1="73.5cm" svg:y1="27.2cm" svg:x2="72cm" svg:y2="27.2cm">
          <text:p/>
        </draw:line>
        <draw:line draw:style-name="gr452" draw:text-style-name="P23" draw:layer="layout" svg:x1="72.3cm" svg:y1="26.8cm" svg:x2="71.7cm" svg:y2="26.8cm">
          <text:p/>
        </draw:line>
        <draw:line draw:style-name="gr449" draw:text-style-name="P23" draw:layer="layout" svg:x1="72cm" svg:y1="27.2cm" svg:x2="72cm" svg:y2="26.8cm">
          <text:p/>
        </draw:line>
        <draw:line draw:style-name="gr449" draw:text-style-name="P23" draw:layer="layout" svg:x1="72cm" svg:y1="26.3cm" svg:x2="72cm" svg:y2="26.801cm">
          <text:p/>
        </draw:line>
        <draw:line draw:style-name="gr450" draw:text-style-name="P23" draw:layer="layout" svg:x1="72.3cm" svg:y1="26.3cm" svg:x2="72cm" svg:y2="26.3cm">
          <text:p/>
        </draw:line>
        <draw:line draw:style-name="gr449" draw:text-style-name="P23" draw:layer="layout" svg:x1="75.1cm" svg:y1="26.8cm" svg:x2="74.4cm" svg:y2="26.8cm">
          <text:p/>
        </draw:line>
        <draw:custom-shape draw:style-name="gr2" draw:text-style-name="P4" draw:layer="layout" svg:width="0.5cm" svg:height="0.2cm" svg:x="74.5cm" svg:y="26.499cm">
          <text:p text:style-name="P3"><text:span text:style-name="T2">axi4.r</text:span></text:p>
          <draw:enhanced-geometry svg:viewBox="0 0 21600 21600" draw:type="rectangle" draw:enhanced-path="M 0 0 L 21600 0 21600 21600 0 21600 0 0 Z N"/>
        </draw:custom-shape>
        <draw:line draw:style-name="gr449" draw:text-style-name="P23" draw:layer="layout" svg:x1="74.4cm" svg:y1="26.4cm" svg:x2="75.1cm" svg:y2="26.4cm">
          <text:p/>
        </draw:line>
        <draw:custom-shape draw:style-name="gr2" draw:text-style-name="P4" draw:layer="layout" svg:width="0.454cm" svg:height="0.2cm" svg:x="74.45cm" svg:y="26.099cm">
          <text:p text:style-name="P3"><text:span text:style-name="T2">axi4.aw</text:span></text:p>
          <draw:enhanced-geometry svg:viewBox="0 0 21600 21600" draw:type="rectangle" draw:enhanced-path="M 0 0 L 21600 0 21600 21600 0 21600 0 0 Z N"/>
        </draw:custom-shape>
        <draw:line draw:style-name="gr449" draw:text-style-name="P23" draw:layer="layout" svg:x1="74.4cm" svg:y1="27.4cm" svg:x2="75.1cm" svg:y2="27.4cm">
          <text:p/>
        </draw:line>
        <draw:line draw:style-name="gr449" draw:text-style-name="P23" draw:layer="layout" svg:x1="75cm" svg:y1="28.2cm" svg:x2="74.4cm" svg:y2="28.2cm">
          <text:p/>
        </draw:line>
        <draw:custom-shape draw:style-name="gr2" draw:text-style-name="P4" draw:layer="layout" svg:width="0.454cm" svg:height="0.2cm" svg:x="74.496cm" svg:y="27.899cm">
          <text:p text:style-name="P3"><text:span text:style-name="T2">axi4.aw</text:span></text:p>
          <draw:enhanced-geometry svg:viewBox="0 0 21600 21600" draw:type="rectangle" draw:enhanced-path="M 0 0 L 21600 0 21600 21600 0 21600 0 0 Z N"/>
        </draw:custom-shape>
        <draw:custom-shape draw:style-name="gr453" draw:text-style-name="P24" draw:layer="layout" svg:width="10.35cm" svg:height="2.5cm" svg:x="65.05cm" svg:y="26cm">
          <text:p/>
          <draw:enhanced-geometry svg:viewBox="0 0 21600 21600" draw:type="rectangle" draw:enhanced-path="M 0 0 L 21600 0 21600 21600 0 21600 0 0 Z N"/>
        </draw:custom-shape>
        <draw:line draw:style-name="gr452" draw:text-style-name="P23" draw:layer="layout" svg:x1="71.7cm" svg:y1="26.8cm" svg:x2="71.7cm" svg:y2="27.8cm">
          <text:p/>
        </draw:line>
        <draw:line draw:style-name="gr449" draw:text-style-name="P23" draw:layer="layout" svg:x1="71.7cm" svg:y1="27.8cm" svg:x2="75.1cm" svg:y2="27.8cm">
          <text:p/>
        </draw:line>
        <draw:custom-shape draw:style-name="gr454" draw:text-style-name="P35" draw:layer="layout" svg:width="0.804cm" svg:height="0.15cm" svg:x="73.6cm" svg:y="26.4cm">
          <text:p text:style-name="P7"><text:span text:style-name="T4">data queue</text:span></text:p>
          <draw:enhanced-geometry svg:viewBox="0 0 21600 21600" draw:type="rectangle" draw:enhanced-path="M 0 0 L 21600 0 21600 21600 0 21600 0 0 Z N"/>
        </draw:custom-shape>
        <draw:custom-shape draw:style-name="gr455" draw:text-style-name="P36" draw:layer="layout" svg:width="0.704cm" svg:height="0.409cm" svg:x="73.7cm" svg:y="26.6cm">
          <text:p/>
          <draw:enhanced-geometry svg:viewBox="0 0 21600 21600" draw:type="rectangle" draw:enhanced-path="M 0 0 L 21600 0 21600 21600 0 21600 0 0 Z N"/>
        </draw:custom-shape>
        <draw:custom-shape draw:style-name="gr456" draw:text-style-name="P34" draw:layer="layout" svg:width="0.1cm" svg:height="0.4cm" svg:x="74.004cm" svg:y="2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4" draw:layer="layout" svg:width="0.1cm" svg:height="0.399cm" svg:x="74.105cm" svg:y="26.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33" draw:layer="layout" svg:width="0.198cm" svg:height="0.774cm" svg:x="29.808cm" svg:y="21.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1.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1.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1.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1.2cm">
          <text:p text:style-name="P25"><text:span text:style-name="T8">load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1.507cm">
          <text:p/>
          <draw:enhanced-geometry svg:viewBox="0 0 21600 21600" draw:type="rectangle" draw:enhanced-path="M 0 0 L 21600 0 21600 21600 0 21600 0 0 Z N"/>
        </draw:custom-shape>
        <draw:custom-shape draw:style-name="gr460" draw:text-style-name="P34" draw:layer="layout" svg:width="0.198cm" svg:height="0.775cm" svg:x="30.409cm" svg:y="21.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1.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1.8cm" svg:x2="29cm" svg:y2="21.8cm">
          <text:p/>
        </draw:line>
        <draw:line draw:style-name="gr464" draw:text-style-name="P23" draw:layer="layout" svg:x1="32.1cm" svg:y1="21.8cm" svg:x2="31.2cm" svg:y2="21.8cm">
          <text:p/>
        </draw:line>
        <draw:custom-shape draw:style-name="gr458" draw:text-style-name="P33" draw:layer="layout" svg:width="0.198cm" svg:height="0.774cm" svg:x="29.808cm" svg:y="2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4.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4.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4.2cm">
          <text:p text:style-name="P25"><text:span text:style-name="T8">store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4.507cm">
          <text:p/>
          <draw:enhanced-geometry svg:viewBox="0 0 21600 21600" draw:type="rectangle" draw:enhanced-path="M 0 0 L 21600 0 21600 21600 0 21600 0 0 Z N"/>
        </draw:custom-shape>
        <draw:custom-shape draw:style-name="gr465" draw:text-style-name="P38" draw:layer="layout" svg:width="0.198cm" svg:height="0.775cm" svg:x="30.409cm" svg:y="24.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4.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4.8cm" svg:x2="29cm" svg:y2="24.8cm">
          <text:p/>
        </draw:line>
        <draw:line draw:style-name="gr464" draw:text-style-name="P23" draw:layer="layout" svg:x1="32.1cm" svg:y1="24.8cm" svg:x2="31.2cm" svg:y2="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28T22:12:20.420522328</dc:date>
    <meta:editing-duration>P1DT20H26M34S</meta:editing-duration>
    <meta:editing-cycles>153</meta:editing-cycles>
    <meta:generator>LibreOffice/6.4.7.2$Linux_X86_64 LibreOffice_project/40$Build-2</meta:generator>
    <meta:document-statistic meta:object-count="2687"/>
  </office:meta>
</office:document-meta>
</file>